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pitch="variable"/>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pitch="variable"/>
    <style:font-face style:name="Lucida Sans Unicode"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au3" style:family="table">
      <style:table-properties style:width="8.999cm" fo:margin-left="0cm" table:align="left"/>
    </style:style>
    <style:style style:name="Tableau3.A" style:family="table-column">
      <style:table-column-properties style:column-width="2.702cm"/>
    </style:style>
    <style:style style:name="Tableau3.B" style:family="table-column">
      <style:table-column-properties style:column-width="1.259cm"/>
    </style:style>
    <style:style style:name="Tableau3.1" style:family="table-row">
      <style:table-row-properties style:min-row-height="0.6cm"/>
    </style:style>
    <style:style style:name="Tableau3.A1" style:family="table-cell">
      <style:table-cell-properties style:vertical-align="middle" fo:background-color="#add9e0" fo:padding-left="0.049cm" fo:padding-right="0.049cm" fo:padding-top="0.101cm" fo:padding-bottom="0.101cm" fo:border-left="0.5pt solid #000000" fo:border-right="none" fo:border-top="0.5pt solid #000000" fo:border-bottom="0.5pt solid #000000">
        <style:background-image/>
      </style:table-cell-properties>
    </style:style>
    <style:style style:name="Tableau3.B1" style:family="table-cell">
      <style:table-cell-properties style:vertical-align="middle" fo:padding="0.097cm" fo:border-left="0.5pt solid #000000" fo:border-right="none" fo:border-top="0.5pt solid #000000" fo:border-bottom="0.5pt solid #000000"/>
    </style:style>
    <style:style style:name="Tableau3.C1" style:family="table-cell">
      <style:table-cell-properties style:vertical-align="middle" fo:padding="0.097cm" fo:border-left="0.5pt solid #000000" fo:border-right="none" fo:border-top="0.5pt solid #000000" fo:border-bottom="0.5pt solid #000000"/>
    </style:style>
    <style:style style:name="Tableau3.D1" style:family="table-cell">
      <style:table-cell-properties style:vertical-align="middle" fo:padding="0.097cm" fo:border-left="0.5pt solid #000000" fo:border-right="none" fo:border-top="0.5pt solid #000000" fo:border-bottom="0.5pt solid #000000"/>
    </style:style>
    <style:style style:name="Tableau3.E1" style:family="table-cell">
      <style:table-cell-properties style:vertical-align="middle" fo:padding="0.097cm" fo:border-left="0.5pt solid #000000" fo:border-right="none" fo:border-top="0.5pt solid #000000" fo:border-bottom="0.5pt solid #000000"/>
    </style:style>
    <style:style style:name="Tableau3.F1" style:family="table-cell">
      <style:table-cell-properties style:vertical-align="middle" fo:padding="0.097cm" fo:border="0.5pt solid #000000"/>
    </style:style>
    <style:style style:name="Tableau3.2" style:family="table-row">
      <style:table-row-properties style:row-height="0.801cm"/>
    </style:style>
    <style:style style:name="Tableau3.A2" style:family="table-cell">
      <style:table-cell-properties style:vertical-align="middle" fo:background-color="#add9e0" fo:padding-left="0.049cm" fo:padding-right="0.049cm" fo:padding-top="0.101cm" fo:padding-bottom="0.101cm" fo:border-left="0.5pt solid #000000" fo:border-right="none" fo:border-top="none" fo:border-bottom="0.5pt solid #000000">
        <style:background-image/>
      </style:table-cell-properties>
    </style:style>
    <style:style style:name="Tableau3.B2" style:family="table-cell">
      <style:table-cell-properties style:vertical-align="middle" fo:padding="0.097cm" fo:border-left="0.5pt solid #000000" fo:border-right="none" fo:border-top="none" fo:border-bottom="0.5pt solid #000000"/>
    </style:style>
    <style:style style:name="Tableau3.C2" style:family="table-cell">
      <style:table-cell-properties style:vertical-align="middle" fo:padding="0.097cm" fo:border-left="0.5pt solid #000000" fo:border-right="none" fo:border-top="none" fo:border-bottom="0.5pt solid #000000"/>
    </style:style>
    <style:style style:name="Tableau3.D2" style:family="table-cell">
      <style:table-cell-properties style:vertical-align="middle" fo:padding="0.097cm" fo:border-left="0.5pt solid #000000" fo:border-right="none" fo:border-top="none" fo:border-bottom="0.5pt solid #000000"/>
    </style:style>
    <style:style style:name="Tableau3.E2" style:family="table-cell">
      <style:table-cell-properties style:vertical-align="middle" fo:padding="0.097cm" fo:border-left="0.5pt solid #000000" fo:border-right="none" fo:border-top="none" fo:border-bottom="0.5pt solid #000000"/>
    </style:style>
    <style:style style:name="Tableau3.F2" style:family="table-cell">
      <style:table-cell-properties style:vertical-align="middle" fo:padding="0.097cm" fo:border-left="0.5pt solid #000000" fo:border-right="0.5pt solid #000000" fo:border-top="none" fo:border-bottom="0.5pt solid #000000"/>
    </style:style>
    <style:style style:name="Tableau4" style:family="table">
      <style:table-properties style:width="9.151cm" table:align="margins"/>
    </style:style>
    <style:style style:name="Tableau4.A" style:family="table-column">
      <style:table-column-properties style:column-width="4.576cm" style:rel-column-width="32767*"/>
    </style:style>
    <style:style style:name="Tableau4.B" style:family="table-column">
      <style:table-column-properties style:column-width="4.576cm" style:rel-column-width="32768*"/>
    </style:style>
    <style:style style:name="Tableau4.1" style:family="table-row">
      <style:table-row-properties style:min-row-height="0.7cm"/>
    </style:style>
    <style:style style:name="Tableau4.A1" style:family="table-cell">
      <style:table-cell-properties style:vertical-align="middle" fo:background-color="transparent" fo:padding="0cm" fo:border="none">
        <style:background-image/>
      </style:table-cell-properties>
    </style:style>
    <style:style style:name="Tableau4.B1" style:family="table-cell">
      <style:table-cell-properties style:vertical-align="middle" fo:background-color="transparent" fo:padding="0cm" fo:border-left="0.5pt solid #000000" fo:border-right="none" fo:border-top="none" fo:border-bottom="none">
        <style:background-image/>
      </style:table-cell-properties>
    </style:style>
    <style:style style:name="Tableau4.2" style:family="table-row">
      <style:table-row-properties style:min-row-height="5.502cm"/>
    </style:style>
    <style:style style:name="Tableau4.A2" style:family="table-cell">
      <style:table-cell-properties style:vertical-align="middle" fo:background-color="transparent" fo:padding="0.101cm" fo:border="none">
        <style:background-image/>
      </style:table-cell-properties>
    </style:style>
    <style:style style:name="Tableau4.3" style:family="table-row">
      <style:table-row-properties style:min-row-height="1.111cm"/>
    </style:style>
    <style:style style:name="Tableau4.A3" style:family="table-cell">
      <style:table-cell-properties style:vertical-align="bottom" fo:background-color="transparent" fo:padding="0.101cm" fo:border-left="none" fo:border-right="none" fo:border-top="0.5pt solid #000000" fo:border-bottom="none">
        <style:background-image/>
      </style:table-cell-properties>
    </style:style>
    <style:style style:name="Tableau4.B3" style:family="table-cell">
      <style:table-cell-properties style:vertical-align="bottom" fo:background-color="transparent" fo:padding="0.101cm" fo:border-left="0.5pt solid #000000" fo:border-right="none" fo:border-top="0.5pt solid #000000" fo:border-bottom="none">
        <style:background-image/>
      </style:table-cell-properties>
    </style:style>
    <style:style style:name="Tableau4.4" style:family="table-row">
      <style:table-row-properties style:min-row-height="6.181cm"/>
    </style:style>
    <style:style style:name="Tableau4.B4" style:family="table-cell">
      <style:table-cell-properties style:vertical-align="middle" fo:background-color="transparent" fo:padding="0.101cm" fo:border-left="0.5pt solid #000000" fo:border-right="none" fo:border-top="none" fo:border-bottom="none">
        <style:background-image/>
      </style:table-cell-properties>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 style:family="paragraph" style:parent-style-name="_5f_Header_20_G_20_page_20_paire_20__28_G_29_">
      <style:text-properties officeooo:paragraph-rsid="0334a5be"/>
    </style:style>
    <style:style style:name="P4" style:family="paragraph" style:parent-style-name="_5f_Header_20_G_20_page_20_paire_20__28_G_29_">
      <style:text-properties officeooo:rsid="00d589ba" officeooo:paragraph-rsid="00d589ba"/>
    </style:style>
    <style:style style:name="P5" style:family="paragraph" style:parent-style-name="_5f_Header_20_G_20_page_20_impaire_20__28_D_29_">
      <style:text-properties officeooo:rsid="00d589ba" officeooo:paragraph-rsid="00d589ba"/>
    </style:style>
    <style:style style:name="P6" style:family="paragraph" style:parent-style-name="Footer">
      <style:text-properties officeooo:rsid="00178920" officeooo:paragraph-rsid="00178920"/>
    </style:style>
    <style:style style:name="P7" style:family="paragraph" style:parent-style-name="Standard">
      <style:paragraph-properties fo:margin-top="0.199cm" fo:margin-bottom="0cm" style:contextual-spacing="false"/>
      <style:text-properties officeooo:rsid="00178920" officeooo:paragraph-rsid="00178920"/>
    </style:style>
    <style:style style:name="P8"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9" style:family="paragraph" style:parent-style-name="Folio">
      <style:paragraph-properties fo:text-align="center" style:justify-single-word="false"/>
      <style:text-properties fo:font-size="8pt" officeooo:paragraph-rsid="001ce334" style:font-size-asian="8pt" style:font-size-complex="8pt"/>
    </style:style>
    <style:style style:name="P10"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11" style:family="paragraph" style:parent-style-name="Footer">
      <style:text-properties fo:text-transform="uppercase" fo:color="#808080" loext:opacity="100%" style:font-name="Bitstream Vera Sans6" fo:font-size="9pt" officeooo:rsid="00d77f3d" officeooo:paragraph-rsid="00d77f3d" fo:background-color="transparent"/>
    </style:style>
    <style:style style:name="P12"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13"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4"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5"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6"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7" style:family="paragraph" style:parent-style-name="_5f_Header_20_G_20_page_20_paire_20__28_G_29_">
      <style:paragraph-properties fo:text-align="start" style:justify-single-word="false"/>
    </style:style>
    <style:style style:name="P18" style:family="paragraph" style:parent-style-name="Footer">
      <style:text-properties officeooo:paragraph-rsid="030c4d7d"/>
    </style:style>
    <style:style style:name="P19" style:family="paragraph" style:parent-style-name="Footer">
      <style:text-properties officeooo:paragraph-rsid="00c384cf"/>
    </style:style>
    <style:style style:name="P20" style:family="paragraph" style:parent-style-name="_5f_Header_20_D_20_page_20_paire_20__28_G_29_">
      <style:text-properties officeooo:paragraph-rsid="0053b3bd"/>
    </style:style>
    <style:style style:name="P21" style:family="paragraph" style:parent-style-name="_5f_Header_20_D_20_page_20_impaire_20__28_D_29_">
      <style:text-properties officeooo:paragraph-rsid="004f1216"/>
    </style:style>
    <style:style style:name="P22" style:family="paragraph" style:parent-style-name="_5f_Header_20_D_20_page_20_paire_20__28_G_29_">
      <style:text-properties officeooo:rsid="005097e4" officeooo:paragraph-rsid="005097e4"/>
    </style:style>
    <style:style style:name="P23" style:family="paragraph" style:parent-style-name="_5f_Header_20_M_20_page_20_impaire_20__28_D_29_">
      <style:text-properties officeooo:paragraph-rsid="02af0d27"/>
    </style:style>
    <style:style style:name="P24" style:family="paragraph" style:parent-style-name="_5f_Header_20_M_20_page_20_paire_20__28_G_29_">
      <style:text-properties officeooo:paragraph-rsid="02af0d27"/>
    </style:style>
    <style:style style:name="P25" style:family="paragraph" style:parent-style-name="_5f_Header_20_M_20_page_20_impaire_20__28_D_29_">
      <style:text-properties officeooo:paragraph-rsid="02ae83b8"/>
    </style:style>
    <style:style style:name="P26" style:family="paragraph" style:parent-style-name="Footer">
      <style:text-properties officeooo:paragraph-rsid="02ae83b8"/>
    </style:style>
    <style:style style:name="P27" style:family="paragraph" style:parent-style-name="Footer">
      <style:text-properties officeooo:paragraph-rsid="008d016c"/>
    </style:style>
    <style:style style:name="P28" style:family="paragraph" style:parent-style-name="_5f_Paragraphe_5f_Réponse_5f_Pointillés_5f_Grisés">
      <style:text-properties officeooo:paragraph-rsid="00b8efa2"/>
    </style:style>
    <style:style style:name="P29" style:family="paragraph" style:parent-style-name="_5f_Paragraphe_5f_Réponse_5f_Pointillés_5f_Grisés">
      <style:text-properties officeooo:paragraph-rsid="00ba620e"/>
    </style:style>
    <style:style style:name="P30" style:family="paragraph" style:parent-style-name="_5f_Paragraphe_5f_Réponse_5f_Pointillés_5f_Grisés">
      <style:text-properties officeooo:paragraph-rsid="00ccf4f6"/>
    </style:style>
    <style:style style:name="P31" style:family="paragraph" style:parent-style-name="_5f_Tableau_5f_Centré">
      <style:text-properties fo:font-weight="bold" officeooo:rsid="00d87000" officeooo:paragraph-rsid="00d87000" style:font-weight-asian="bold" style:font-weight-complex="bold"/>
    </style:style>
    <style:style style:name="P32" style:family="paragraph" style:parent-style-name="_5f_Footer_20_page_20_impaire_20__28_D_29_"/>
    <style:style style:name="P33" style:family="paragraph" style:parent-style-name="_5f_Footer_20_page_20_impaire_20__28_D_29_">
      <style:text-properties officeooo:rsid="00d45efc" officeooo:paragraph-rsid="00d45efc"/>
    </style:style>
    <style:style style:name="P34" style:family="paragraph" style:parent-style-name="_5f_Footer_20_page_20_impaire_20__28_D_29_">
      <style:text-properties fo:text-transform="uppercase" fo:color="#808080" loext:opacity="100%" style:font-name="Bitstream Vera Sans6" fo:font-size="9pt" fo:font-style="normal" fo:font-weight="normal" officeooo:rsid="00d77f3d" officeooo:paragraph-rsid="00d77f3d" fo:background-color="transparent" style:font-size-asian="11pt" style:font-style-asian="normal" style:font-weight-asian="bold" style:font-size-complex="11pt" style:font-style-complex="normal" style:font-weight-complex="normal"/>
    </style:style>
    <style:style style:name="P35" style:family="paragraph" style:parent-style-name="_5f_Footer_20_page_20_paire_20__28_G_29_">
      <style:text-properties officeooo:rsid="00f0da56" officeooo:paragraph-rsid="00f0da56"/>
    </style:style>
    <style:style style:name="P36" style:family="paragraph" style:parent-style-name="_5f_Footer_20_page_20_paire_20__28_G_29_"/>
    <style:style style:name="P37" style:family="paragraph" style:parent-style-name="_5f_Paragraphe" style:list-style-name="_5f_Numérotation_20_des_20_exercices"/>
    <style:style style:name="P38" style:family="paragraph" style:parent-style-name="_5f_Paragraphe_5f_Réponse_5f_Elève" style:list-style-name="_5f_Numérotation_20_des_20_exercices"/>
    <style:style style:name="P39" style:family="paragraph" style:parent-style-name="_5f_Paragraphe_5f_Réponse_5f_Elève" style:list-style-name="_5f_Numérotation_20_des_20_exercices">
      <style:text-properties officeooo:paragraph-rsid="00b82844"/>
    </style:style>
    <style:style style:name="P40" style:family="paragraph" style:parent-style-name="_5f_Paragraphe_5f_Réponse_5f_Elève" style:list-style-name="_5f_Numérotation_20_des_20_exercices">
      <style:text-properties officeooo:paragraph-rsid="00d2b6eb"/>
    </style:style>
    <style:style style:name="P41" style:family="paragraph" style:parent-style-name="_5f_Paragraphe_5f_Réponse_5f_Elève" style:list-style-name="_5f_Numérotation_20_des_20_exercices">
      <style:text-properties officeooo:paragraph-rsid="00ccf4f6"/>
    </style:style>
    <style:style style:name="P42" style:family="paragraph" style:parent-style-name="_5f_Paragraphe_5f_Réponse_5f_Elève" style:list-style-name="">
      <style:paragraph-properties fo:text-align="center" style:justify-single-word="false"/>
      <style:text-properties officeooo:paragraph-rsid="00b39ced"/>
    </style:style>
    <style:style style:name="P43" style:family="paragraph" style:parent-style-name="_5f_Paragraphe_5f_Réponse_5f_Elève_5f_Bullet" style:list-style-name="List_20_1"/>
    <style:style style:name="P44" style:family="paragraph" style:parent-style-name="_5f_Paragraphe_5f_avec_5f_Num_5f_Question" style:list-style-name="_5f_Numérotation_20_des_20_exercices"/>
    <style:style style:name="P45" style:family="paragraph" style:parent-style-name="_5f_Paragraphe_5f_avec_5f_Num_5f_Question" style:list-style-name="_5f_Numérotation_20_des_20_exercices">
      <style:text-properties officeooo:paragraph-rsid="00b8efa2"/>
    </style:style>
    <style:style style:name="P46" style:family="paragraph" style:parent-style-name="_5f_Paragraphe_5f_avec_5f_Num_5f_Question" style:list-style-name="_5f_Numérotation_20_des_20_exercices">
      <style:text-properties officeooo:paragraph-rsid="00bffd00"/>
    </style:style>
    <style:style style:name="P47" style:family="paragraph" style:parent-style-name="_5f_Paragraphe_5f_avec_5f_Num_5f_Question" style:list-style-name="_5f_Numérotation_20_des_20_exercices">
      <style:text-properties officeooo:paragraph-rsid="00cf55fb"/>
    </style:style>
    <style:style style:name="P48" style:family="paragraph" style:parent-style-name="_5f_Premier_5f_Titre_5f_Exercices_5f_avec_5f_Num_20_Exo_5f_Avec_5f_Titre" style:list-style-name="_5f_Numérotation_20_des_20_exercices"/>
    <style:style style:name="P49" style:family="paragraph" style:parent-style-name="_5f_Premier_5f_Titre_5f_Exercices_5f_avec_5f_Num_5f_Exo_5f_sans_5f_Titre" style:list-style-name="_5f_Numérotation_20_des_20_exercices" style:master-page-name="SERIE_5f_GEOMETRIE_5f_CLR_5f_1ca2b8_5f_2COL">
      <style:paragraph-properties style:page-number="auto" fo:break-before="page"/>
    </style:style>
    <style:style style:name="P50" style:family="paragraph" style:parent-style-name="_5f_Titre_5f_Exercices_5f_avec_5f_Titre" style:list-style-name="_5f_Numérotation_20_des_20_exercices">
      <style:text-properties officeooo:paragraph-rsid="00b82844"/>
    </style:style>
    <style:style style:name="P51" style:family="paragraph" style:parent-style-name="_5f_Titre_5f_Exercices_5f_sans_5f_Titre" style:list-style-name="_5f_Numérotation_20_des_20_exercices"/>
    <style:style style:name="P52" style:family="paragraph" style:parent-style-name="_5f_Titre_5f_Exercices_5f_sans_5f_Titre" style:list-style-name="_5f_Numérotation_20_des_20_exercices" style:master-page-name="SERIE_5f_GEOMETRIE_5f_1COL">
      <style:paragraph-properties style:page-number="auto"/>
    </style:style>
    <style:style style:name="P53" style:family="paragraph">
      <style:paragraph-properties fo:text-align="center"/>
    </style:style>
    <style:style style:name="P54"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P55" style:family="paragraph">
      <loext:graphic-properties draw:fill="solid" draw:fill-color="#d7e12c"/>
    </style:style>
    <style:style style:name="P56" style:family="paragraph">
      <loext:graphic-properties draw:fill="solid" draw:fill-color="#1ca2b8"/>
    </style:style>
    <style:style style:name="P57" style:family="paragraph">
      <loext:graphic-properties draw:fill="solid" draw:fill-color="#9d0f89"/>
    </style:style>
    <style:style style:name="P58" style:family="paragraph">
      <loext:graphic-properties draw:fill="solid" draw:fill-color="#7fb241"/>
    </style:style>
    <style:style style:name="P59" style:family="paragraph">
      <loext:graphic-properties draw:fill="solid" draw:fill-color="#ffbf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60" style:family="paragraph">
      <loext:graphic-properties draw:fill="solid" draw:fill-color="#81aca6"/>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61" style:family="paragraph">
      <style:paragraph-properties fo:margin-left="0cm" fo:margin-right="0cm" fo:margin-top="0cm" fo:margin-bottom="0cm" fo:line-height="100%" fo:text-indent="0cm"/>
    </style:style>
    <style:style style:name="P6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loext:color-lum-mod="100%" loext:color-lum-off="0%" style:text-outline="false" style:text-line-through-style="none" style:text-line-through-type="none" style:font-name="Bitstream Vera Sans" fo:font-size="14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6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loext:color-lum-mod="100%" loext:color-lum-off="0%" style:text-outline="false" style:text-line-through-style="none" style:text-line-through-type="none" style:font-name="Bitstream Vera Sans" fo:font-size="9pt" fo:font-style="normal" fo:text-shadow="none" style:text-underline-style="none" fo:font-weight="bold" style:letter-kerning="true" style:font-name-asian="Microsoft YaHei" style:font-size-asian="18pt" style:font-style-asian="normal" style:font-weight-asian="bold" style:font-name-complex="Lucida Sans1" style:font-size-complex="18pt" style:font-style-complex="normal" style:font-weight-complex="bold" style:text-emphasize="none" style:font-relief="none" style:text-overline-style="none" style:text-overline-color="font-color"/>
    </style:style>
    <style:style style:name="P6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65"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6"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style:line-height-at-least="0.136cm" fo:text-indent="0cm"/>
    </style:style>
    <style:style style:name="P68" style:family="paragraph">
      <loext:graphic-properties draw:fill="none" draw:fill-color="#ffffff"/>
      <style:paragraph-properties fo:margin-left="0cm" fo:margin-right="0cm" fo:margin-top="0cm" fo:margin-bottom="0cm" style:line-height-at-least="0.136cm" fo:text-indent="0cm" style:writing-mode="lr-tb"/>
      <style:text-properties style:use-window-font-color="true" loext:opacity="0%" loext:color-lum-mod="100%" loext:color-lum-off="0%" style:text-outline="false" style:text-line-through-style="none" style:text-line-through-type="none" style:font-name="Bitstream Vera Sans1" fo:font-size="9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9"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0" style:family="paragraph">
      <loext:graphic-properties draw:fill="solid" draw:fill-color="#ff0000" draw:opacity="6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71" style:family="paragraph">
      <loext:graphic-properties draw:fill="solid" draw:fill-color="#ffffff" draw:opacity="9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72" style:family="paragraph">
      <loext:graphic-properties draw:fill="none" draw:fill-color="#ffffff"/>
      <style:paragraph-properties fo:margin-left="0cm" fo:margin-right="0cm" fo:margin-top="0cm" fo:margin-bottom="0cm" fo:line-height="100%" fo:text-indent="0cm"/>
      <style:text-properties fo:font-variant="normal" fo:text-transform="none" fo:color="#ffffff" loext:opacity="100%" loext:color-lum-mod="100%" loext:color-lum-off="0%" style:text-outline="false" style:text-line-through-style="none" style:text-line-through-type="none" style:font-name="Bitstream Vera Sans" fo:font-size="1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horndale" fo:font-size="24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text-emphasize="none" style:font-relief="none"/>
    </style:style>
    <style:style style:name="P74"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text-emphasize="none" style:font-relief="none"/>
    </style:style>
    <style:style style:name="P75"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6" style:family="paragraph">
      <loext:graphic-properties draw:fill="solid" draw:fill-color="#000000"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indent="0cm" style:writing-mode="lr-tb"/>
    </style:style>
    <style:style style:name="P78"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11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80"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81"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82"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83"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11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5" style:family="paragraph">
      <loext:graphic-properties draw:fill="none"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loext:color-lum-mod="100%" loext:color-lum-off="0%" style:text-outline="false" style:text-line-through-style="none" style:text-line-through-type="none" style:font-name="Bitstream Vera Sans" fo:font-size="9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7"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90"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1" style:family="paragraph">
      <loext:graphic-properties draw:fill="solid" draw:fill-color="#d62e4e"/>
    </style:style>
    <style:style style:name="P9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3"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1ca2b8" loext:opacity="100%" style:font-name="Bitstream Vera Sans3" fo:font-size="16pt" fo:font-style="normal" fo:text-shadow="none" fo:font-weight="bold"/>
    </style:style>
    <style:style style:name="T2" style:family="text">
      <style:text-properties fo:font-variant="small-caps" fo:color="#1ca2b8" loext:opacity="100%" style:font-name="Bitstream Vera Sans3" fo:font-size="16pt" fo:font-style="normal" fo:text-shadow="none" fo:font-weight="bold" officeooo:rsid="0334a5be"/>
    </style:style>
    <style:style style:name="T3" style:family="text">
      <style:text-properties fo:font-variant="small-caps" fo:color="#1ca2b8" loext:opacity="100%" style:font-name="Bitstream Vera Sans3" fo:font-size="16pt" fo:font-style="normal" fo:text-shadow="none" fo:font-weight="bold" officeooo:rsid="0334510d"/>
    </style:style>
    <style:style style:name="T4"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6"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7" style:family="text">
      <style:text-properties fo:font-variant="small-caps" fo:color="#7fb241" loext:opacity="100%" style:font-name="Bitstream Vera Sans6" fo:font-size="16pt" fo:font-weight="bold" officeooo:rsid="02768590"/>
    </style:style>
    <style:style style:name="T8" style:family="text">
      <style:text-properties fo:font-variant="small-caps" fo:color="#7fb241" loext:opacity="100%" style:font-name="Bitstream Vera Sans6" fo:font-size="16pt" fo:font-weight="bold" officeooo:rsid="0021cde5"/>
    </style:style>
    <style:style style:name="T9" style:family="text">
      <style:text-properties officeooo:rsid="00d8520c"/>
    </style:style>
    <style:style style:name="T10" style:family="text">
      <style:text-properties fo:text-transform="uppercase" fo:color="#808080" loext:opacity="100%" style:font-name="Bitstream Vera Sans6" fo:font-size="9pt" officeooo:rsid="030c4d7d" fo:background-color="transparent" loext:char-shading-value="0"/>
    </style:style>
    <style:style style:name="T11" style:family="text">
      <style:text-properties fo:text-transform="uppercase" fo:color="#808080" loext:opacity="100%" style:font-name="Bitstream Vera Sans6" fo:font-size="9pt" officeooo:rsid="0334510d" fo:background-color="transparent" loext:char-shading-value="0"/>
    </style:style>
    <style:style style:name="T12" style:family="text">
      <style:text-properties fo:text-transform="uppercase" fo:color="#808080" loext:opacity="100%" style:font-name="Bitstream Vera Sans6" fo:font-size="9pt" officeooo:rsid="015f088a" fo:background-color="transparent" loext:char-shading-value="0"/>
    </style:style>
    <style:style style:name="T13" style:family="text">
      <style:text-properties fo:text-transform="uppercase" fo:color="#808080" loext:opacity="100%" style:font-name="Bitstream Vera Sans6" fo:font-size="9pt" officeooo:rsid="00d8520c"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officeooo:rsid="010c4d3a"/>
    </style:style>
    <style:style style:name="T22" style:family="text">
      <style:text-properties fo:font-size="16pt" officeooo:rsid="0053b3bd" style:font-size-asian="16pt" style:font-size-complex="16pt"/>
    </style:style>
    <style:style style:name="T23" style:family="text">
      <style:text-properties officeooo:rsid="00545a20"/>
    </style:style>
    <style:style style:name="T24" style:family="text">
      <style:text-properties officeooo:rsid="00360aef"/>
    </style:style>
    <style:style style:name="T25" style:family="text">
      <style:text-properties officeooo:rsid="015f088a"/>
    </style:style>
    <style:style style:name="T26" style:family="text">
      <style:text-properties officeooo:rsid="0021cde5"/>
    </style:style>
    <style:style style:name="T27" style:family="text">
      <style:text-properties officeooo:rsid="01f8729d"/>
    </style:style>
    <style:style style:name="T28" style:family="text">
      <style:text-properties officeooo:rsid="00b8efa2"/>
    </style:style>
    <style:style style:name="T29" style:family="text">
      <style:text-properties fo:font-weight="normal" style:font-weight-asian="normal" style:font-weight-complex="normal"/>
    </style:style>
    <style:style style:name="T30" style:family="text">
      <style:text-properties officeooo:rsid="00bffd00"/>
    </style:style>
    <style:style style:name="T31" style:family="text">
      <style:text-properties officeooo:rsid="00c95cf1"/>
    </style:style>
    <style:style style:name="T32" style:family="text">
      <style:text-properties officeooo:rsid="00d2d873"/>
    </style:style>
    <style:style style:name="T33" style:family="text">
      <style:text-properties officeooo:rsid="00d7da57"/>
    </style:style>
    <style:style style:name="T34" style:family="text"/>
    <style:style style:name="T35" style:family="text">
      <style:text-properties fo:color="#ffffff" loext:opacity="100%" style:font-name="Bitstream Vera Sans1" fo:font-size="16pt" fo:font-weight="bold" style:font-size-asian="16pt" style:font-weight-asian="bold" style:font-size-complex="16pt" style:font-weight-complex="bold"/>
    </style:style>
    <style:style style:name="T36" style:family="text">
      <style:text-properties fo:font-variant="normal" fo:text-transform="none" fo:color="#000000" loext:opacity="100%" style:text-outline="false" style:text-line-through-style="none" style:text-line-through-type="none" style:font-name="Bitstream Vera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0000" loext:opacity="100%" style:text-outline="false" style:text-line-through-style="none" style:text-line-through-type="none" style:font-name="Bitstream Vera Sans" fo:font-size="9pt" fo:font-style="normal" fo:text-shadow="none" style:text-underline-style="none" fo:font-weight="bold" style:letter-kerning="true" style:font-name-asian="Microsoft YaHei" style:font-size-asian="18pt" style:font-style-asian="normal" style:font-weight-asian="bold" style:font-name-complex="Lucida Sans1" style:font-size-complex="18pt" style:font-style-complex="normal" style:font-weight-complex="bold" style:text-emphasize="none" style:font-relief="none" style:text-overline-style="none" style:text-overline-color="font-color"/>
    </style:style>
    <style:style style:name="T38"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39"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text-scale="30%" style:font-relief="none" style:text-overline-style="none" style:text-overline-color="font-color"/>
    </style:style>
    <style:style style:name="T40"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41"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ndale Sans UI"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42"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text-emphasize="none" style:font-relief="none"/>
    </style:style>
    <style:style style:name="T43" style:family="text">
      <style:text-properties fo:font-variant="normal" fo:text-transform="none" style:use-window-font-color="true" loext:opacity="0%" style:text-outline="false" style:text-line-through-style="none" style:text-line-through-type="none" style:font-name="Bitstream Vera Sans1" fo:font-size="11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font-name="Bitstream Vera Sans1"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45"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46" style:family="text">
      <style:text-properties fo:font-variant="normal" fo:text-transform="none" fo:color="#000000" loext:opacity="100%" style:text-outline="false" style:text-line-through-style="none" style:text-line-through-type="none" style:font-name="Bitstream Vera Sans" fo:font-size="9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Formula">
      <style:graphic-properties fo:margin-left="0.011cm" fo:margin-right="0.011cm"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2" style:family="graphic">
      <style:graphic-properties style:run-through="foreground"/>
    </style:style>
    <style:style style:name="gr13" style:family="graphic">
      <style:graphic-properties draw:stroke="solid" svg:stroke-width="0cm" svg:stroke-color="#ffbf00" draw:marker-start="" draw:marker-start-width="0.199cm" draw:marker-start-center="false" draw:marker-end="" draw:marker-end-width="0.199cm" draw:marker-end-center="false" draw:fill="solid" draw:fill-color="#ffbf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1aca6" draw:marker-start="" draw:marker-start-width="0.199cm" draw:marker-start-center="false" draw:marker-end="" draw:marker-end-width="0.199cm" draw:marker-end-center="false" draw:fill="solid" draw:fill-color="#81aca6"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28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452cm" fo:padding-top="0.125cm" fo:padding-bottom="0.125cm" fo:padding-left="0.25cm" fo:padding-right="0.25cm" draw:shadow="hidden" draw:shadow-offset-x="0.199cm" draw:shadow-offset-y="0.199cm" draw:shadow-color="#808080" style:run-through="foreground"/>
      <style:paragraph-properties style:writing-mode="lr-tb"/>
    </style:style>
    <style:style style:name="gr1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2cm" fo:min-width="0.249cm" fo:padding-top="0.125cm" fo:padding-bottom="0.125cm" fo:padding-left="0.25cm" fo:padding-right="0.25cm" draw:shadow="hidden" draw:shadow-offset-x="0.199cm" draw:shadow-offset-y="0.199cm" draw:shadow-color="#808080" style:run-through="foreground"/>
      <style:paragraph-properties style:writing-mode="lr-tb"/>
    </style:style>
    <style:style style:name="gr18" style:family="graphic">
      <style:graphic-properties draw:stroke="solid" svg:stroke-width="0.041cm" svg:stroke-color="#000000" draw:marker-start="" draw:marker-start-width="0.199cm" draw:marker-start-center="false" draw:marker-end="" draw:marker-end-width="0.199cm" draw:marker-end-center="false" draw:fill="solid" draw:fill-color="#729fcf" draw:textarea-horizontal-align="center" draw:textarea-vertical-align="middle" fo:padding-top="0.145cm" fo:padding-bottom="0.145cm" fo:padding-left="0.27cm" fo:padding-right="0.27cm"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2cm" fo:min-width="0.245cm" fo:padding-top="0.125cm" fo:padding-bottom="0.125cm" fo:padding-left="0.25cm" fo:padding-right="0.25cm" draw:shadow="hidden" draw:shadow-offset-x="0.199cm" draw:shadow-offset-y="0.199cm" draw:shadow-color="#808080" style:run-through="foreground"/>
      <style:paragraph-properties style:writing-mode="lr-tb"/>
    </style:style>
    <style:style style:name="gr20" style:family="graphic">
      <style:graphic-properties fo:margin-left="0cm" fo:margin-right="0.3cm" fo:margin-top="0cm" fo:margin-bottom="0.7cm" style:run-through="foreground" style:wrap="right" style:number-wrapped-paragraphs="no-limit" style:wrap-contour="false" style:vertical-pos="from-top" style:vertical-rel="paragraph" style:horizontal-pos="from-left" style:horizontal-rel="paragraph" draw:wrap-influence-on-position="once-concurrent" loext:allow-overlap="false" style:flow-with-text="false"/>
    </style:style>
    <style:style style:name="gr21" style:family="graphic">
      <style:graphic-properties draw:stroke="none" svg:stroke-width="0cm" svg:stroke-color="#000000" draw:marker-start-width="0.3cm" draw:marker-start-center="false" draw:marker-end-width="0.3cm" draw:marker-end-center="false" draw:fill="none" draw:fill-color="#ffffff" fo:min-height="0.582cm" fo:padding-top="0.125cm" fo:padding-bottom="0.125cm" fo:padding-left="0.25cm" fo:padding-right="0.25cm" draw:shadow="hidden" draw:shadow-offset-x="0.3cm" draw:shadow-offset-y="0.3cm" draw:shadow-color="#808080" style:run-through="foreground"/>
      <style:paragraph-properties style:writing-mode="lr-tb"/>
    </style:style>
    <style:style style:name="gr22" style:family="graphic">
      <style:graphic-properties draw:stroke="solid" svg:stroke-width="0.019cm" svg:stroke-color="#000000" draw:marker-start-width="0.34cm" draw:marker-start-center="false" draw:marker-end-width="0.34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 style:family="graphic">
      <style:graphic-properties draw:stroke="solid" svg:stroke-width="0.019cm" svg:stroke-color="#000000" draw:marker-start-width="0.33cm" draw:marker-start-center="false"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 style:family="graphic">
      <style:graphic-properties draw:stroke="none" svg:stroke-width="0cm" svg:stroke-color="#000000" draw:marker-start-width="0.3cm" draw:marker-start-center="false" draw:marker-end-width="0.3cm" draw:marker-end-center="false" draw:fill="none" draw:fill-color="#ffffff" fo:min-height="0.605cm" fo:padding-top="0cm" fo:padding-bottom="0cm" fo:padding-left="0cm" fo:padding-right="0cm" draw:shadow="hidden" draw:shadow-offset-x="0.3cm" draw:shadow-offset-y="0.3cm" draw:shadow-color="#808080" style:run-through="foreground"/>
      <style:paragraph-properties style:writing-mode="lr-tb"/>
    </style:style>
    <style:style style:name="gr25" style:family="graphic">
      <style:graphic-properties draw:stroke="soli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 style:family="graphic">
      <style:graphic-properties draw:stroke="none" svg:stroke-width="0cm" svg:stroke-color="#000000" draw:marker-start-width="0.3cm" draw:marker-start-center="false" draw:marker-end-width="0.3cm" draw:marker-end-center="false" draw:fill="none" draw:fill-color="#ffffff" fo:min-height="0.598cm" fo:padding-top="0cm" fo:padding-bottom="0cm" fo:padding-left="0cm" fo:padding-right="0cm" draw:shadow="hidden" draw:shadow-offset-x="0.3cm" draw:shadow-offset-y="0.3cm" draw:shadow-color="#808080" style:run-through="foreground"/>
      <style:paragraph-properties style:writing-mode="lr-tb"/>
    </style:style>
    <style:style style:name="gr27" style:family="graphic">
      <style:graphic-properties draw:stroke="none" svg:stroke-width="0cm" svg:stroke-color="#000000" draw:marker-start-width="0.3cm" draw:marker-start-center="false" draw:marker-end-width="0.3cm" draw:marker-end-center="false" draw:fill="none" draw:fill-color="#ffffff" fo:min-height="0.586cm" fo:padding-top="0.125cm" fo:padding-bottom="0.125cm" fo:padding-left="0.25cm" fo:padding-right="0.25cm" draw:shadow="hidden" draw:shadow-offset-x="0.3cm" draw:shadow-offset-y="0.3cm" draw:shadow-color="#808080" style:run-through="foreground"/>
      <style:paragraph-properties style:writing-mode="lr-tb"/>
    </style:style>
    <style:style style:name="gr28" style:family="graphic">
      <style:graphic-properties draw:stroke="none" svg:stroke-width="0cm" svg:stroke-color="#000000" draw:marker-start-width="0.3cm" draw:marker-start-center="false" draw:marker-end-width="0.3cm" draw:marker-end-center="false" draw:fill="none" draw:fill-color="#ffffff" draw:textarea-horizontal-align="center" fo:min-height="0.586cm" fo:padding-top="0.125cm" fo:padding-bottom="0.125cm" fo:padding-left="0.25cm" fo:padding-right="0.25cm" draw:shadow="hidden" draw:shadow-offset-x="0.3cm" draw:shadow-offset-y="0.3cm" draw:shadow-color="#808080" style:run-through="foreground"/>
      <style:paragraph-properties style:writing-mode="lr-tb"/>
    </style:style>
    <style:style style:name="gr29" style:family="graphic">
      <style:graphic-properties draw:stroke="none" svg:stroke-width="0cm" svg:stroke-color="#000000" draw:marker-start-width="0.3cm" draw:marker-start-center="false" draw:marker-end-width="0.3cm" draw:marker-end-center="false" draw:fill="none" draw:fill-color="#ffffff" fo:min-height="0.372cm" fo:padding-top="0cm" fo:padding-bottom="0cm" fo:padding-left="0cm" fo:padding-right="0cm" draw:shadow="hidden" draw:shadow-offset-x="0.3cm" draw:shadow-offset-y="0.3cm" draw:shadow-color="#808080" style:run-through="foreground"/>
      <style:paragraph-properties style:writing-mode="lr-tb"/>
    </style:style>
    <style:style style:name="gr30"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377cm" fo:min-width="0.236cm" fo:padding-top="0cm" fo:padding-bottom="0cm" fo:padding-left="0cm" fo:padding-right="0cm" draw:shadow="hidden" draw:shadow-offset-x="0.3cm" draw:shadow-offset-y="0.3cm" draw:shadow-color="#808080" style:run-through="foreground"/>
      <style:paragraph-properties style:writing-mode="lr-tb"/>
    </style:style>
    <style:style style:name="gr31" style:family="graphic">
      <style:graphic-properties draw:stroke="none" svg:stroke-width="0cm" svg:stroke-color="#000000" draw:marker-start-width="0.3cm" draw:marker-start-center="false" draw:marker-end-width="0.3cm" draw:marker-end-center="false" draw:fill="none" draw:fill-color="#ffffff"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32" style:family="graphic">
      <style:graphic-properties fo:margin-top="0.101cm" fo:margin-bottom="0cm" style:run-through="foreground" style:wrap="none" style:vertical-pos="middle" style:vertical-rel="baseline" style:horizontal-pos="from-left" style:horizontal-rel="paragraph" draw:wrap-influence-on-position="once-concurrent" loext:allow-overlap="true" style:flow-with-text="false"/>
    </style:style>
    <style:style style:name="gr33" style:family="graphic">
      <style:graphic-properties draw:stroke="solid" svg:stroke-width="0.019cm" svg:stroke-color="#ff0000" draw:marker-start="" draw:marker-start-width="0.199cm" draw:marker-start-center="false" draw:marker-end="" draw:marker-end-width="0.199cm" draw:marker-end-center="false" draw:fill="solid" draw:fill-color="#ff0000" draw:opacity="6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34" style:family="graphic">
      <style:graphic-properties draw:stroke="solid" svg:stroke-width="0.019cm" svg:stroke-color="#ffffff" draw:marker-start="" draw:marker-start-width="0.199cm" draw:marker-start-center="false" draw:marker-end="" draw:marker-end-width="0.199cm" draw:marker-end-center="false" draw:fill="solid" draw:fill-color="#ffffff" draw:opacity="9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35"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3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false" draw:auto-grow-width="false" fo:min-height="0cm" fo:padding-top="0.125cm" fo:padding-bottom="0.125cm" fo:padding-left="0.25cm" fo:padding-right="0.25cm" draw:shadow="hidden" draw:shadow-offset-x="0.199cm" draw:shadow-offset-y="0.199cm" draw:shadow-color="#808080" style:run-through="foreground"/>
    </style:style>
    <style:style style:name="gr37" style:family="graphic">
      <style:graphic-properties fo:margin-left="1cm" fo:margin-right="0cm" style:run-through="foreground" style:wrap="none" style:vertical-pos="from-top" style:vertical-rel="paragraph" style:horizontal-pos="from-left" style:horizontal-rel="paragraph" draw:wrap-influence-on-position="once-concurrent" loext:allow-overlap="true" style:flow-with-text="false"/>
    </style:style>
    <style:style style:name="gr38"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59cm" draw:shadow="hidden" draw:shadow-offset-x="0.3cm" draw:shadow-offset-y="0.3cm" draw:shadow-color="#808080" style:run-through="foreground"/>
      <style:paragraph-properties style:writing-mode="lr-tb"/>
    </style:style>
    <style:style style:name="gr39"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1cm" draw:shadow="hidden" draw:shadow-offset-x="0.3cm" draw:shadow-offset-y="0.3cm" draw:shadow-color="#808080" style:run-through="foreground"/>
      <style:paragraph-properties style:writing-mode="lr-tb"/>
    </style:style>
    <style:style style:name="gr40"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5cm" fo:min-width="0.259cm" draw:shadow="hidden" draw:shadow-offset-x="0.3cm" draw:shadow-offset-y="0.3cm" draw:shadow-color="#808080" style:run-through="foreground"/>
      <style:paragraph-properties style:writing-mode="lr-tb"/>
    </style:style>
    <style:style style:name="gr41"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82cm" draw:shadow="hidden" draw:shadow-offset-x="0.3cm" draw:shadow-offset-y="0.3cm" draw:shadow-color="#808080" style:run-through="foreground"/>
      <style:paragraph-properties style:writing-mode="lr-tb"/>
    </style:style>
    <style:style style:name="gr42"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65cm" draw:shadow="hidden" draw:shadow-offset-x="0.3cm" draw:shadow-offset-y="0.3cm" draw:shadow-color="#808080" style:run-through="foreground"/>
      <style:paragraph-properties style:writing-mode="lr-tb"/>
    </style:style>
    <style:style style:name="gr43"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36cm" draw:shadow="hidden" draw:shadow-offset-x="0.3cm" draw:shadow-offset-y="0.3cm" draw:shadow-color="#808080" style:run-through="foreground"/>
      <style:paragraph-properties style:writing-mode="lr-tb"/>
    </style:style>
    <style:style style:name="gr44"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91cm" draw:shadow="hidden" draw:shadow-offset-x="0.3cm" draw:shadow-offset-y="0.3cm" draw:shadow-color="#808080" style:run-through="foreground"/>
      <style:paragraph-properties style:writing-mode="lr-tb"/>
    </style:style>
    <style:style style:name="gr45"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77cm" draw:shadow="hidden" draw:shadow-offset-x="0.3cm" draw:shadow-offset-y="0.3cm" draw:shadow-color="#808080" style:run-through="foreground"/>
      <style:paragraph-properties style:writing-mode="lr-tb"/>
    </style:style>
    <style:style style:name="gr46"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96cm" draw:shadow="hidden" draw:shadow-offset-x="0.3cm" draw:shadow-offset-y="0.3cm" draw:shadow-color="#808080" style:run-through="foreground"/>
      <style:paragraph-properties style:writing-mode="lr-tb"/>
    </style:style>
    <style:style style:name="gr47"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28cm" draw:shadow="hidden" draw:shadow-offset-x="0.3cm" draw:shadow-offset-y="0.3cm" draw:shadow-color="#808080" style:run-through="foreground"/>
      <style:paragraph-properties style:writing-mode="lr-tb"/>
    </style:style>
    <style:style style:name="gr48"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9" style:family="graphic">
      <style:graphic-properties draw:stroke="solid" draw:stroke-dash="Dashed_20__28_var_29__20_62"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 style:family="graphic">
      <style:graphic-properties draw:stroke="solid" draw:stroke-dash="Dashed_20__28_var_29__20_64"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 style:family="graphic">
      <style:graphic-properties draw:stroke="solid" draw:stroke-dash="Dashed_20__28_var_29__20_66"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 style:family="graphic">
      <style:graphic-properties draw:stroke="solid" draw:stroke-dash="Dashed_20__28_var_29__20_68"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 style:family="graphic">
      <style:graphic-properties draw:stroke="solid" draw:stroke-dash="Dashed_20__28_var_29__20_70"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 style:family="graphic">
      <style:graphic-properties draw:stroke="solid" draw:stroke-dash="Dashed_20__28_var_29__20_72" svg:stroke-width="0.019cm" svg:stroke-color="#000000" draw:marker-start="" draw:marker-start-width="0.229cm" draw:marker-start-center="false" draw:marker-end="" draw:marker-end-width="0.229cm" draw:marker-end-center="false" svg:stroke-opacity="100%" draw:stroke-linejoin="round" draw:fill="solid" draw:fill-color="#00000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 style:family="graphic">
      <style:graphic-properties draw:stroke="solid" draw:stroke-dash="Dashed_20__28_var_29__20_74"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6" style:family="graphic">
      <style:graphic-properties draw:stroke="solid" draw:stroke-dash="Dashed_20__28_var_29__20_76"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7" style:family="graphic">
      <style:graphic-properties draw:stroke="solid" draw:stroke-dash="Dashed_20__28_var_29__20_78"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8" style:family="graphic">
      <style:graphic-properties draw:stroke="solid" draw:stroke-dash="Dashed_20__28_var_29__20_80"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9" style:family="graphic">
      <style:graphic-properties draw:stroke="solid" draw:stroke-dash="Dashed_20__28_var_29__20_82"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 style:family="graphic">
      <style:graphic-properties draw:stroke="solid" draw:stroke-dash="Dashed_20__28_var_29__20_84" svg:stroke-width="0.019cm" svg:stroke-color="#000000" draw:marker-start="" draw:marker-start-width="0.229cm" draw:marker-start-center="false" draw:marker-end="" draw:marker-end-width="0.229cm" draw:marker-end-center="false" svg:stroke-opacity="100%" draw:stroke-linejoin="round" draw:fill="solid" draw:fill-color="#00000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 style:family="graphic">
      <style:graphic-properties draw:stroke="solid" draw:stroke-dash="Dashed_20__28_var_29__20_86"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2" style:family="graphic">
      <style:graphic-properties draw:stroke="solid" draw:stroke-dash="Dashed_20__28_var_29__20_88"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 style:family="graphic">
      <style:graphic-properties draw:stroke="none" draw:stroke-dash="Dashed_20__28_var_29__20_90"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21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5" style:family="graphic">
      <style:graphic-properties draw:stroke="solid" draw:stroke-dash="Dashed_20__28_var_29__20_40"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 style:family="graphic">
      <style:graphic-properties draw:stroke="solid" draw:stroke-dash="Dashed_20__28_var_29__20_42"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 style:family="graphic">
      <style:graphic-properties draw:stroke="solid" draw:stroke-dash="Dashed_20__28_var_29__20_44"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 style:family="graphic">
      <style:graphic-properties draw:stroke="solid" draw:stroke-dash="Dashed_20__28_var_29__20_46"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 style:family="graphic">
      <style:graphic-properties draw:stroke="solid" draw:stroke-dash="Dashed_20__28_var_29__20_48"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 style:family="graphic">
      <style:graphic-properties draw:stroke="none" draw:stroke-dash="Dashed_20__28_var_29__20_50"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8cm" fo:min-width="0.319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1" style:family="graphic">
      <style:graphic-properties draw:stroke="solid" draw:stroke-dash="Dashed_20__28_var_29__20_54"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 style:family="graphic">
      <style:graphic-properties draw:stroke="solid" draw:stroke-dash="Dashed_20__28_var_29__20_56"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 style:family="graphic">
      <style:graphic-properties draw:stroke="solid" draw:stroke-dash="Dashed_20__28_var_29__20_58"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75" style:family="graphic">
      <style:graphic-properties draw:stroke="soli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6"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62cm" draw:shadow="hidden" draw:shadow-offset-x="0.3cm" draw:shadow-offset-y="0.3cm" draw:shadow-color="#808080" style:run-through="foreground"/>
      <style:paragraph-properties style:writing-mode="lr-tb"/>
    </style:style>
    <style:style style:name="gr77"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29cm" draw:shadow="hidden" draw:shadow-offset-x="0.3cm" draw:shadow-offset-y="0.3cm" draw:shadow-color="#808080" style:run-through="foreground"/>
      <style:paragraph-properties style:writing-mode="lr-tb"/>
    </style:style>
    <style:style style:name="gr78"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15cm" draw:shadow="hidden" draw:shadow-offset-x="0.3cm" draw:shadow-offset-y="0.3cm" draw:shadow-color="#808080" style:run-through="foreground"/>
      <style:paragraph-properties style:writing-mode="lr-tb"/>
    </style:style>
    <style:style style:name="gr79"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39cm" draw:shadow="hidden" draw:shadow-offset-x="0.3cm" draw:shadow-offset-y="0.3cm" draw:shadow-color="#808080" style:run-through="foreground"/>
      <style:paragraph-properties style:writing-mode="lr-tb"/>
    </style:style>
    <style:style style:name="gr80"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18cm" draw:shadow="hidden" draw:shadow-offset-x="0.3cm" draw:shadow-offset-y="0.3cm" draw:shadow-color="#808080" style:run-through="foreground"/>
      <style:paragraph-properties style:writing-mode="lr-tb"/>
    </style:style>
    <style:style style:name="gr81"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46cm" draw:shadow="hidden" draw:shadow-offset-x="0.3cm" draw:shadow-offset-y="0.3cm" draw:shadow-color="#808080" style:run-through="foreground"/>
      <style:paragraph-properties style:writing-mode="lr-tb"/>
    </style:style>
    <style:style style:name="gr82"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31cm" draw:shadow="hidden" draw:shadow-offset-x="0.3cm" draw:shadow-offset-y="0.3cm" draw:shadow-color="#808080" style:run-through="foreground"/>
      <style:paragraph-properties style:writing-mode="lr-tb"/>
    </style:style>
    <style:style style:name="gr83"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5cm" fo:min-width="0.365cm" draw:shadow="hidden" draw:shadow-offset-x="0.3cm" draw:shadow-offset-y="0.3cm" draw:shadow-color="#808080" style:run-through="foreground"/>
      <style:paragraph-properties style:writing-mode="lr-tb"/>
    </style:style>
    <style:style style:name="gr84"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5cm" fo:min-width="0.323cm" draw:shadow="hidden" draw:shadow-offset-x="0.3cm" draw:shadow-offset-y="0.3cm" draw:shadow-color="#808080" style:run-through="foreground"/>
      <style:paragraph-properties style:writing-mode="lr-tb"/>
    </style:style>
    <style:style style:name="gr85" style:family="graphic">
      <style:graphic-properties draw:stroke="solid" svg:stroke-width="0.019cm" svg:stroke-color="#000000" draw:marker-start-width="0.3cm" draw:marker-start-center="false"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6" style:family="graphic">
      <style:graphic-properties draw:stroke="solid" svg:stroke-width="0.019cm" svg:stroke-color="#000000" draw:marker-start="" draw:marker-start-width="0.332cm" draw:marker-start-center="false" draw:marker-end="" draw:marker-end-width="0.332cm" draw:marker-end-center="false" draw:fill="none" draw:fill-color="#00b8ff" draw:textarea-horizontal-align="center" draw:textarea-vertical-align="middle" fo:padding-top="0.009cm" fo:padding-bottom="0.009cm" fo:padding-left="0.009cm" fo:padding-right="0.009cm" fo:wrap-option="wrap" draw:shadow="hidden" draw:shadow-offset-x="0.3cm" draw:shadow-offset-y="0.3cm" draw:shadow-color="#808080" style:run-through="foreground"/>
    </style:style>
    <style:style style:name="gr87" style:family="graphic">
      <style:graphic-properties draw:stroke="solid" draw:stroke-dash="Dashed_20__28_var_29__20_14" svg:stroke-width="0.019cm" svg:stroke-color="#000000" draw:marker-start="" draw:marker-start-width="0.332cm" draw:marker-start-center="false" draw:marker-end="" draw:marker-end-width="0.33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8" style:family="graphic">
      <style:graphic-properties draw:stroke="solid" draw:stroke-dash="Dashed_20__28_var_29__20_16" svg:stroke-width="0.019cm" svg:stroke-color="#000000" draw:marker-start="" draw:marker-start-width="0.332cm" draw:marker-start-center="false" draw:marker-end="" draw:marker-end-width="0.33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9"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left" draw:auto-grow-height="true" draw:auto-grow-width="true" fo:min-height="0.478cm" fo:min-width="0.319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90" style:family="graphic">
      <style:graphic-properties draw:stroke="solid" draw:stroke-dash="Dashed_20__28_var_29__20_18" svg:stroke-width="0.019cm" svg:stroke-color="#000000" draw:marker-start="" draw:marker-start-width="0.229cm" draw:marker-start-center="false" draw:marker-end=""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1" style:family="graphic">
      <style:graphic-properties draw:stroke="solid" draw:stroke-dash="Dashed_20__28_var_29__20_20" svg:stroke-width="0.019cm" svg:stroke-color="#000000" draw:marker-start="" draw:marker-start-width="0.229cm" draw:marker-start-center="false" draw:marker-end=""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2" style:family="graphic">
      <style:graphic-properties draw:stroke="solid" draw:stroke-dash="Dashed_20__28_var_29__20_22" svg:stroke-width="0.019cm" svg:stroke-color="#000000" draw:marker-start="" draw:marker-start-width="0.229cm" draw:marker-start-center="false" draw:marker-end=""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3" style:family="graphic">
      <style:graphic-properties draw:stroke="solid" draw:stroke-dash="Dashed_20__28_var_29__20_24" svg:stroke-width="0.019cm" svg:stroke-color="#000000" draw:marker-start="" draw:marker-start-width="0.229cm" draw:marker-start-center="false" draw:marker-end=""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4" style:family="graphic">
      <style:graphic-properties draw:stroke="solid" draw:stroke-dash="Dashed_20__28_var_29__20_26" svg:stroke-width="0.019cm" svg:stroke-color="#000000" draw:marker-start="" draw:marker-start-width="0.229cm" draw:marker-start-center="false" draw:marker-end=""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5" style:family="graphic">
      <style:graphic-properties draw:stroke="solid" draw:stroke-dash="Dashed_20__28_var_29__20_28" svg:stroke-width="0.019cm" svg:stroke-color="#000000" draw:marker-start="" draw:marker-start-width="0.229cm" draw:marker-start-center="false" draw:marker-end=""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6" style:family="graphic">
      <style:graphic-properties draw:stroke="solid" draw:stroke-dash="Dashed_20__28_var_29__20_30"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7" style:family="graphic">
      <style:graphic-properties draw:stroke="solid" draw:stroke-dash="Dashed_20__28_var_29__20_32"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8" style:family="graphic">
      <style:graphic-properties draw:stroke="none" draw:stroke-dash="Dashed_20__28_var_29__20_34"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79cm" fo:min-width="0.385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9" style:family="graphic">
      <style:graphic-properties fo:margin-top="0.199cm" fo:margin-bottom="0.4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00" style:family="graphic">
      <style:graphic-properties draw:stroke="solid" svg:stroke-width="0.019cm" svg:stroke-color="#cccccc"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0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22cm" fo:padding-top="0.125cm" fo:padding-bottom="0.125cm" fo:padding-left="0.25cm" fo:padding-right="0.25cm" draw:shadow="hidden" draw:shadow-offset-x="0.199cm" draw:shadow-offset-y="0.199cm" draw:shadow-color="#808080" style:run-through="foreground"/>
      <style:paragraph-properties style:writing-mode="lr-tb"/>
    </style:style>
    <style:style style:name="gr10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26cm" fo:padding-top="0.125cm" fo:padding-bottom="0.125cm" fo:padding-left="0.25cm" fo:padding-right="0.25cm" draw:shadow="hidden" draw:shadow-offset-x="0.199cm" draw:shadow-offset-y="0.199cm" draw:shadow-color="#808080" style:run-through="foreground"/>
      <style:paragraph-properties style:writing-mode="lr-tb"/>
    </style:style>
    <style:style style:name="gr10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49cm" fo:padding-top="0.125cm" fo:padding-bottom="0.125cm" fo:padding-left="0.25cm" fo:padding-right="0.25cm" draw:shadow="hidden" draw:shadow-offset-x="0.199cm" draw:shadow-offset-y="0.199cm" draw:shadow-color="#808080" style:run-through="foreground"/>
      <style:paragraph-properties style:writing-mode="lr-tb"/>
    </style:style>
    <style:style style:name="gr10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05cm" fo:padding-top="0.125cm" fo:padding-bottom="0.125cm" fo:padding-left="0.25cm" fo:padding-right="0.25cm" draw:shadow="hidden" draw:shadow-offset-x="0.199cm" draw:shadow-offset-y="0.199cm" draw:shadow-color="#808080" style:run-through="foreground"/>
      <style:paragraph-properties style:writing-mode="lr-tb"/>
    </style:style>
    <style:style style:name="gr10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2cm" fo:padding-top="0.125cm" fo:padding-bottom="0.125cm" fo:padding-left="0.25cm" fo:padding-right="0.25cm" draw:shadow="hidden" draw:shadow-offset-x="0.199cm" draw:shadow-offset-y="0.199cm" draw:shadow-color="#808080" style:run-through="foreground"/>
      <style:paragraph-properties style:writing-mode="lr-tb"/>
    </style:style>
    <style:style style:name="gr10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187cm" fo:padding-top="0.125cm" fo:padding-bottom="0.125cm" fo:padding-left="0.25cm" fo:padding-right="0.25cm" draw:shadow="hidden" draw:shadow-offset-x="0.199cm" draw:shadow-offset-y="0.199cm" draw:shadow-color="#808080" style:run-through="foreground"/>
      <style:paragraph-properties style:writing-mode="lr-tb"/>
    </style:style>
    <style:style style:name="gr10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5cm" fo:padding-top="0.125cm" fo:padding-bottom="0.125cm" fo:padding-left="0.25cm" fo:padding-right="0.25cm" draw:shadow="hidden" draw:shadow-offset-x="0.199cm" draw:shadow-offset-y="0.199cm" draw:shadow-color="#808080" style:run-through="foreground"/>
      <style:paragraph-properties style:writing-mode="lr-tb"/>
    </style:style>
    <style:style style:name="gr10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42cm" fo:padding-top="0.125cm" fo:padding-bottom="0.125cm" fo:padding-left="0.25cm" fo:padding-right="0.25cm" draw:shadow="hidden" draw:shadow-offset-x="0.199cm" draw:shadow-offset-y="0.199cm" draw:shadow-color="#808080" style:run-through="foreground"/>
      <style:paragraph-properties style:writing-mode="lr-tb"/>
    </style:style>
    <style:style style:name="gr10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097cm" fo:padding-top="0.125cm" fo:padding-bottom="0.125cm" fo:padding-left="0.25cm" fo:padding-right="0.25cm" draw:shadow="hidden" draw:shadow-offset-x="0.199cm" draw:shadow-offset-y="0.199cm" draw:shadow-color="#808080" style:run-through="foreground"/>
      <style:paragraph-properties style:writing-mode="lr-tb"/>
    </style:style>
    <style:style style:name="gr11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12cm" fo:padding-top="0.125cm" fo:padding-bottom="0.125cm" fo:padding-left="0.25cm" fo:padding-right="0.25cm" draw:shadow="hidden" draw:shadow-offset-x="0.199cm" draw:shadow-offset-y="0.199cm" draw:shadow-color="#808080" style:run-through="foreground"/>
      <style:paragraph-properties style:writing-mode="lr-tb"/>
    </style:style>
    <style:style style:name="gr11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182cm" fo:padding-top="0.125cm" fo:padding-bottom="0.125cm" fo:padding-left="0.25cm" fo:padding-right="0.25cm" draw:shadow="hidden" draw:shadow-offset-x="0.199cm" draw:shadow-offset-y="0.199cm" draw:shadow-color="#808080" style:run-through="foreground"/>
      <style:paragraph-properties style:writing-mode="lr-tb"/>
    </style:style>
    <style:style style:name="gr11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79cm" fo:padding-top="0.125cm" fo:padding-bottom="0.125cm" fo:padding-left="0.25cm" fo:padding-right="0.25cm" draw:shadow="hidden" draw:shadow-offset-x="0.199cm" draw:shadow-offset-y="0.199cm" draw:shadow-color="#808080" style:run-through="foreground"/>
      <style:paragraph-properties style:writing-mode="lr-tb"/>
    </style:style>
    <style:style style:name="gr11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54cm" fo:padding-top="0.125cm" fo:padding-bottom="0.125cm" fo:padding-left="0.25cm" fo:padding-right="0.25cm" draw:shadow="hidden" draw:shadow-offset-x="0.199cm" draw:shadow-offset-y="0.199cm" draw:shadow-color="#808080" style:run-through="foreground"/>
      <style:paragraph-properties style:writing-mode="lr-tb"/>
    </style:style>
    <style:style style:name="gr11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196cm" fo:padding-top="0.125cm" fo:padding-bottom="0.125cm" fo:padding-left="0.25cm" fo:padding-right="0.25cm" draw:shadow="hidden" draw:shadow-offset-x="0.199cm" draw:shadow-offset-y="0.199cm" draw:shadow-color="#808080" style:run-through="foreground"/>
      <style:paragraph-properties style:writing-mode="lr-tb"/>
    </style:style>
    <style:style style:name="gr11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24cm" fo:padding-top="0.125cm" fo:padding-bottom="0.125cm" fo:padding-left="0.25cm" fo:padding-right="0.25cm" draw:shadow="hidden" draw:shadow-offset-x="0.199cm" draw:shadow-offset-y="0.199cm" draw:shadow-color="#808080" style:run-through="foreground"/>
      <style:paragraph-properties style:writing-mode="lr-tb"/>
    </style:style>
    <style:style style:name="gr11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06cm" fo:padding-top="0.125cm" fo:padding-bottom="0.125cm" fo:padding-left="0.25cm" fo:padding-right="0.25cm" draw:shadow="hidden" draw:shadow-offset-x="0.199cm" draw:shadow-offset-y="0.199cm" draw:shadow-color="#808080" style:run-through="foreground"/>
      <style:paragraph-properties style:writing-mode="lr-tb"/>
    </style:style>
    <style:style style:name="gr11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198cm" fo:padding-top="0.125cm" fo:padding-bottom="0.125cm" fo:padding-left="0.25cm" fo:padding-right="0.25cm" draw:shadow="hidden" draw:shadow-offset-x="0.199cm" draw:shadow-offset-y="0.199cm" draw:shadow-color="#808080" style:run-through="foreground"/>
      <style:paragraph-properties style:writing-mode="lr-tb"/>
    </style:style>
    <style:style style:name="gr11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36cm" fo:padding-top="0.125cm" fo:padding-bottom="0.125cm" fo:padding-left="0.25cm" fo:padding-right="0.25cm" draw:shadow="hidden" draw:shadow-offset-x="0.199cm" draw:shadow-offset-y="0.199cm" draw:shadow-color="#808080" style:run-through="foreground"/>
      <style:paragraph-properties style:writing-mode="lr-tb"/>
    </style:style>
    <style:style style:name="gr11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318cm" fo:padding-top="0.125cm" fo:padding-bottom="0.125cm" fo:padding-left="0.25cm" fo:padding-right="0.25cm" draw:shadow="hidden" draw:shadow-offset-x="0.199cm" draw:shadow-offset-y="0.199cm" draw:shadow-color="#808080" style:run-through="foreground"/>
      <style:paragraph-properties style:writing-mode="lr-tb"/>
    </style:style>
    <style:style style:name="gr120"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1"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122"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23"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2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125"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12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7"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05491142" text:style-name="_5f_Numérotation_20_des_20_exercices">
        <text:list-item>
          <text:h text:style-name="P49" text:outline-level="1"><text:span text:style-name="_5f_Caractères_5f_gras"><text:span text:style-name="T29">En observant la figure ci-dessous, complète les phrases suivantes.</text:span></text:span></text:h>
        </text:list-item>
      </text:list>
      <text:list xml:id="list85433463337045" text:style-name="_5f_Numérotation_20_des_20_exercices">
        <text:list-header>
          <text:h text:style-name="P51" text:outline-level="1"><draw:g text:anchor-type="as-char" draw:z-index="26" draw:name="Forme10" draw:style-name="gr74"><draw:line draw:style-name="gr75" draw:text-style-name="P80" svg:x1="0cm" svg:y1="0.55cm" svg:x2="8.999cm" svg:y2="0.55cm"><text:p/></draw:line><draw:line draw:style-name="gr75" draw:text-style-name="P80" svg:x1="0.529cm" svg:y1="0.4cm" svg:x2="0.529cm" svg:y2="0.7cm"><text:p/></draw:line><draw:line draw:style-name="gr75" draw:text-style-name="P80" svg:x1="7.676cm" svg:y1="0.4cm" svg:x2="7.676cm" svg:y2="0.7cm"><text:p/></draw:line><draw:line draw:style-name="gr75" draw:text-style-name="P80" svg:x1="6.884cm" svg:y1="0.4cm" svg:x2="6.884cm" svg:y2="0.7cm"><text:p/></draw:line><draw:line draw:style-name="gr75" draw:text-style-name="P80" svg:x1="6.087cm" svg:y1="0.4cm" svg:x2="6.087cm" svg:y2="0.7cm"><text:p/></draw:line><draw:line draw:style-name="gr75" draw:text-style-name="P80" svg:x1="5.293cm" svg:y1="0.4cm" svg:x2="5.293cm" svg:y2="0.7cm"><text:p/></draw:line><draw:line draw:style-name="gr75" draw:text-style-name="P80" svg:x1="4.501cm" svg:y1="0.4cm" svg:x2="4.501cm" svg:y2="0.7cm"><text:p/></draw:line><draw:line draw:style-name="gr75" draw:text-style-name="P80" svg:x1="3.708cm" svg:y1="0.4cm" svg:x2="3.708cm" svg:y2="0.7cm"><text:p/></draw:line><draw:line draw:style-name="gr75" draw:text-style-name="P80" svg:x1="2.912cm" svg:y1="0.4cm" svg:x2="2.912cm" svg:y2="0.7cm"><text:p/></draw:line><draw:line draw:style-name="gr75" draw:text-style-name="P80" svg:x1="2.118cm" svg:y1="0.4cm" svg:x2="2.118cm" svg:y2="0.7cm"><text:p/></draw:line><draw:line draw:style-name="gr75" draw:text-style-name="P80" svg:x1="1.326cm" svg:y1="0.4cm" svg:x2="1.326cm" svg:y2="0.7cm"><text:p/></draw:line><draw:frame draw:style-name="gr76" draw:text-style-name="P81" svg:width="0.308cm" svg:height="0.415cm" svg:x="0.379cm" svg:y="0.026cm"><draw:text-box><text:p text:style-name="P61"><text:span text:style-name="T45">M</text:span></text:p></draw:text-box></draw:frame><draw:frame draw:style-name="gr77" draw:text-style-name="P81" svg:width="0.244cm" svg:height="0.415cm" svg:x="1.21cm" svg:y="0.018cm"><draw:text-box><text:p text:style-name="P61"><text:span text:style-name="T45">A</text:span></text:p></draw:text-box></draw:frame><draw:frame draw:style-name="gr78" draw:text-style-name="P81" svg:width="0.218cm" svg:height="0.415cm" svg:x="2.011cm" svg:y="0.018cm"><draw:text-box><text:p text:style-name="P61"><text:span text:style-name="T45">T</text:span></text:p></draw:text-box></draw:frame><draw:frame draw:style-name="gr79" draw:text-style-name="P81" svg:width="0.265cm" svg:height="0.415cm" svg:x="2.78cm" svg:y="0.018cm"><draw:text-box><text:p text:style-name="P61"><text:span text:style-name="T45">H</text:span></text:p></draw:text-box></draw:frame><draw:frame draw:style-name="gr80" draw:text-style-name="P81" svg:width="0.223cm" svg:height="0.415cm" svg:x="3.598cm" svg:y="0.019cm"><draw:text-box><text:p text:style-name="P61"><text:span text:style-name="T45">E</text:span></text:p></draw:text-box></draw:frame><draw:frame draw:style-name="gr79" draw:text-style-name="P81" svg:width="0.265cm" svg:height="0.415cm" svg:x="4.367cm" svg:y="0.019cm"><draw:text-box><text:p text:style-name="P61"><text:span text:style-name="T45">N</text:span></text:p></draw:text-box></draw:frame><draw:frame draw:style-name="gr78" draw:text-style-name="P81" svg:width="0.214cm" svg:height="0.415cm" svg:x="5.193cm" svg:y="0.019cm"><draw:text-box><text:p text:style-name="P61"><text:span text:style-name="T45">P</text:span></text:p></draw:text-box></draw:frame><draw:frame draw:style-name="gr81" draw:text-style-name="P81" svg:width="0.278cm" svg:height="0.415cm" svg:x="5.951cm" svg:y="0.019cm"><draw:text-box><text:p text:style-name="P61"><text:span text:style-name="T45">O</text:span></text:p></draw:text-box></draw:frame><draw:frame draw:style-name="gr82" draw:text-style-name="P81" svg:width="0.249cm" svg:height="0.415cm" svg:x="6.756cm" svg:y="0.019cm"><draw:text-box><text:p text:style-name="P61"><text:span text:style-name="T45">C</text:span></text:p></draw:text-box></draw:frame><draw:frame draw:style-name="gr83" draw:text-style-name="P81" svg:width="0.366cm" svg:height="0.415cm" svg:x="7.548cm" svg:y="0cm"><draw:text-box><text:p text:style-name="P61"><text:span text:style-name="T45">H'</text:span></text:p></draw:text-box></draw:frame><draw:line draw:style-name="gr75" draw:text-style-name="P80" svg:x1="8.47cm" svg:y1="0.4cm" svg:x2="8.47cm" svg:y2="0.7cm"><text:p/></draw:line><draw:frame draw:style-name="gr84" draw:text-style-name="P81" svg:width="0.324cm" svg:height="0.415cm" svg:x="8.361cm" svg:y="0.018cm"><draw:text-box><text:p text:style-name="P61"><text:span text:style-name="T45">E'</text:span></text:p></draw:text-box></draw:frame><draw:path draw:style-name="gr85" draw:text-style-name="P82" svg:width="0.219cm" svg:height="0.126cm" svg:x="0.818cm" svg:y="0.483cm" svg:viewBox="0 0 220 127" svg:d="M0 118c4-62 16-79 16-79l44-27 46 44 25 45 37 26 30-30 17-44 5-53"><text:p/></draw:path><draw:path draw:style-name="gr85" draw:text-style-name="P82" svg:width="0.219cm" svg:height="0.126cm" svg:x="2.404cm" svg:y="0.483cm" svg:viewBox="0 0 220 127" svg:d="M0 118c5-62 16-79 16-79l44-27 46 44 26 45 36 26 31-30 18-44 3-53"><text:p/></draw:path><draw:path draw:style-name="gr85" draw:text-style-name="P82" svg:width="0.219cm" svg:height="0.128cm" svg:x="1.61cm" svg:y="0.474cm" svg:viewBox="0 0 220 129" svg:d="M0 120c5-64 16-81 16-81l44-25 46 42 26 45 36 28 31-32 16-44 5-53"><text:p/></draw:path><draw:path draw:style-name="gr85" draw:text-style-name="P82" svg:width="0.218cm" svg:height="0.126cm" svg:x="3.201cm" svg:y="0.483cm" svg:viewBox="0 0 219 127" svg:d="M0 118c4-62 16-79 16-79l44-27 46 44 25 45 37 26 30-30 17-44 4-53"><text:p/></draw:path><draw:path draw:style-name="gr85" draw:text-style-name="P82" svg:width="0.219cm" svg:height="0.126cm" svg:x="3.993cm" svg:y="0.483cm" svg:viewBox="0 0 220 127" svg:d="M0 118c5-62 16-79 16-79l44-27 46 44 26 45 36 26 31-30 16-44 5-53"><text:p/></draw:path><draw:path draw:style-name="gr85" draw:text-style-name="P82" svg:width="0.219cm" svg:height="0.126cm" svg:x="4.787cm" svg:y="0.483cm" svg:viewBox="0 0 220 127" svg:d="M0 118c5-62 16-79 16-79l44-27 46 44 26 45 36 26 31-30 16-44 5-53"><text:p/></draw:path><draw:path draw:style-name="gr85" draw:text-style-name="P82" svg:width="0.219cm" svg:height="0.126cm" svg:x="5.583cm" svg:y="0.483cm" svg:viewBox="0 0 220 127" svg:d="M0 118c5-62 16-79 16-79l44-27 46 44 26 45 36 26 31-30 16-44 5-53"><text:p/></draw:path><draw:path draw:style-name="gr85" draw:text-style-name="P82" svg:width="0.219cm" svg:height="0.126cm" svg:x="6.376cm" svg:y="0.483cm" svg:viewBox="0 0 220 127" svg:d="M0 118c5-62 16-79 16-79l44-27 46 44 26 45 36 26 31-30 18-44 3-53"><text:p/></draw:path><draw:path draw:style-name="gr85" draw:text-style-name="P82" svg:width="0.221cm" svg:height="0.126cm" svg:x="7.168cm" svg:y="0.483cm" svg:viewBox="0 0 222 127" svg:d="M0 118c5-62 16-79 16-79l44-27 46 44 26 45 37 26 30-30 18-44 5-53"><text:p/></draw:path><draw:path draw:style-name="gr85" draw:text-style-name="P82" svg:width="0.221cm" svg:height="0.126cm" svg:x="7.962cm" svg:y="0.483cm" svg:viewBox="0 0 222 127" svg:d="M0 118c5-62 18-79 18-79l42-27 48 44 24 45 37 26 30-30 18-44 5-53"><text:p/></draw:path></draw:g></text:h>
        </text:list-header>
      </text:list>
      <text:list xml:id="list85433766014604" text:style-name="_5f_Numérotation_20_des_20_exercices">
        <text:list-item>
          <text:list>
            <text:list-item>
              <text:p text:style-name="P38"><text:span text:style-name="_5f_Caractères">Le point M est le symétrique du point E par rapport au point </text:span><text:span text:style-name="_5f_pointillés_20_gris">.... </text:span><text:span text:style-name="_5f_Caractères">.</text:span></text:p>
            </text:list-item>
            <text:list-item>
              <text:p text:style-name="P38"><text:span text:style-name="_5f_Caractères">Le point E' a pour symétrique le point </text:span><text:span text:style-name="_5f_pointillés_20_gris">.... </text:span><text:span text:style-name="_5f_Caractères">dans la symétrie de centre O.</text:span></text:p>
            </text:list-item>
            <text:list-item>
              <text:p text:style-name="P38"><text:span text:style-name="_5f_Caractères">Les points </text:span><text:span text:style-name="_5f_pointillés_20_gris">.... </text:span><text:span text:style-name="_5f_Caractères">et H sont symétriques par rapport au point N.</text:span></text:p>
            </text:list-item>
            <text:list-item>
              <text:p text:style-name="P38"><text:span text:style-name="_5f_Caractères">La symétrie de centre </text:span><text:span text:style-name="_5f_pointillés_20_gris">.... </text:span><text:span text:style-name="_5f_Caractères">transforme T en C.</text:span></text:p>
            </text:list-item>
            <text:list-item>
              <text:p text:style-name="P38"><text:span text:style-name="_5f_Caractères">Dans la symétrie de centre N, le point </text:span><text:span text:style-name="_5f_pointillés_20_gris">.... </text:span><text:span text:style-name="_5f_Caractères">est l'image du point E'.</text:span></text:p>
            </text:list-item>
            <text:list-item>
              <text:p text:style-name="P39"><text:span text:style-name="_5f_Caractères">Les points T et E' sont symétriques par rapport au point </text:span><text:span text:style-name="_5f_pointillés_20_gris">.… </text:span></text:p>
            </text:list-item>
          </text:list>
        </text:list-item>
        <text:list-item>
          <text:h text:style-name="P51" text:outline-level="1"><draw:g text:anchor-type="char" draw:z-index="29" draw:name="Forme11" draw:style-name="gr37"><draw:line draw:style-name="gr23" draw:text-style-name="P73" svg:x1="1.841cm" svg:y1="2.935cm" svg:x2="3.601cm" svg:y2="1.994cm"><text:p/></draw:line><draw:line draw:style-name="gr23" draw:text-style-name="P73" svg:x1="3.825cm" svg:y1="2.642cm" svg:x2="3.604cm" svg:y2="1.994cm"><text:p/></draw:line><draw:line draw:style-name="gr23" draw:text-style-name="P73" svg:x1="1.844cm" svg:y1="2.934cm" svg:x2="3.497cm" svg:y2="3.798cm"><text:p/></draw:line><draw:line draw:style-name="gr23" draw:text-style-name="P73" svg:x1="2.934cm" svg:y1="2.776cm" svg:x2="3.498cm" svg:y2="3.8cm"><text:p/></draw:line><draw:line draw:style-name="gr23" draw:text-style-name="P73" svg:x1="2.934cm" svg:y1="2.776cm" svg:x2="3.823cm" svg:y2="2.636cm"><text:p/></draw:line><draw:frame draw:style-name="gr38" draw:text-style-name="P74" svg:width="0.26cm" svg:height="0.417cm" svg:x="1.51cm" svg:y="2.744cm"><draw:text-box><text:p text:style-name="P61"><text:span text:style-name="T42">B</text:span></text:p></draw:text-box></draw:frame><draw:frame draw:style-name="gr39" draw:text-style-name="P74" svg:width="0.211cm" svg:height="0.417cm" svg:x="3.598cm" svg:y="1.617cm"><draw:text-box><text:p text:style-name="P61"><text:span text:style-name="T42">L</text:span></text:p></draw:text-box></draw:frame><draw:frame draw:style-name="gr40" draw:text-style-name="P74" svg:width="0.26cm" svg:height="0.415cm" svg:x="3.847cm" svg:y="2.517cm"><draw:text-box><text:p text:style-name="P61"><text:span text:style-name="T42">A</text:span></text:p></draw:text-box></draw:frame><draw:frame draw:style-name="gr41" draw:text-style-name="P74" svg:width="0.283cm" svg:height="0.417cm" svg:x="2.651cm" svg:y="2.563cm"><draw:text-box><text:p text:style-name="P61"><text:span text:style-name="T42">N</text:span></text:p></draw:text-box></draw:frame><draw:frame draw:style-name="gr42" draw:text-style-name="P74" svg:width="0.265cm" svg:height="0.417cm" svg:x="3.602cm" svg:y="3.76cm"><draw:text-box><text:p text:style-name="P61"><text:span text:style-name="T42">C</text:span></text:p></draw:text-box></draw:frame><draw:line draw:style-name="gr23" draw:text-style-name="P73" svg:x1="7.341cm" svg:y1="2.609cm" svg:x2="5.587cm" svg:y2="3.552cm"><text:p/></draw:line><draw:line draw:style-name="gr23" draw:text-style-name="P73" svg:x1="5.362cm" svg:y1="2.908cm" svg:x2="5.585cm" svg:y2="3.556cm"><text:p/></draw:line><draw:line draw:style-name="gr23" draw:text-style-name="P73" svg:x1="7.343cm" svg:y1="2.611cm" svg:x2="5.687cm" svg:y2="1.75cm"><text:p/></draw:line><draw:line draw:style-name="gr23" draw:text-style-name="P73" svg:x1="6.253cm" svg:y1="2.774cm" svg:x2="5.687cm" svg:y2="1.75cm"><text:p/></draw:line><draw:line draw:style-name="gr23" draw:text-style-name="P73" svg:x1="6.249cm" svg:y1="2.776cm" svg:x2="5.362cm" svg:y2="2.916cm"><text:p/></draw:line><draw:frame draw:style-name="gr43" draw:text-style-name="P74" svg:width="0.237cm" svg:height="0.417cm" svg:x="7.408cm" svg:y="2.376cm"><draw:text-box><text:p text:style-name="P61"><text:span text:style-name="T42">E</text:span></text:p></draw:text-box></draw:frame><draw:frame draw:style-name="gr44" draw:text-style-name="P74" svg:width="0.292cm" svg:height="0.417cm" svg:x="5.295cm" svg:y="3.612cm"><draw:text-box><text:p text:style-name="P61"><text:span text:style-name="T42">G</text:span></text:p></draw:text-box></draw:frame><draw:frame draw:style-name="gr45" draw:text-style-name="P74" svg:width="0.278cm" svg:height="0.417cm" svg:x="5.061cm" svg:y="2.649cm"><draw:text-box><text:p text:style-name="P61"><text:span text:style-name="T42">U</text:span></text:p></draw:text-box></draw:frame><draw:frame draw:style-name="gr46" draw:text-style-name="P74" svg:width="0.297cm" svg:height="0.417cm" svg:x="6.311cm" svg:y="2.515cm"><draw:text-box><text:p text:style-name="P61"><text:span text:style-name="T42">O</text:span></text:p></draw:text-box></draw:frame><draw:frame draw:style-name="gr42" draw:text-style-name="P74" svg:width="0.265cm" svg:height="0.417cm" svg:x="5.387cm" svg:y="1.478cm"><draw:text-box><text:p text:style-name="P61"><text:span text:style-name="T42">R</text:span></text:p></draw:text-box></draw:frame><draw:g draw:style-name="gr12"><draw:line draw:style-name="gr23" draw:text-style-name="P73" svg:x1="4.503cm" svg:y1="2.683cm" svg:x2="4.683cm" svg:y2="2.849cm"><text:p/></draw:line><draw:line draw:style-name="gr23" draw:text-style-name="P73" svg:x1="4.503cm" svg:y1="2.851cm" svg:x2="4.683cm" svg:y2="2.683cm"><text:p/></draw:line></draw:g><draw:frame draw:style-name="gr47" draw:text-style-name="P74" svg:width="0.228cm" svg:height="0.417cm" svg:x="4.516cm" svg:y="2.249cm"><draw:text-box><text:p text:style-name="P61"><text:span text:style-name="T42">P</text:span></text:p></draw:text-box></draw:frame></draw:g><text:span text:style-name="_5f_Caractères">Le pentagone ROUGE est le symétrique du pentagone BLANC par la symétrie de centre P. Complète le tableau ci-dessous.</text:span></text:h>
        </text:list-item>
      </text:list>
      <table:table table:name="Tableau3" table:style-name="Tableau3">
        <table:table-column table:style-name="Tableau3.A"/>
        <table:table-column table:style-name="Tableau3.B" table:number-columns-repeated="5"/>
        <table:table-row table:style-name="Tableau3.1">
          <table:table-cell table:style-name="Tableau3.A1" office:value-type="string">
            <text:h text:style-name="_5f_Tableau_5f_Centré_5f_Gras" text:outline-level="1">Point</text:h>
          </table:table-cell>
          <table:table-cell table:style-name="Tableau3.B1" office:value-type="string">
            <text:h text:style-name="_5f_Tableau_5f_Centré_5f_Gras" text:outline-level="1">B</text:h>
          </table:table-cell>
          <table:table-cell table:style-name="Tableau3.C1" office:value-type="string">
            <text:h text:style-name="_5f_Tableau_5f_Centré_5f_Gras" text:outline-level="1">L</text:h>
          </table:table-cell>
          <table:table-cell table:style-name="Tableau3.D1" office:value-type="string">
            <text:h text:style-name="_5f_Tableau_5f_Centré_5f_Gras" text:outline-level="1">A</text:h>
          </table:table-cell>
          <table:table-cell table:style-name="Tableau3.C1" office:value-type="string">
            <text:h text:style-name="_5f_Tableau_5f_Centré_5f_Gras" text:outline-level="1">N</text:h>
          </table:table-cell>
          <table:table-cell table:style-name="Tableau3.F1" office:value-type="string">
            <text:h text:style-name="_5f_Tableau_5f_Centré_5f_Gras" text:outline-level="1">C</text:h>
          </table:table-cell>
        </table:table-row>
        <table:table-row table:style-name="Tableau3.2">
          <table:table-cell table:style-name="Tableau3.A2" office:value-type="string">
            <text:h text:style-name="_5f_Tableau_5f_Centré_5f_Gras" text:outline-level="1">Symétrique</text:h>
          </table:table-cell>
          <table:table-cell table:style-name="Tableau3.B2" office:value-type="string">
            <text:p text:style-name="P42"><text:span text:style-name="_5f_pointillés_20_gris">....</text:span></text:p>
          </table:table-cell>
          <table:table-cell table:style-name="Tableau3.C2" office:value-type="string">
            <text:p text:style-name="P42"><text:span text:style-name="_5f_pointillés_20_gris">....</text:span></text:p>
          </table:table-cell>
          <table:table-cell table:style-name="Tableau3.D2" office:value-type="string">
            <text:p text:style-name="P42"><text:span text:style-name="_5f_pointillés_20_gris">....</text:span></text:p>
          </table:table-cell>
          <table:table-cell table:style-name="Tableau3.C2" office:value-type="string">
            <text:p text:style-name="P42"><text:span text:style-name="_5f_pointillés_20_gris">....</text:span></text:p>
          </table:table-cell>
          <table:table-cell table:style-name="Tableau3.F2" office:value-type="string">
            <text:p text:style-name="P42"><text:span text:style-name="_5f_pointillés_20_gris">....</text:span></text:p>
          </table:table-cell>
        </table:table-row>
      </table:table>
      <text:list xml:id="list85704031216104" text:continue-numbering="true" text:style-name="_5f_Numérotation_20_des_20_exercices">
        <text:list-item>
          <text:h text:style-name="P50" text:outline-level="1"><text:span text:style-name="_5f_Caractères">Sur un quadrillage</text:span></text:h>
          <text:list>
            <text:list-item>
              <text:p text:style-name="P39"><draw:g text:anchor-type="paragraph" draw:z-index="23" draw:name="Forme5_ 1" draw:style-name="gr99"><draw:line draw:style-name="gr100" draw:text-style-name="P64" svg:x1="-0.533cm" svg:y1="0.4cm" svg:x2="-0.533cm" svg:y2="5.401cm"><text:p/></draw:line><draw:line draw:style-name="gr100" draw:text-style-name="P64" svg:x1="0.337cm" svg:y1="0.4cm" svg:x2="0.337cm" svg:y2="5.401cm"><text:p/></draw:line><draw:line draw:style-name="gr100" draw:text-style-name="P64" svg:x1="1.203cm" svg:y1="0.4cm" svg:x2="1.203cm" svg:y2="5.401cm"><text:p/></draw:line><draw:line draw:style-name="gr100" draw:text-style-name="P64" svg:x1="2.075cm" svg:y1="0.4cm" svg:x2="2.075cm" svg:y2="5.401cm"><text:p/></draw:line><draw:line draw:style-name="gr100" draw:text-style-name="P64" svg:x1="2.944cm" svg:y1="0.4cm" svg:x2="2.944cm" svg:y2="5.401cm"><text:p/></draw:line><draw:line draw:style-name="gr100" draw:text-style-name="P64" svg:x1="3.81cm" svg:y1="0.4cm" svg:x2="3.81cm" svg:y2="5.401cm"><text:p/></draw:line><draw:line draw:style-name="gr100" draw:text-style-name="P64" svg:x1="4.683cm" svg:y1="0.4cm" svg:x2="4.683cm" svg:y2="5.401cm"><text:p/></draw:line><draw:line draw:style-name="gr100" draw:text-style-name="P64" svg:x1="-0.533cm" svg:y1="5.401cm" svg:x2="4.683cm" svg:y2="5.401cm"><text:p/></draw:line><draw:line draw:style-name="gr100" draw:text-style-name="P64" svg:x1="-0.533cm" svg:y1="4.565cm" svg:x2="4.683cm" svg:y2="4.565cm"><text:p/></draw:line><draw:line draw:style-name="gr100" draw:text-style-name="P64" svg:x1="-0.533cm" svg:y1="3.736cm" svg:x2="4.683cm" svg:y2="3.736cm"><text:p/></draw:line><draw:line draw:style-name="gr100" draw:text-style-name="P64" svg:x1="-0.533cm" svg:y1="2.898cm" svg:x2="4.683cm" svg:y2="2.898cm"><text:p/></draw:line><draw:line draw:style-name="gr100" draw:text-style-name="P64" svg:x1="-0.533cm" svg:y1="2.067cm" svg:x2="4.683cm" svg:y2="2.067cm"><text:p/></draw:line><draw:line draw:style-name="gr100" draw:text-style-name="P64" svg:x1="-0.533cm" svg:y1="1.233cm" svg:x2="4.683cm" svg:y2="1.233cm"><text:p/></draw:line><draw:line draw:style-name="gr100" draw:text-style-name="P64" svg:x1="-0.533cm" svg:y1="0.4cm" svg:x2="4.683cm" svg:y2="0.4cm"><text:p/></draw:line><draw:g draw:style-name="gr12"><draw:line draw:style-name="gr35" draw:text-style-name="P64" svg:x1="1.106cm" svg:y1="1.166cm" svg:x2="1.28cm" svg:y2="1.333cm"><text:p/></draw:line><draw:line draw:style-name="gr35" draw:text-style-name="P64" svg:x1="1.106cm" svg:y1="1.333cm" svg:x2="1.28cm" svg:y2="1.166cm"><text:p/></draw:line></draw:g><draw:frame draw:style-name="gr101" draw:text-style-name="P86" svg:width="0.724cm" svg:height="0.625cm" svg:x="1.204cm" svg:y="0.785cm"><draw:text-box><text:p text:style-name="P61"><text:span text:style-name="T46">B</text:span></text:p></draw:text-box></draw:frame><draw:g draw:style-name="gr12"><draw:line draw:style-name="gr35" draw:text-style-name="P64" svg:x1="1.979cm" svg:y1="1.166cm" svg:x2="2.153cm" svg:y2="1.333cm"><text:p/></draw:line><draw:line draw:style-name="gr35" draw:text-style-name="P64" svg:x1="1.979cm" svg:y1="1.333cm" svg:x2="2.153cm" svg:y2="1.166cm"><text:p/></draw:line></draw:g><draw:frame draw:style-name="gr102" draw:text-style-name="P86" svg:width="0.727cm" svg:height="0.625cm" svg:x="2.007cm" svg:y="0.767cm"><draw:text-box><text:p text:style-name="P61"><text:span text:style-name="T46">C</text:span></text:p></draw:text-box></draw:frame><draw:g draw:style-name="gr12"><draw:line draw:style-name="gr35" draw:text-style-name="P64" svg:x1="2.847cm" svg:y1="1.166cm" svg:x2="3.021cm" svg:y2="1.333cm"><text:p/></draw:line><draw:line draw:style-name="gr35" draw:text-style-name="P64" svg:x1="2.847cm" svg:y1="1.333cm" svg:x2="3.021cm" svg:y2="1.166cm"><text:p/></draw:line></draw:g><draw:frame draw:style-name="gr103" draw:text-style-name="P86" svg:width="0.75cm" svg:height="0.625cm" svg:x="2.891cm" svg:y="0.767cm"><draw:text-box><text:p text:style-name="P61"><text:span text:style-name="T46">D</text:span></text:p></draw:text-box></draw:frame><draw:g draw:style-name="gr12"><draw:line draw:style-name="gr35" draw:text-style-name="P64" svg:x1="3.718cm" svg:y1="1.166cm" svg:x2="3.892cm" svg:y2="1.333cm"><text:p/></draw:line><draw:line draw:style-name="gr35" draw:text-style-name="P64" svg:x1="3.718cm" svg:y1="1.333cm" svg:x2="3.892cm" svg:y2="1.166cm"><text:p/></draw:line></draw:g><draw:frame draw:style-name="gr104" draw:text-style-name="P86" svg:width="0.706cm" svg:height="0.625cm" svg:x="3.778cm" svg:y="0.767cm"><draw:text-box><text:p text:style-name="P61"><text:span text:style-name="T46">E</text:span></text:p></draw:text-box></draw:frame><draw:g draw:style-name="gr12"><draw:line draw:style-name="gr35" draw:text-style-name="P64" svg:x1="0.24cm" svg:y1="1.166cm" svg:x2="0.414cm" svg:y2="1.333cm"><text:p/></draw:line><draw:line draw:style-name="gr35" draw:text-style-name="P64" svg:x1="0.24cm" svg:y1="1.333cm" svg:x2="0.414cm" svg:y2="1.166cm"><text:p/></draw:line></draw:g><draw:frame draw:style-name="gr105" draw:text-style-name="P86" svg:width="0.722cm" svg:height="0.625cm" svg:x="0.301cm" svg:y="0.725cm"><draw:text-box><text:p text:style-name="P61"><text:span text:style-name="T46">A</text:span></text:p></draw:text-box></draw:frame><draw:g draw:style-name="gr12"><draw:line draw:style-name="gr35" draw:text-style-name="P64" svg:x1="0.24cm" svg:y1="1.972cm" svg:x2="0.414cm" svg:y2="2.139cm"><text:p/></draw:line><draw:line draw:style-name="gr35" draw:text-style-name="P64" svg:x1="0.24cm" svg:y1="2.139cm" svg:x2="0.414cm" svg:y2="1.972cm"><text:p/></draw:line></draw:g><draw:frame draw:style-name="gr106" draw:text-style-name="P86" svg:width="0.689cm" svg:height="0.625cm" svg:x="0.27cm" svg:y="1.608cm"><draw:text-box><text:p text:style-name="P61"><text:span text:style-name="T46">F</text:span></text:p></draw:text-box></draw:frame><draw:g draw:style-name="gr12"><draw:line draw:style-name="gr35" draw:text-style-name="P64" svg:x1="1.106cm" svg:y1="1.972cm" svg:x2="1.28cm" svg:y2="2.139cm"><text:p/></draw:line><draw:line draw:style-name="gr35" draw:text-style-name="P64" svg:x1="1.106cm" svg:y1="2.139cm" svg:x2="1.28cm" svg:y2="1.972cm"><text:p/></draw:line></draw:g><draw:frame draw:style-name="gr107" draw:text-style-name="P86" svg:width="0.752cm" svg:height="0.625cm" svg:x="1.169cm" svg:y="1.592cm"><draw:text-box><text:p text:style-name="P61"><text:span text:style-name="T46">G</text:span></text:p></draw:text-box></draw:frame><draw:g draw:style-name="gr12"><draw:line draw:style-name="gr35" draw:text-style-name="P64" svg:x1="1.988cm" svg:y1="1.972cm" svg:x2="2.162cm" svg:y2="2.139cm"><text:p/></draw:line><draw:line draw:style-name="gr35" draw:text-style-name="P64" svg:x1="1.988cm" svg:y1="2.139cm" svg:x2="2.162cm" svg:y2="1.972cm"><text:p/></draw:line></draw:g><draw:frame draw:style-name="gr108" draw:text-style-name="P86" svg:width="0.743cm" svg:height="0.625cm" svg:x="2.032cm" svg:y="1.592cm"><draw:text-box><text:p text:style-name="P61"><text:span text:style-name="T46">H</text:span></text:p></draw:text-box></draw:frame><draw:g draw:style-name="gr12"><draw:line draw:style-name="gr35" draw:text-style-name="P64" svg:x1="2.847cm" svg:y1="1.972cm" svg:x2="3.021cm" svg:y2="2.139cm"><text:p/></draw:line><draw:line draw:style-name="gr35" draw:text-style-name="P64" svg:x1="2.847cm" svg:y1="2.139cm" svg:x2="3.021cm" svg:y2="1.972cm"><text:p/></draw:line></draw:g><draw:frame draw:style-name="gr109" draw:text-style-name="P86" svg:width="0.599cm" svg:height="0.625cm" svg:x="2.937cm" svg:y="1.592cm"><draw:text-box><text:p text:style-name="P61"><text:span text:style-name="T46">I</text:span></text:p></draw:text-box></draw:frame><draw:g draw:style-name="gr12"><draw:line draw:style-name="gr35" draw:text-style-name="P64" svg:x1="3.735cm" svg:y1="1.991cm" svg:x2="3.909cm" svg:y2="2.158cm"><text:p/></draw:line><draw:line draw:style-name="gr35" draw:text-style-name="P64" svg:x1="3.735cm" svg:y1="2.158cm" svg:x2="3.909cm" svg:y2="1.991cm"><text:p/></draw:line></draw:g><draw:frame draw:style-name="gr109" draw:text-style-name="P86" svg:width="0.599cm" svg:height="0.625cm" svg:x="3.771cm" svg:y="1.599cm"><draw:text-box><text:p text:style-name="P61"><text:span text:style-name="T46">J</text:span></text:p></draw:text-box></draw:frame><draw:g draw:style-name="gr12"><draw:line draw:style-name="gr35" draw:text-style-name="P64" svg:x1="0.24cm" svg:y1="2.817cm" svg:x2="0.414cm" svg:y2="2.984cm"><text:p/></draw:line><draw:line draw:style-name="gr35" draw:text-style-name="P64" svg:x1="0.24cm" svg:y1="2.984cm" svg:x2="0.414cm" svg:y2="2.817cm"><text:p/></draw:line></draw:g><draw:frame draw:style-name="gr110" draw:text-style-name="P86" svg:width="0.713cm" svg:height="0.625cm" svg:x="0.303cm" svg:y="2.434cm"><draw:text-box><text:p text:style-name="P61"><text:span text:style-name="T46">K</text:span></text:p></draw:text-box></draw:frame><draw:g draw:style-name="gr12"><draw:line draw:style-name="gr35" draw:text-style-name="P64" svg:x1="1.106cm" svg:y1="2.817cm" svg:x2="1.28cm" svg:y2="2.984cm"><text:p/></draw:line><draw:line draw:style-name="gr35" draw:text-style-name="P64" svg:x1="1.106cm" svg:y1="2.984cm" svg:x2="1.28cm" svg:y2="2.817cm"><text:p/></draw:line></draw:g><draw:frame draw:style-name="gr111" draw:text-style-name="P86" svg:width="0.683cm" svg:height="0.625cm" svg:x="1.174cm" svg:y="2.467cm"><draw:text-box><text:p text:style-name="P61"><text:span text:style-name="T46">L</text:span></text:p></draw:text-box></draw:frame><draw:g draw:style-name="gr12"><draw:line draw:style-name="gr35" draw:text-style-name="P64" svg:x1="1.979cm" svg:y1="2.817cm" svg:x2="2.153cm" svg:y2="2.984cm"><text:p/></draw:line><draw:line draw:style-name="gr35" draw:text-style-name="P64" svg:x1="1.979cm" svg:y1="2.984cm" svg:x2="2.153cm" svg:y2="2.817cm"><text:p/></draw:line></draw:g><draw:frame draw:style-name="gr112" draw:text-style-name="P86" svg:width="0.78cm" svg:height="0.625cm" svg:x="2.039cm" svg:y="2.467cm"><draw:text-box><text:p text:style-name="P61"><text:span text:style-name="T46">M</text:span></text:p></draw:text-box></draw:frame><draw:g draw:style-name="gr12"><draw:line draw:style-name="gr35" draw:text-style-name="P64" svg:x1="2.847cm" svg:y1="2.817cm" svg:x2="3.021cm" svg:y2="2.984cm"><text:p/></draw:line><draw:line draw:style-name="gr35" draw:text-style-name="P64" svg:x1="2.847cm" svg:y1="2.984cm" svg:x2="3.021cm" svg:y2="2.817cm"><text:p/></draw:line></draw:g><draw:frame draw:style-name="gr108" draw:text-style-name="P86" svg:width="0.743cm" svg:height="0.625cm" svg:x="2.928cm" svg:y="2.483cm"><draw:text-box><text:p text:style-name="P61"><text:span text:style-name="T46">N</text:span></text:p></draw:text-box></draw:frame><draw:g draw:style-name="gr12"><draw:line draw:style-name="gr35" draw:text-style-name="P64" svg:x1="3.735cm" svg:y1="2.817cm" svg:x2="3.909cm" svg:y2="2.984cm"><text:p/></draw:line><draw:line draw:style-name="gr35" draw:text-style-name="P64" svg:x1="3.735cm" svg:y1="2.984cm" svg:x2="3.909cm" svg:y2="2.817cm"><text:p/></draw:line></draw:g><draw:frame draw:style-name="gr113" draw:text-style-name="P86" svg:width="0.756cm" svg:height="0.625cm" svg:x="3.759cm" svg:y="2.483cm"><draw:text-box><text:p text:style-name="P61"><text:span text:style-name="T46">O</text:span></text:p></draw:text-box></draw:frame><draw:g draw:style-name="gr12"><draw:line draw:style-name="gr35" draw:text-style-name="P64" svg:x1="0.24cm" svg:y1="3.639cm" svg:x2="0.414cm" svg:y2="3.806cm"><text:p/></draw:line><draw:line draw:style-name="gr35" draw:text-style-name="P64" svg:x1="0.24cm" svg:y1="3.806cm" svg:x2="0.414cm" svg:y2="3.639cm"><text:p/></draw:line></draw:g><draw:frame draw:style-name="gr114" draw:text-style-name="P86" svg:width="0.698cm" svg:height="0.625cm" svg:x="0.34cm" svg:y="3.217cm"><draw:text-box><text:p text:style-name="P61"><text:span text:style-name="T46">P</text:span></text:p></draw:text-box></draw:frame><draw:g draw:style-name="gr12"><draw:line draw:style-name="gr35" draw:text-style-name="P64" svg:x1="1.106cm" svg:y1="3.639cm" svg:x2="1.28cm" svg:y2="3.806cm"><text:p/></draw:line><draw:line draw:style-name="gr35" draw:text-style-name="P64" svg:x1="1.106cm" svg:y1="3.806cm" svg:x2="1.28cm" svg:y2="3.639cm"><text:p/></draw:line></draw:g><draw:frame draw:style-name="gr113" draw:text-style-name="P86" svg:width="0.756cm" svg:height="0.625cm" svg:x="1.185cm" svg:y="3.217cm"><draw:text-box><text:p text:style-name="P61"><text:span text:style-name="T46">Q</text:span></text:p></draw:text-box></draw:frame><draw:g draw:style-name="gr12"><draw:line draw:style-name="gr35" draw:text-style-name="P64" svg:x1="1.988cm" svg:y1="3.639cm" svg:x2="2.162cm" svg:y2="3.806cm"><text:p/></draw:line><draw:line draw:style-name="gr35" draw:text-style-name="P64" svg:x1="1.988cm" svg:y1="3.806cm" svg:x2="2.162cm" svg:y2="3.639cm"><text:p/></draw:line></draw:g><draw:frame draw:style-name="gr115" draw:text-style-name="P86" svg:width="0.726cm" svg:height="0.625cm" svg:x="2.065cm" svg:y="3.259cm"><draw:text-box><text:p text:style-name="P61"><text:span text:style-name="T46">R</text:span></text:p></draw:text-box></draw:frame><draw:g draw:style-name="gr12"><draw:line draw:style-name="gr35" draw:text-style-name="P64" svg:x1="2.847cm" svg:y1="3.639cm" svg:x2="3.021cm" svg:y2="3.806cm"><text:p/></draw:line><draw:line draw:style-name="gr35" draw:text-style-name="P64" svg:x1="2.847cm" svg:y1="3.806cm" svg:x2="3.021cm" svg:y2="3.639cm"><text:p/></draw:line></draw:g><draw:frame draw:style-name="gr116" draw:text-style-name="P86" svg:width="0.708cm" svg:height="0.625cm" svg:x="2.928cm" svg:y="3.242cm"><draw:text-box><text:p text:style-name="P61"><text:span text:style-name="T46">S</text:span></text:p></draw:text-box></draw:frame><draw:g draw:style-name="gr12"><draw:line draw:style-name="gr35" draw:text-style-name="P64" svg:x1="3.718cm" svg:y1="3.639cm" svg:x2="3.892cm" svg:y2="3.806cm"><text:p/></draw:line><draw:line draw:style-name="gr35" draw:text-style-name="P64" svg:x1="3.718cm" svg:y1="3.806cm" svg:x2="3.892cm" svg:y2="3.639cm"><text:p/></draw:line></draw:g><draw:frame draw:style-name="gr117" draw:text-style-name="P86" svg:width="0.699cm" svg:height="0.625cm" svg:x="3.78cm" svg:y="3.275cm"><draw:text-box><text:p text:style-name="P61"><text:span text:style-name="T46">T</text:span></text:p></draw:text-box></draw:frame><draw:g draw:style-name="gr12"><draw:line draw:style-name="gr35" draw:text-style-name="P64" svg:x1="0.24cm" svg:y1="4.475cm" svg:x2="0.414cm" svg:y2="4.642cm"><text:p/></draw:line><draw:line draw:style-name="gr35" draw:text-style-name="P64" svg:x1="0.24cm" svg:y1="4.642cm" svg:x2="0.414cm" svg:y2="4.475cm"><text:p/></draw:line></draw:g><draw:frame draw:style-name="gr118" draw:text-style-name="P86" svg:width="0.738cm" svg:height="0.625cm" svg:x="0.268cm" svg:y="4.125cm"><draw:text-box><text:p text:style-name="P61"><text:span text:style-name="T46">U</text:span></text:p></draw:text-box></draw:frame><draw:g draw:style-name="gr12"><draw:line draw:style-name="gr35" draw:text-style-name="P64" svg:x1="1.106cm" svg:y1="4.475cm" svg:x2="1.28cm" svg:y2="4.642cm"><text:p/></draw:line><draw:line draw:style-name="gr35" draw:text-style-name="P64" svg:x1="1.106cm" svg:y1="4.642cm" svg:x2="1.28cm" svg:y2="4.475cm"><text:p/></draw:line></draw:g><draw:frame draw:style-name="gr105" draw:text-style-name="P86" svg:width="0.722cm" svg:height="0.625cm" svg:x="1.231cm" svg:y="4.125cm"><draw:text-box><text:p text:style-name="P61"><text:span text:style-name="T46">V</text:span></text:p></draw:text-box></draw:frame><draw:g draw:style-name="gr12"><draw:line draw:style-name="gr35" draw:text-style-name="P64" svg:x1="1.988cm" svg:y1="4.475cm" svg:x2="2.162cm" svg:y2="4.642cm"><text:p/></draw:line><draw:line draw:style-name="gr35" draw:text-style-name="P64" svg:x1="1.988cm" svg:y1="4.642cm" svg:x2="2.162cm" svg:y2="4.475cm"><text:p/></draw:line></draw:g><draw:frame draw:style-name="gr119" draw:text-style-name="P86" svg:width="0.819cm" svg:height="0.625cm" svg:x="2.06cm" svg:y="4.125cm"><draw:text-box><text:p text:style-name="P61"><text:span text:style-name="T46">W</text:span></text:p></draw:text-box></draw:frame><draw:g draw:style-name="gr12"><draw:line draw:style-name="gr35" draw:text-style-name="P64" svg:x1="2.847cm" svg:y1="4.475cm" svg:x2="3.021cm" svg:y2="4.642cm"><text:p/></draw:line><draw:line draw:style-name="gr35" draw:text-style-name="P64" svg:x1="2.847cm" svg:y1="4.642cm" svg:x2="3.021cm" svg:y2="4.475cm"><text:p/></draw:line></draw:g><draw:frame draw:style-name="gr105" draw:text-style-name="P86" svg:width="0.722cm" svg:height="0.625cm" svg:x="2.97cm" svg:y="4.092cm"><draw:text-box><text:p text:style-name="P61"><text:span text:style-name="T46">X</text:span></text:p></draw:text-box></draw:frame><draw:g draw:style-name="gr12"><draw:line draw:style-name="gr35" draw:text-style-name="P64" svg:x1="3.692cm" svg:y1="4.475cm" svg:x2="3.866cm" svg:y2="4.642cm"><text:p/></draw:line><draw:line draw:style-name="gr35" draw:text-style-name="P64" svg:x1="3.692cm" svg:y1="4.642cm" svg:x2="3.866cm" svg:y2="4.475cm"><text:p/></draw:line></draw:g><draw:frame draw:style-name="gr117" draw:text-style-name="P86" svg:width="0.699cm" svg:height="0.625cm" svg:x="3.815cm" svg:y="4.092cm"><draw:text-box><text:p text:style-name="P61"><text:span text:style-name="T46">Y</text:span></text:p></draw:text-box></draw:frame></draw:g><text:span text:style-name="_5f_Caractères">L’image du segment [HR] par la symétrie de centre N est : </text:span><text:span text:style-name="_5f_pointillés_20_gris">……</text:span></text:p>
            </text:list-item>
            <text:list-item>
              <text:p text:style-name="P39"><text:span text:style-name="_5f_Caractères">L’image du triangle QUV par la symétrie de centre R est : </text:span><text:span text:style-name="_5f_pointillés_20_gris">……</text:span></text:p>
            </text:list-item>
            <text:list-item>
              <text:p text:style-name="P39"><text:span text:style-name="_5f_Caractères">L’image du triangle QUV par la symétrie de centre L est : </text:span><text:span text:style-name="_5f_pointillés_20_gris">……<text:tab/></text:span></text:p>
            </text:list-item>
            <text:list-item>
              <text:p text:style-name="P39"><text:span text:style-name="_5f_Caractères">L’image du quadrilatère DEJH par la symétrie de centre M est : </text:span><text:span text:style-name="_5f_pointillés_20_gris">……</text:span></text:p>
            </text:list-item>
          </text:list>
        </text:list-item>
        <text:list-item>
          <text:h text:style-name="P51" text:outline-level="1"><draw:g text:anchor-type="paragraph" draw:z-index="24" draw:name="Group object 1" draw:style-name="gr48"><draw:g draw:style-name="gr12"><draw:ellipse draw:style-name="gr90" draw:text-style-name="P85" svg:width="1.033cm" svg:height="1.034cm" draw:transform="rotate (-3.14159265358979) translate (2.72873611111111cm 3.92994444444444cm)"><text:p/></draw:ellipse><draw:circle draw:style-name="gr91" draw:text-style-name="P85" svg:width="1.034cm" svg:height="1.034cm" draw:transform="rotate (-3.14159265358979) translate (2.24543055555556cm 3.50661111111111cm)"><text:p/></draw:circle><draw:ellipse draw:style-name="gr92" draw:text-style-name="P85" svg:width="1.029cm" svg:height="1.034cm" draw:transform="rotate (-3.14159265358979) translate (2.09020833333333cm 4.07105555555556cm)"><text:p/></draw:ellipse></draw:g><draw:g draw:style-name="gr12"><draw:ellipse draw:style-name="gr93" draw:text-style-name="P85" svg:width="1.033cm" svg:height="1.034cm" svg:x="1.803cm" svg:y="5.017cm"><text:p/></draw:ellipse><draw:ellipse draw:style-name="gr94" draw:text-style-name="P85" svg:width="1.029cm" svg:height="1.034cm" svg:x="2.295cm" svg:y="5.44cm"><text:p/></draw:ellipse><draw:ellipse draw:style-name="gr95" draw:text-style-name="P85" svg:width="1.031cm" svg:height="1.034cm" svg:x="2.442cm" svg:y="4.877cm"><text:p/></draw:ellipse></draw:g><draw:g draw:style-name="gr12"><draw:line draw:style-name="gr96" draw:text-style-name="P75" svg:x1="2.182cm" svg:y1="4.367cm" svg:x2="2.381cm" svg:y2="4.566cm"><text:p/></draw:line><draw:line draw:style-name="gr97" draw:text-style-name="P75" svg:x1="2.381cm" svg:y1="4.366cm" svg:x2="2.182cm" svg:y2="4.564cm"><text:p/></draw:line></draw:g><draw:frame draw:style-name="gr98" draw:text-style-name="P78" svg:width="0.385cm" svg:height="0.579cm" svg:x="1.78cm" svg:y="4.32cm"><draw:text-box><text:p text:style-name="P77"><text:span text:style-name="T43">O</text:span></text:p></draw:text-box></draw:frame><draw:frame draw:style-name="gr64" draw:text-style-name="P79" svg:width="1.8cm" svg:height="0.727cm" svg:x="0.639cm" svg:y="1.808cm"><draw:text-box><text:p text:style-name="P61"><text:span text:style-name="T44">Fig.1</text:span></text:p></draw:text-box></draw:frame><draw:frame draw:style-name="gr64" draw:text-style-name="P79" svg:width="1.802cm" svg:height="0.727cm" svg:x="2.239cm" svg:y="6.509cm"><draw:text-box><text:p text:style-name="P61"><text:span text:style-name="T44">Fig.2</text:span></text:p></draw:text-box></draw:frame></draw:g><draw:g text:anchor-type="paragraph" draw:z-index="25" draw:name="Group object 2" draw:style-name="gr48"><draw:g draw:style-name="gr12"><draw:frame draw:style-name="gr64" draw:text-style-name="P79" svg:width="1.802cm" svg:height="0.727cm" svg:x="6.81cm" svg:y="6.007cm"><draw:text-box><text:p text:style-name="P61"><text:span text:style-name="T44">Fig.2</text:span></text:p></draw:text-box></draw:frame><draw:frame draw:style-name="gr64" draw:text-style-name="P79" svg:width="1.802cm" svg:height="0.727cm" svg:x="5.11cm" svg:y="2.111cm"><draw:text-box><text:p text:style-name="P61"><text:span text:style-name="T44">Fig.1</text:span></text:p></draw:text-box></draw:frame></draw:g><draw:g draw:name="Forme13" draw:style-name="gr12"><draw:g draw:style-name="gr12"><draw:rect draw:style-name="gr86" draw:text-style-name="P83" svg:width="1.701cm" svg:height="1.701cm" svg:x="5.011cm" svg:y="2.88cm"><text:p/></draw:rect><draw:g draw:style-name="gr12"><draw:line draw:style-name="gr87" draw:text-style-name="P75" svg:x1="6.611cm" svg:y1="4.468cm" svg:x2="6.81cm" svg:y2="4.655cm"><text:p/></draw:line><draw:line draw:style-name="gr88" draw:text-style-name="P75" svg:x1="6.809cm" svg:y1="4.466cm" svg:x2="6.611cm" svg:y2="4.651cm"><text:p/></draw:line></draw:g><draw:frame draw:style-name="gr89" draw:text-style-name="P84" svg:width="0.821cm" svg:height="0.729cm" svg:x="6.604cm" svg:y="3.91cm"><draw:text-box><text:p text:style-name="P77"><text:span text:style-name="T43">O</text:span></text:p></draw:text-box></draw:frame><draw:rect draw:style-name="gr86" draw:text-style-name="P83" svg:width="1.313cm" svg:height="1.35cm" svg:x="6.703cm" svg:y="4.561cm"><text:p/></draw:rect></draw:g></draw:g></draw:g><draw:g text:anchor-type="paragraph" draw:z-index="27" draw:name="Group object 3" draw:style-name="gr48"><draw:g draw:name="Forme14" draw:style-name="gr12"><draw:g draw:style-name="gr12"><draw:line draw:style-name="gr65" draw:text-style-name="P75" svg:x1="1.526cm" svg:y1="9.975cm" svg:x2="3.689cm" svg:y2="9.622cm"><text:p/></draw:line><draw:line draw:style-name="gr66" draw:text-style-name="P75" svg:x1="1.526cm" svg:y1="9.973cm" svg:x2="3.498cm" svg:y2="11.421cm"><text:p/></draw:line><draw:line draw:style-name="gr67" draw:text-style-name="P75" svg:x1="3.498cm" svg:y1="11.432cm" svg:x2="3.689cm" svg:y2="9.622cm"><text:p/></draw:line></draw:g><draw:g draw:style-name="gr12"><draw:line draw:style-name="gr68" draw:text-style-name="P75" svg:x1="2.151cm" svg:y1="11.513cm" svg:x2="2.35cm" svg:y2="11.712cm"><text:p/></draw:line><draw:line draw:style-name="gr69" draw:text-style-name="P75" svg:x1="2.151cm" svg:y1="11.712cm" svg:x2="2.35cm" svg:y2="11.513cm"><text:p/></draw:line></draw:g><draw:frame draw:style-name="gr70" draw:text-style-name="P78" svg:width="0.32cm" svg:height="0.479cm" svg:x="1.755cm" svg:y="11.409cm"><draw:text-box><text:p text:style-name="P77"><text:span text:style-name="T43">O</text:span></text:p></draw:text-box></draw:frame><draw:g draw:style-name="gr12"><draw:line draw:style-name="gr71" draw:text-style-name="P75" svg:x1="1.509cm" svg:y1="13.268cm" svg:x2="3.672cm" svg:y2="13.619cm"><text:p/></draw:line><draw:line draw:style-name="gr72" draw:text-style-name="P75" svg:x1="1.509cm" svg:y1="13.267cm" svg:x2="3.481cm" svg:y2="11.819cm"><text:p/></draw:line><draw:line draw:style-name="gr73" draw:text-style-name="P75" svg:x1="3.481cm" svg:y1="11.811cm" svg:x2="3.672cm" svg:y2="13.621cm"><text:p/></draw:line></draw:g></draw:g><draw:frame draw:style-name="gr64" draw:text-style-name="P79" svg:width="1.802cm" svg:height="0.727cm" svg:x="1.69cm" svg:y="8.714cm"><draw:text-box><text:p text:style-name="P61"><text:span text:style-name="T44">Fig.2</text:span></text:p></draw:text-box></draw:frame><draw:frame draw:style-name="gr64" draw:text-style-name="P79" svg:width="1.802cm" svg:height="0.727cm" svg:x="1.69cm" svg:y="13.618cm"><draw:text-box><text:p text:style-name="P61"><text:span text:style-name="T44">Fig.1</text:span></text:p></draw:text-box></draw:frame></draw:g><draw:g text:anchor-type="paragraph" draw:z-index="28" draw:name="Group object 4" draw:style-name="gr48"><draw:g draw:name="Forme15" draw:style-name="gr12"><draw:g draw:style-name="gr12"><draw:line draw:style-name="gr49" draw:text-style-name="P75" svg:x1="5.08cm" svg:y1="10.643cm" svg:x2="5.08cm" svg:y2="9.899cm"><text:p/></draw:line><draw:line draw:style-name="gr50" draw:text-style-name="P75" svg:x1="6.565cm" svg:y1="9.899cm" svg:x2="5.08cm" svg:y2="9.899cm"><text:p/></draw:line><draw:line draw:style-name="gr51" draw:text-style-name="P75" svg:x1="7.305cm" svg:y1="10.645cm" svg:x2="5.067cm" svg:y2="10.647cm"><text:p/></draw:line><draw:line draw:style-name="gr52" draw:text-style-name="P75" svg:x1="6.567cm" svg:y1="10.636cm" svg:x2="6.567cm" svg:y2="9.892cm"><text:p/></draw:line><draw:line draw:style-name="gr53" draw:text-style-name="P75" svg:x1="5.074cm" svg:y1="10.269cm" svg:x2="6.556cm" svg:y2="10.269cm"><text:p/></draw:line><draw:rect draw:style-name="gr54" draw:text-style-name="P76" svg:width="1.481cm" svg:height="0.369cm" svg:x="5.079cm" svg:y="10.267cm"><text:p/></draw:rect><draw:g draw:style-name="gr12"><draw:line draw:style-name="gr55" draw:text-style-name="P75" svg:x1="8.786cm" svg:y1="12.139cm" svg:x2="8.786cm" svg:y2="12.885cm"><text:p/></draw:line><draw:line draw:style-name="gr56" draw:text-style-name="P75" svg:x1="7.302cm" svg:y1="12.885cm" svg:x2="8.785cm" svg:y2="12.885cm"><text:p/></draw:line><draw:line draw:style-name="gr57" draw:text-style-name="P75" svg:x1="6.56cm" svg:y1="12.139cm" svg:x2="8.798cm" svg:y2="12.139cm"><text:p/></draw:line><draw:line draw:style-name="gr58" draw:text-style-name="P75" svg:x1="7.302cm" svg:y1="12.147cm" svg:x2="7.302cm" svg:y2="12.891cm"><text:p/></draw:line><draw:line draw:style-name="gr59" draw:text-style-name="P75" svg:x1="8.791cm" svg:y1="12.513cm" svg:x2="7.309cm" svg:y2="12.513cm"><text:p/></draw:line><draw:rect draw:style-name="gr60" draw:text-style-name="P76" svg:width="1.479cm" svg:height="0.369cm" draw:transform="rotate (-3.14159265358979) translate (8.78416666666667cm 12.5165555555556cm)"><text:p/></draw:rect></draw:g><draw:g draw:style-name="gr12"><draw:line draw:style-name="gr61" draw:text-style-name="P75" svg:x1="6.844cm" svg:y1="11.296cm" svg:x2="7.042cm" svg:y2="11.494cm"><text:p/></draw:line><draw:line draw:style-name="gr62" draw:text-style-name="P75" svg:x1="7.036cm" svg:y1="11.294cm" svg:x2="6.838cm" svg:y2="11.49cm"><text:p/></draw:line></draw:g><draw:frame draw:style-name="gr63" draw:text-style-name="P78" svg:width="0.322cm" svg:height="0.477cm" svg:x="6.523cm" svg:y="11.359cm"><draw:text-box><text:p text:style-name="P77"><text:span text:style-name="T43">O</text:span></text:p></draw:text-box></draw:frame></draw:g></draw:g><draw:frame draw:style-name="gr64" draw:text-style-name="P79" svg:width="1.8cm" svg:height="0.727cm" svg:x="7.167cm" svg:y="13.095cm"><draw:text-box><text:p text:style-name="P61"><text:span text:style-name="T44">Fig.2</text:span></text:p></draw:text-box></draw:frame><draw:frame draw:style-name="gr64" draw:text-style-name="P79" svg:width="1.8cm" svg:height="0.727cm" svg:x="4.867cm" svg:y="8.999cm"><draw:text-box><text:p text:style-name="P61"><text:span text:style-name="T44">Fig.1</text:span></text:p></draw:text-box></draw:frame></draw:g><text:span text:style-name="_5f_Caractères">Des élèves ont tracé la figure n°2 symétrique de la figure n°1 par rapport au point O. </text:span></text:h>
        </text:list-item>
      </text:list>
      <table:table table:name="Tableau4" table:style-name="Tableau4">
        <table:table-column table:style-name="Tableau4.A"/>
        <table:table-column table:style-name="Tableau4.B"/>
        <table:table-row table:style-name="Tableau4.1">
          <table:table-cell table:style-name="Tableau4.A1" office:value-type="string">
            <text:h text:style-name="_5f_Tableau_5f_Centré_5f_Gras" text:outline-level="1">Samira</text:h>
          </table:table-cell>
          <table:table-cell table:style-name="Tableau4.B1" office:value-type="string">
            <text:h text:style-name="_5f_Tableau_5f_Centré_5f_Gras" text:outline-level="1">Antoine</text:h>
          </table:table-cell>
        </table:table-row>
        <table:table-row table:style-name="Tableau4.2">
          <table:table-cell table:style-name="Tableau4.A2" office:value-type="string">
            <text:h text:style-name="_5f_Tableau_5f_Centré_5f_Gras" text:outline-level="1"/>
          </table:table-cell>
          <table:table-cell table:style-name="Tableau4.B1" office:value-type="string">
            <text:h text:style-name="_5f_Tableau_5f_Centré" text:outline-level="1"/>
          </table:table-cell>
        </table:table-row>
        <table:table-row table:style-name="Tableau4.3">
          <table:table-cell table:style-name="Tableau4.A3" office:value-type="string">
            <text:h text:style-name="_5f_Tableau_5f_Centré_5f_Gras" text:outline-level="1">Gustave</text:h>
          </table:table-cell>
          <table:table-cell table:style-name="Tableau4.B3" office:value-type="string">
            <text:h text:style-name="P31" text:outline-level="1">Léna</text:h>
          </table:table-cell>
        </table:table-row>
        <table:table-row table:style-name="Tableau4.4">
          <table:table-cell table:style-name="Tableau4.A2" office:value-type="string">
            <text:h text:style-name="_5f_Tableau_5f_Centré_5f_Gras" text:outline-level="1"/>
          </table:table-cell>
          <table:table-cell table:style-name="Tableau4.B4" office:value-type="string">
            <text:h text:style-name="_5f_Tableau_5f_Centré" text:outline-level="1"/>
          </table:table-cell>
        </table:table-row>
      </table:table>
      <text:h text:style-name="_5f_Paragraphe" text:outline-level="1"><text:span text:style-name="_5f_Caractères">Pour chacun d'eux, indique si leur construction est juste ou fausse et explique pourquoi.</text:span></text:h>
      <text:list xml:id="list85704941511391" text:continue-numbering="true" text:style-name="_5f_Numérotation_20_des_20_exercices">
        <text:list-item>
          <text:list>
            <text:list-item>
              <text:p text:style-name="P45"><text:span text:style-name="_5f_Caractères"><text:span text:style-name="T28">Samira :</text:span></text:span></text:p>
            </text:list-item>
          </text:list>
        </text:list-item>
      </text:list>
      <text:p text:style-name="_5f_Paragraphe_5f_Réponse_5f_Pointillés_5f_Grisés"><text:span text:style-name="_5f_Caractères"><text:tab/></text:span></text:p>
      <text:p text:style-name="P29"><text:span text:style-name="_5f_Caractères"><text:tab/></text:span></text:p>
      <text:list xml:id="list85704076264632" text:continue-numbering="true" text:style-name="_5f_Numérotation_20_des_20_exercices">
        <text:list-item>
          <text:list>
            <text:list-item>
              <text:p text:style-name="P45"><text:span text:style-name="_5f_Caractères"><text:span text:style-name="T28">Antoine :</text:span></text:span></text:p>
            </text:list-item>
          </text:list>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list xml:id="list85704464794139" text:continue-numbering="true" text:style-name="_5f_Numérotation_20_des_20_exercices">
        <text:list-item>
          <text:list>
            <text:list-item>
              <text:p text:style-name="P45"><text:span text:style-name="_5f_Caractères"><text:span text:style-name="T28">Gustave :</text:span></text:span></text:p>
            </text:list-item>
          </text:list>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list xml:id="list85705527659266" text:continue-numbering="true" text:style-name="_5f_Numérotation_20_des_20_exercices">
        <text:list-item>
          <text:list>
            <text:list-item>
              <text:p text:style-name="P46"><text:span text:style-name="_5f_Caractères"><text:span text:style-name="T33">Léna</text:span></text:span><text:span text:style-name="_5f_Caractères"><text:span text:style-name="T30"> :</text:span></text:span></text:p>
            </text:list-item>
          </text:list>
        </text:list-item>
      </text:list>
      <text:p text:style-name="P28"><text:span text:style-name="_5f_Caractères"><text:tab/></text:span></text:p>
      <text:p text:style-name="P28"><text:span text:style-name="_5f_Caractères"><text:tab/></text:span></text:p>
      <text:list xml:id="list85704094424176" text:continue-numbering="true" text:style-name="_5f_Numérotation_20_des_20_exercices">
        <text:list-item>
          <text:h text:style-name="P52" text:outline-level="1"><text:span text:style-name="_5f_Caractères">On a tracé les symétriques du quadrilatère n°1 par trois symétries centrales distinctes. En observant la figure et en t'aidant de papier calque, complète les phrases ci-dessous.</text:span></text:h>
          <text:list>
            <text:list-item text:start-value="1">
              <text:p text:style-name="P44"><draw:g text:anchor-type="paragraph" draw:z-index="31" draw:name="Forme9" draw:style-name="gr20"><draw:frame draw:style-name="gr21" draw:text-style-name="P65" svg:width="0.428cm" svg:height="0.833cm" svg:x="3.898cm" svg:y="0.584cm"><draw:text-box><text:p text:style-name="P61"><text:span text:style-name="T38">A</text:span></text:p></draw:text-box></draw:frame><draw:line draw:style-name="gr22" draw:text-style-name="P66" svg:x1="2.498cm" svg:y1="1.502cm" svg:x2="3.796cm" svg:y2="1.809cm"><text:p/></draw:line><draw:line draw:style-name="gr23" draw:text-style-name="P66" svg:x1="3.797cm" svg:y1="1.794cm" svg:x2="2.488cm" svg:y2="0.075cm"><text:p/></draw:line><draw:line draw:style-name="gr23" draw:text-style-name="P66" svg:x1="1.956cm" svg:y1="0.788cm" svg:x2="2.488cm" svg:y2="0.071cm"><text:p/></draw:line><draw:frame draw:style-name="gr24" draw:text-style-name="P68" svg:width="0.401cm" svg:height="0.606cm" svg:x="2.424cm" svg:y="0.687cm"><draw:text-box><text:p text:style-name="P67"><text:span text:style-name="T39"><text:s text:c="2"/></text:span><text:span text:style-name="T40">2</text:span></text:p></draw:text-box></draw:frame><draw:ellipse draw:style-name="gr25" draw:text-style-name="P69" svg:width="0.477cm" svg:height="0.466cm" svg:x="2.325cm" svg:y="0.632cm"><text:p/></draw:ellipse><draw:line draw:style-name="gr23" draw:text-style-name="P66" svg:x1="2.499cm" svg:y1="1.5cm" svg:x2="1.952cm" svg:y2="0.777cm"><text:p/></draw:line><draw:line draw:style-name="gr22" draw:text-style-name="P66" svg:x1="5.921cm" svg:y1="0.786cm" svg:x2="4.624cm" svg:y2="0.48cm"><text:p/></draw:line><draw:line draw:style-name="gr23" draw:text-style-name="P66" svg:x1="4.624cm" svg:y1="0.494cm" svg:x2="5.932cm" svg:y2="2.21cm"><text:p/></draw:line><draw:line draw:style-name="gr23" draw:text-style-name="P66" svg:x1="6.465cm" svg:y1="1.495cm" svg:x2="5.933cm" svg:y2="2.211cm"><text:p/></draw:line><draw:frame draw:style-name="gr26" draw:text-style-name="P68" svg:width="0.399cm" svg:height="0.599cm" svg:x="5.736cm" svg:y="1.255cm"><draw:text-box><text:p text:style-name="P67"><text:span text:style-name="T39"><text:s text:c="2"/></text:span><text:span text:style-name="T40">1</text:span></text:p></draw:text-box></draw:frame><draw:ellipse draw:style-name="gr25" draw:text-style-name="P69" svg:width="0.472cm" svg:height="0.465cm" draw:transform="rotate (-3.14159265358979) translate (6.09776388888889cm 1.63688888888889cm)"><text:p/></draw:ellipse><draw:line draw:style-name="gr23" draw:text-style-name="P66" svg:x1="5.923cm" svg:y1="0.785cm" svg:x2="6.474cm" svg:y2="1.507cm"><text:p/></draw:line><draw:g draw:style-name="gr12"><draw:line draw:style-name="gr22" draw:text-style-name="P66" svg:x1="3.634cm" svg:y1="4.826cm" svg:x2="4.931cm" svg:y2="5.131cm"><text:p/></draw:line><draw:line draw:style-name="gr23" draw:text-style-name="P66" svg:x1="4.931cm" svg:y1="5.119cm" svg:x2="3.62cm" svg:y2="3.4cm"><text:p/></draw:line><draw:line draw:style-name="gr23" draw:text-style-name="P66" svg:x1="3.092cm" svg:y1="4.11cm" svg:x2="3.621cm" svg:y2="3.393cm"><text:p/></draw:line><draw:frame draw:style-name="gr24" draw:text-style-name="P68" svg:width="0.406cm" svg:height="0.606cm" svg:x="3.54cm" svg:y="4.036cm"><draw:text-box><text:p text:style-name="P67"><text:span text:style-name="T39"><text:s text:c="2"/></text:span><text:span text:style-name="T40">4</text:span></text:p></draw:text-box></draw:frame><draw:ellipse draw:style-name="gr25" draw:text-style-name="P69" svg:width="0.475cm" svg:height="0.466cm" svg:x="3.472cm" svg:y="3.983cm"><text:p/></draw:ellipse><draw:line draw:style-name="gr23" draw:text-style-name="P66" svg:x1="3.632cm" svg:y1="4.824cm" svg:x2="3.081cm" svg:y2="4.101cm"><text:p/></draw:line></draw:g><draw:line draw:style-name="gr22" draw:text-style-name="P66" svg:x1="1.971cm" svg:y1="4.516cm" svg:x2="3.268cm" svg:y2="4.823cm"><text:p/></draw:line><draw:line draw:style-name="gr23" draw:text-style-name="P66" svg:x1="3.267cm" svg:y1="4.812cm" svg:x2="1.956cm" svg:y2="3.093cm"><text:p/></draw:line><draw:line draw:style-name="gr23" draw:text-style-name="P66" svg:x1="1.427cm" svg:y1="3.803cm" svg:x2="1.956cm" svg:y2="3.086cm"><text:p/></draw:line><draw:frame draw:style-name="gr24" draw:text-style-name="P68" svg:width="0.401cm" svg:height="0.606cm" svg:x="1.907cm" svg:y="3.759cm"><draw:text-box><text:p text:style-name="P67"><text:span text:style-name="T39"><text:s text:c="2"/></text:span><text:span text:style-name="T40">3</text:span></text:p></draw:text-box></draw:frame><draw:ellipse draw:style-name="gr25" draw:text-style-name="P69" svg:width="0.47cm" svg:height="0.468cm" svg:x="1.799cm" svg:y="3.685cm"><text:p/></draw:ellipse><draw:line draw:style-name="gr23" draw:text-style-name="P66" svg:x1="1.971cm" svg:y1="4.514cm" svg:x2="1.42cm" svg:y2="3.791cm"><text:p/></draw:line><draw:frame draw:style-name="gr27" draw:text-style-name="P65" svg:width="0.428cm" svg:height="0.837cm" svg:x="3.673cm" svg:y="2.653cm"><draw:text-box><text:p text:style-name="P61"><text:span text:style-name="T38">T</text:span></text:p></draw:text-box></draw:frame><draw:frame draw:style-name="gr28" draw:text-style-name="P65" svg:width="0.429cm" svg:height="0.837cm" svg:x="4.503cm" svg:y="2.798cm"><draw:text-box><text:p text:style-name="P61"><text:span text:style-name="T38">R</text:span></text:p></draw:text-box></draw:frame><draw:g draw:style-name="gr12"><draw:line draw:style-name="gr22" draw:text-style-name="P66" svg:x1="1.755cm" svg:y1="0.508cm" svg:x2="0.456cm" svg:y2="0.815cm"><text:p/></draw:line><draw:line draw:style-name="gr23" draw:text-style-name="P66" svg:x1="0.456cm" svg:y1="2.234cm" svg:x2="1.765cm" svg:y2="0.517cm"><text:p/></draw:line><draw:line draw:style-name="gr23" draw:text-style-name="P66" svg:x1="0.444cm" svg:y1="2.24cm" svg:x2="-0.088cm" svg:y2="1.524cm"><text:p/></draw:line><draw:frame draw:style-name="gr29" draw:text-style-name="P68" svg:width="0.237cm" svg:height="0.373cm" svg:x="0.445cm" svg:y="1.281cm"><draw:text-box><text:p text:style-name="P67"><text:span text:style-name="T39"><text:s/></text:span><text:span text:style-name="T40">5</text:span></text:p></draw:text-box></draw:frame><draw:ellipse draw:style-name="gr25" draw:text-style-name="P69" svg:width="0.472cm" svg:height="0.47cm" draw:transform="rotate (-3.14159265358979) translate (0.788458333333333cm 1.70215277777778cm)"><text:p/></draw:ellipse><draw:line draw:style-name="gr23" draw:text-style-name="P66" svg:x1="-0.083cm" svg:y1="1.53cm" svg:x2="0.466cm" svg:y2="0.807cm"><text:p/></draw:line></draw:g><draw:g draw:style-name="gr12"><draw:line draw:style-name="gr23" draw:text-style-name="P66" svg:x1="5.933cm" svg:y1="3.339cm" svg:x2="6.467cm" svg:y2="4.056cm"><text:p/></draw:line><draw:line draw:style-name="gr23" draw:text-style-name="P66" svg:x1="6.461cm" svg:y1="4.05cm" svg:x2="5.91cm" svg:y2="4.772cm"><text:p/></draw:line><draw:line draw:style-name="gr23" draw:text-style-name="P66" svg:x1="5.933cm" svg:y1="3.334cm" svg:x2="4.624cm" svg:y2="5.05cm"><text:p/></draw:line><draw:line draw:style-name="gr22" draw:text-style-name="P66" svg:x1="4.62cm" svg:y1="5.062cm" svg:x2="5.918cm" svg:y2="4.753cm"><text:p/></draw:line></draw:g><draw:g draw:style-name="gr12"><draw:line draw:style-name="gr23" draw:text-style-name="P66" svg:x1="3.856cm" svg:y1="2.556cm" svg:x2="4.034cm" svg:y2="2.728cm"><text:p/></draw:line><draw:line draw:style-name="gr23" draw:text-style-name="P66" svg:x1="3.854cm" svg:y1="2.735cm" svg:x2="4.032cm" svg:y2="2.563cm"><text:p/></draw:line></draw:g><draw:g draw:style-name="gr12"><draw:line draw:style-name="gr23" draw:text-style-name="P66" svg:x1="4.691cm" svg:y1="2.707cm" svg:x2="4.871cm" svg:y2="2.882cm"><text:p/></draw:line><draw:line draw:style-name="gr23" draw:text-style-name="P66" svg:x1="4.685cm" svg:y1="2.885cm" svg:x2="4.867cm" svg:y2="2.712cm"><text:p/></draw:line></draw:g><draw:g draw:style-name="gr12"><draw:line draw:style-name="gr23" draw:text-style-name="P66" svg:x1="4.123cm" svg:y1="1.062cm" svg:x2="4.303cm" svg:y2="1.237cm"><text:p/></draw:line><draw:line draw:style-name="gr23" draw:text-style-name="P66" svg:x1="4.122cm" svg:y1="1.234cm" svg:x2="4.304cm" svg:y2="1.062cm"><text:p/></draw:line></draw:g><draw:g draw:style-name="gr12"><draw:ellipse draw:style-name="gr25" draw:text-style-name="P69" svg:width="0.472cm" svg:height="0.461cm" draw:transform="rotate (-3.14159265358979) translate (6.14891666666667cm 4.30741666666667cm)"><text:p/></draw:ellipse><draw:frame draw:style-name="gr30" draw:text-style-name="P65" svg:width="0.237cm" svg:height="0.378cm" svg:x="5.798cm" svg:y="3.927cm"><draw:text-box><text:p text:style-name="P61"><text:span text:style-name="T39"><text:s/></text:span><text:span text:style-name="T41">6</text:span></text:p></draw:text-box></draw:frame></draw:g><draw:frame draw:style-name="gr31" draw:text-style-name="P65" svg:width="0.429cm" svg:height="0.664cm" svg:x="3.024cm" svg:y="1.798cm"><draw:text-box><text:p text:style-name="P61"><text:span text:style-name="T38">S</text:span></text:p></draw:text-box></draw:frame><draw:g draw:style-name="gr12"><draw:line draw:style-name="gr23" draw:text-style-name="P66" svg:x1="3.209cm" svg:y1="1.704cm" svg:x2="3.387cm" svg:y2="1.876cm"><text:p/></draw:line><draw:line draw:style-name="gr23" draw:text-style-name="P66" svg:x1="3.204cm" svg:y1="1.883cm" svg:x2="3.382cm" svg:y2="1.711cm"><text:p/></draw:line></draw:g></draw:g><text:span text:style-name="_5f_Caractères">Dans la symétrie de centre R, le quadrilatère n°1 se transforme en le quadrilatère n°</text:span><text:span text:style-name="_5f_pointillés_20_gris">...... </text:span><text:span text:style-name="_5f_Caractères">.</text:span></text:p>
            </text:list-item>
            <text:list-item>
              <text:p text:style-name="P44"><text:span text:style-name="_5f_Caractères">Les quadrilatères n°1 et n°3 sont symétriques par rapport au point </text:span><text:span text:style-name="_5f_pointillés_20_gris">...... </text:span><text:span text:style-name="_5f_Caractères">.</text:span></text:p>
            </text:list-item>
            <text:list-item>
              <text:p text:style-name="P44"><text:span text:style-name="_5f_Caractères">Le quadrilatère n° </text:span><text:span text:style-name="_5f_pointillés_20_gris">...... </text:span><text:span text:style-name="_5f_Caractères">est le symétrique du quadrilatère n°1 par la symétrie de centre A.</text:span></text:p>
            </text:list-item>
            <text:list-item>
              <text:p text:style-name="P40"><text:span text:style-name="_5f_Caractères">Les quadrilatères n° </text:span><text:span text:style-name="_5f_pointillés_20_gris">…. </text:span><text:span text:style-name="_5f_Caractères">et n°5 sont symétriques par rapport à une droite.</text:span></text:p>
            </text:list-item>
            <text:list-item>
              <text:p text:style-name="P40"><text:span text:style-name="_5f_Caractères">Le quadrilatère n°6 est l'image du quadrilatère n°1 par </text:span><text:span text:style-name="_5f_pointillés_20_gris"><text:tab/><text:tab/><text:tab/></text:span></text:p>
            </text:list-item>
          </text:list>
        </text:list-item>
        <text:list-item>
          <text:h text:style-name="P48" text:outline-level="1"><text:span text:style-name="_5f_Caractères">Frise <text:tab/><text:tab/><text:tab/><text:tab/><text:tab/></text:span><text:span text:style-name="_5f_Caractères"><draw:g text:anchor-type="as-char" draw:z-index="30" draw:name="OOoTep 1" draw:style-name="gr32"><svg:desc>@options;  repereortho(313,263,30,1,1){ 0 , moyen , noir , num1 ,i};@figure;  A = point( -5 , 0.99 )  { i };  sc_G = symetrie( G )  { noir };  isc_GarcCAB = image( sc_G , arcCAB )  { noir };  isc_GarcAIB = image( sc_G , arcAIB )  { noir };  isc_GarcCJA = image( sc_G , arcCJA )  { noir };
</svg:desc><draw:ellipse draw:style-name="gr33" draw:text-style-name="P70" svg:width="1.126cm" svg:height="1.123cm" svg:x="0cm" svg:y="0cm" draw:kind="section" draw:start-angle="0" draw:end-angle="180"><text:p/></draw:ellipse><draw:ellipse draw:style-name="gr34" draw:text-style-name="P71" svg:width="0.562cm" svg:height="0.56cm" svg:x="0cm" svg:y="0.279cm" draw:kind="section" draw:start-angle="0" draw:end-angle="180"><text:p/></draw:ellipse><draw:ellipse draw:style-name="gr34" draw:text-style-name="P71" svg:width="0.565cm" svg:height="0.56cm" svg:x="0.561cm" svg:y="0.279cm" draw:kind="section" draw:start-angle="0" draw:end-angle="180"><text:p/></draw:ellipse><draw:ellipse draw:style-name="gr35" draw:text-style-name="P64" svg:width="1.124cm" svg:height="1.123cm" svg:x="1.125cm" svg:y="0cm" draw:kind="arc" draw:start-angle="-180" draw:end-angle="0"><text:p/></draw:ellipse><draw:ellipse draw:style-name="gr35" draw:text-style-name="P64" svg:width="0.562cm" svg:height="0.56cm" svg:x="1.125cm" svg:y="0.28cm" draw:kind="arc" draw:start-angle="-180" draw:end-angle="0"><text:p/></draw:ellipse><draw:ellipse draw:style-name="gr35" draw:text-style-name="P64" svg:width="0.563cm" svg:height="0.56cm" svg:x="1.686cm" svg:y="0.28cm" draw:kind="arc" draw:start-angle="-180" draw:end-angle="0"><text:p/></draw:ellipse><draw:ellipse draw:style-name="gr35" draw:text-style-name="P64" svg:width="1.126cm" svg:height="1.123cm" svg:x="2.249cm" svg:y="0cm" draw:kind="arc" draw:start-angle="0" draw:end-angle="180"><text:p/></draw:ellipse><draw:ellipse draw:style-name="gr35" draw:text-style-name="P64" svg:width="0.563cm" svg:height="0.56cm" svg:x="2.249cm" svg:y="0.279cm" draw:kind="arc" draw:start-angle="0" draw:end-angle="180"><text:p/></draw:ellipse><draw:ellipse draw:style-name="gr35" draw:text-style-name="P64" svg:width="0.563cm" svg:height="0.56cm" svg:x="2.812cm" svg:y="0.279cm" draw:kind="arc" draw:start-angle="0" draw:end-angle="180"><text:p/></draw:ellipse><draw:ellipse draw:style-name="gr35" draw:text-style-name="P64" svg:width="1.124cm" svg:height="1.123cm" svg:x="1.125cm" svg:y="0cm" draw:kind="arc" draw:start-angle="-180" draw:end-angle="0"><text:p/></draw:ellipse><draw:ellipse draw:style-name="gr35" draw:text-style-name="P64" svg:width="1.124cm" svg:height="1.123cm" svg:x="3.374cm" svg:y="0cm" draw:kind="arc" draw:start-angle="-180" draw:end-angle="0"><text:p/></draw:ellipse><draw:ellipse draw:style-name="gr35" draw:text-style-name="P64" svg:width="0.563cm" svg:height="0.56cm" svg:x="3.937cm" svg:y="0.28cm" draw:kind="arc" draw:start-angle="-180" draw:end-angle="0"><text:p/></draw:ellipse><draw:ellipse draw:style-name="gr35" draw:text-style-name="P64" svg:width="0.563cm" svg:height="0.56cm" svg:x="3.374cm" svg:y="0.28cm" draw:kind="arc" draw:start-angle="-180" draw:end-angle="0"><text:p/></draw:ellipse><draw:ellipse draw:style-name="gr35" draw:text-style-name="P64" svg:width="1.128cm" svg:height="1.123cm" svg:x="4.498cm" svg:y="0cm" draw:kind="arc" draw:start-angle="0" draw:end-angle="180"><text:p/></draw:ellipse><draw:ellipse draw:style-name="gr35" draw:text-style-name="P64" svg:width="0.565cm" svg:height="0.56cm" svg:x="4.498cm" svg:y="0.279cm" draw:kind="arc" draw:start-angle="0" draw:end-angle="180"><text:p/></draw:ellipse><draw:ellipse draw:style-name="gr35" draw:text-style-name="P64" svg:width="1.128cm" svg:height="1.123cm" svg:x="4.498cm" svg:y="0cm" draw:kind="arc" draw:start-angle="0" draw:end-angle="180"><text:p/></draw:ellipse><draw:ellipse draw:style-name="gr35" draw:text-style-name="P64" svg:width="0.563cm" svg:height="0.56cm" svg:x="5.062cm" svg:y="0.279cm" draw:kind="arc" draw:start-angle="0" draw:end-angle="180"><text:p/></draw:ellipse><draw:ellipse draw:style-name="gr35" draw:text-style-name="P64" svg:width="1.126cm" svg:height="1.123cm" svg:x="5.623cm" svg:y="0cm" draw:kind="arc" draw:start-angle="-180" draw:end-angle="0"><text:p/></draw:ellipse><draw:ellipse draw:style-name="gr35" draw:text-style-name="P64" svg:width="0.563cm" svg:height="0.56cm" svg:x="6.188cm" svg:y="0.28cm" draw:kind="arc" draw:start-angle="-180" draw:end-angle="0"><text:p/></draw:ellipse><draw:ellipse draw:style-name="gr35" draw:text-style-name="P64" svg:width="0.565cm" svg:height="0.56cm" svg:x="5.623cm" svg:y="0.28cm" draw:kind="arc" draw:start-angle="-180" draw:end-angle="0"><text:p/></draw:ellipse><draw:ellipse draw:style-name="gr35" draw:text-style-name="P64" svg:width="1.128cm" svg:height="1.123cm" svg:x="6.749cm" svg:y="0cm" draw:kind="arc" draw:start-angle="0" draw:end-angle="180"><text:p/></draw:ellipse><draw:ellipse draw:style-name="gr35" draw:text-style-name="P64" svg:width="0.567cm" svg:height="0.56cm" svg:x="6.749cm" svg:y="0.279cm" draw:kind="arc" draw:start-angle="0" draw:end-angle="180"><text:p/></draw:ellipse><draw:ellipse draw:style-name="gr35" draw:text-style-name="P64" svg:width="0.563cm" svg:height="0.56cm" svg:x="7.313cm" svg:y="0.279cm" draw:kind="arc" draw:start-angle="0" draw:end-angle="180"><text:p/></draw:ellipse><draw:ellipse draw:style-name="gr35" draw:text-style-name="P64" svg:width="1.128cm" svg:height="1.123cm" svg:x="7.874cm" svg:y="0cm" draw:kind="arc" draw:start-angle="-180" draw:end-angle="0"><text:p/></draw:ellipse><draw:ellipse draw:style-name="gr35" draw:text-style-name="P64" svg:width="0.563cm" svg:height="0.56cm" svg:x="8.438cm" svg:y="0.28cm" draw:kind="arc" draw:start-angle="-180" draw:end-angle="0"><text:p/></draw:ellipse><draw:ellipse draw:style-name="gr35" draw:text-style-name="P64" svg:width="0.567cm" svg:height="0.56cm" svg:x="7.874cm" svg:y="0.28cm" draw:kind="arc" draw:start-angle="-180" draw:end-angle="0"><text:p/></draw:ellipse><draw:frame draw:name="DescriptionOOoTep_ 1" draw:style-name="gr36" draw:text-style-name="P72" svg:width="0.003cm" svg:height="0.003cm" svg:x="0cm" svg:y="0cm"><draw:text-box><text:p/></draw:text-box><svg:desc>@options;  repereortho(313,263,30,1,1){ 0 , moyen , noir , num1 ,i};@figure;  A = point( -5 , 0.99 )  { i };  sc_G = symetrie( G )  { noir };  isc_GarcCAB = image( sc_G , arcCAB )  { noir };  isc_GarcAIB = image( sc_G , arcAIB )  { noir };  isc_GarcCJA = image( sc_G , arcCJA )  { noir };
</svg:desc></draw:frame></draw:g></text:span></text:h>
          <text:list>
            <text:list-item>
              <text:p text:style-name="P38"><text:span text:style-name="_5f_Caractères">Colorie en bleu un motif symétrique au motif rouge par rapport à un point. Entoure ce point en bleu.</text:span></text:p>
            </text:list-item>
            <text:list-item>
              <text:p text:style-name="P38"><text:span text:style-name="_5f_Caractères">Colorie en vert un motif symétrique au motif rouge par rapport à un axe. Dessine cet axe en vert.</text:span></text:p>
            </text:list-item>
            <text:list-item>
              <text:p text:style-name="P41"><text:span text:style-name="_5f_Caractères">Sachant que l’aire du motif rouge est égale à </text:span><text:span text:style-name="_5f_pointillés_20_gris"><draw:frame draw:style-name="fr5" draw:name="Objet1" text:anchor-type="as-char" svg:y="-0.534cm" svg:width="0.293cm" svg:height="0.87cm" draw:z-index="33"><draw:object xlink:href="./Object 1" xlink:type="simple" xlink:show="embed" xlink:actuate="onLoad"/><draw:image xlink:href="./ObjectReplacements/Object 1" xlink:type="simple" xlink:show="embed" xlink:actuate="onLoad"/><svg:desc>formula</svg:desc></draw:frame></text:span><text:span text:style-name="_5f_Caractères">× π cm², donne une valeur approchée au centième </text:span><text:span text:style-name="_5f_Caractères"><text:span text:style-name="T31">près </text:span></text:span><text:span text:style-name="_5f_Caractères">de l’aire du motif, puis déduis-en un </text:span><text:span text:style-name="_5f_Caractères"><text:span text:style-name="T32">ordre de grandeur</text:span></text:span><text:span text:style-name="_5f_Caractères"> de l’aire de la portion de frise représentée : </text:span><text:span text:style-name="_5f_pointillés_20_gris">……………...…………………………………………………………………………………………………………</text:span></text:p>
            </text:list-item>
          </text:list>
        </text:list-item>
      </text:list>
      <text:p text:style-name="P30"><text:span text:style-name="_5f_pointillés_20_gris">……………...……………………………………………………………………………………………………………………………</text:span></text:p>
      <text:list xml:id="list85705568737330" text:continue-numbering="true" text:style-name="_5f_Numérotation_20_des_20_exercices">
        <text:list-item>
          <text:list>
            <text:list-item>
              <text:p text:style-name="P44"><text:span text:style-name="_5f_Caractères">Dessine à main levée le motif minimal qui permet d’obtenir cette frise en répétant des symétries :</text:span></text:p>
            </text:list-item>
          </text:list>
        </text:list-item>
        <text:list-item>
          <text:h text:style-name="P37" text:outline-level="1"><text:span text:style-name="_5f_Caractères">Un motif pave toute la surface, comme cette colonne de l’Alhambra de Grenade.</text:span></text:h>
        </text:list-item>
      </text:list>
      <text:section text:style-name="Sect1" text:name="Section1">
        <text:p text:style-name="_5f_Paragraphe_5f_Réponse_5f_Pointillés_5f_Grisés"><draw:g text:anchor-type="paragraph" draw:z-index="32" draw:name="DrawObject 1" draw:style-name="gr11"><draw:g draw:name="Forme 21" draw:style-name="gr12"><draw:g draw:style-name="gr12"><draw:polygon draw:style-name="gr13" draw:text-style-name="P59" svg:width="0.623cm" svg:height="1.364cm" draw:transform="rotate (1.5707963267949) translate (0.970204691796816cm 1.43616150836364cm)" svg:viewBox="0 0 624 1365" draw:points="0,1365 0,0 304,155 304,323 624,675 304,1026 148,1024 2,1362"><text:p/></draw:polygon><draw:polygon draw:style-name="gr13" draw:text-style-name="P59" svg:width="0.623cm" svg:height="1.364cm" draw:transform="rotate (1.5707963267949) translate (0.972493889169082cm 2.0598377214486cm)" svg:viewBox="0 0 624 1365" draw:points="624,1365 624,0 320,155 320,323 0,675 320,1026 476,1024 623,1362"><text:p/></draw:polygon></draw:g><draw:g draw:style-name="gr12"><draw:g draw:style-name="gr12"><draw:g draw:style-name="gr12"><draw:g draw:style-name="gr12"><draw:g draw:style-name="gr12"><draw:polygon draw:style-name="gr14" draw:text-style-name="P60" svg:width="0.681cm" svg:height="1.25cm" draw:transform="rotate (-3.14159265358979) translate (0.957180870155304cm 2.69005170730393cm)" svg:viewBox="0 0 682 1251" draw:points="0,1251 0,0 332,142 332,296 682,618 332,940 162,938 2,1248"><text:p/></draw:polygon><draw:polygon draw:style-name="gr14" draw:text-style-name="P60" svg:width="0.681cm" svg:height="1.25cm" draw:transform="rotate (-3.14159265358979) translate (1.63991281752735cm 2.69027228640574cm)" svg:viewBox="0 0 682 1251" draw:points="682,1251 682,0 350,142 350,296 0,618 350,940 520,938 681,1248"><text:p/></draw:polygon></draw:g><draw:g draw:style-name="gr12"><draw:polygon draw:style-name="gr14" draw:text-style-name="P60" svg:width="0.681cm" svg:height="1.25cm" svg:x="0.958cm" svg:y="0.185cm" svg:viewBox="0 0 682 1251" draw:points="0,1251 0,0 332,142 332,296 682,618 332,940 162,938 2,1248"><text:p/></draw:polygon><draw:polygon draw:style-name="gr14" draw:text-style-name="P60" svg:width="0.681cm" svg:height="1.25cm" svg:x="0.275cm" svg:y="0.189cm" svg:viewBox="0 0 682 1251" draw:points="682,1251 682,0 350,142 350,296 0,618 350,940 520,938 681,1248"><text:p/></draw:polygon></draw:g></draw:g><draw:g draw:style-name="gr12"><draw:g draw:style-name="gr12"><draw:polygon draw:style-name="gr14" draw:text-style-name="P60" svg:width="0.681cm" svg:height="1.25cm" draw:transform="rotate (-3.14159265358979) translate (0.957180870155304cm 5.19242218202583cm)" svg:viewBox="0 0 682 1251" draw:points="0,1251 0,0 332,142 332,296 682,618 332,940 162,938 2,1248"><text:p/></draw:polygon><draw:polygon draw:style-name="gr14" draw:text-style-name="P60" svg:width="0.681cm" svg:height="1.25cm" draw:transform="rotate (-3.14159265358979) translate (1.63991281752736cm 5.19032653810316cm)" svg:viewBox="0 0 682 1251" draw:points="682,1251 682,0 350,142 350,296 0,618 350,940 520,938 681,1248"><text:p/></draw:polygon></draw:g><draw:g draw:style-name="gr12"><draw:polygon draw:style-name="gr14" draw:text-style-name="P60" svg:width="0.681cm" svg:height="1.25cm" svg:x="0.958cm" svg:y="2.689cm" svg:viewBox="0 0 682 1251" draw:points="0,1251 0,0 332,142 332,296 682,618 332,940 162,938 2,1248"><text:p/></draw:polygon><draw:polygon draw:style-name="gr14" draw:text-style-name="P60" svg:width="0.681cm" svg:height="1.25cm" svg:x="0.275cm" svg:y="2.69cm" svg:viewBox="0 0 682 1251" draw:points="682,1251 682,0 350,142 350,296 0,618 350,940 520,938 681,1248"><text:p/></draw:polygon></draw:g></draw:g></draw:g><draw:g draw:style-name="gr12"><draw:polygon draw:style-name="gr14" draw:text-style-name="P60" svg:width="0.681cm" svg:height="1.25cm" svg:x="2.325cm" svg:y="3.939cm" svg:viewBox="0 0 682 1251" draw:points="0,1251 0,0 332,142 332,296 682,618 332,940 162,938 2,1248"><text:p/></draw:polygon><draw:polygon draw:style-name="gr14" draw:text-style-name="P60" svg:width="0.681cm" svg:height="1.25cm" svg:x="1.64cm" svg:y="3.939cm" svg:viewBox="0 0 682 1251" draw:points="682,1251 682,0 350,142 350,296 0,618 350,940 520,938 681,1248"><text:p/></draw:polygon></draw:g><draw:g draw:style-name="gr12"><draw:polygon draw:style-name="gr14" draw:text-style-name="P60" svg:width="0.681cm" svg:height="1.25cm" draw:transform="rotate (-3.14159265358979) translate (2.3237703358083cm 1.44002458145527cm)" svg:viewBox="0 0 682 1251" draw:points="0,1251 0,0 332,142 332,296 682,618 332,940 162,938 2,1248"><text:p/></draw:polygon><draw:polygon draw:style-name="gr14" draw:text-style-name="P60" svg:width="0.681cm" svg:height="1.25cm" draw:transform="rotate (-3.14159265358979) translate (3.00750228318039cm 1.43734988177647cm)" svg:viewBox="0 0 682 1251" draw:points="682,1251 682,0 350,142 350,296 0,618 350,940 520,938 681,1248"><text:p/></draw:polygon></draw:g><draw:g draw:style-name="gr12"><draw:g draw:style-name="gr12"><draw:polygon draw:style-name="gr14" draw:text-style-name="P60" svg:width="0.681cm" svg:height="1.25cm" svg:x="2.325cm" svg:y="1.439cm" svg:viewBox="0 0 682 1251" draw:points="0,1251 0,0 332,142 332,296 682,618 332,940 162,938 2,1248"><text:p/></draw:polygon><draw:polygon draw:style-name="gr14" draw:text-style-name="P60" svg:width="0.681cm" svg:height="1.25cm" svg:x="1.64cm" svg:y="1.439cm" svg:viewBox="0 0 682 1251" draw:points="682,1251 682,0 350,142 350,296 0,618 350,940 520,938 681,1248"><text:p/></draw:polygon></draw:g><draw:g draw:style-name="gr12"><draw:polygon draw:style-name="gr14" draw:text-style-name="P60" svg:width="0.681cm" svg:height="1.25cm" draw:transform="rotate (-3.14159265358979) translate (2.3237703358083cm 3.94065788890875cm)" svg:viewBox="0 0 682 1251" draw:points="0,1251 0,0 332,142 332,296 682,618 332,940 162,938 2,1248"><text:p/></draw:polygon><draw:polygon draw:style-name="gr14" draw:text-style-name="P60" svg:width="0.681cm" svg:height="1.25cm" draw:transform="rotate (-3.14159265358979) translate (3.00750228318046cm 3.94029941225448cm)" svg:viewBox="0 0 682 1251" draw:points="682,1251 682,0 350,142 350,296 0,618 350,940 520,938 681,1248"><text:p/></draw:polygon></draw:g></draw:g></draw:g><draw:g draw:style-name="gr12"><draw:g draw:style-name="gr12"><draw:g draw:style-name="gr12"><draw:g draw:style-name="gr12"><draw:polygon draw:style-name="gr14" draw:text-style-name="P60" svg:width="0.681cm" svg:height="1.25cm" draw:transform="rotate (-3.14159265358979) translate (3.69225797733937cm 2.69030447199838cm)" svg:viewBox="0 0 682 1251" draw:points="0,1251 0,0 332,142 332,296 682,618 332,940 162,938 2,1248"><text:p/></draw:polygon><draw:polygon draw:style-name="gr14" draw:text-style-name="P60" svg:width="0.681cm" svg:height="1.25cm" draw:transform="rotate (-3.14159265358979) translate (4.37345902354072cm 2.6899459953441cm)" svg:viewBox="0 0 682 1251" draw:points="682,1251 682,0 350,142 350,296 0,618 350,940 520,938 681,1248"><text:p/></draw:polygon></draw:g><draw:g draw:style-name="gr12"><draw:polygon draw:style-name="gr14" draw:text-style-name="P60" svg:width="0.681cm" svg:height="1.25cm" svg:x="3.691cm" svg:y="0.185cm" svg:viewBox="0 0 682 1251" draw:points="0,1251 0,0 332,142 332,296 682,618 332,940 162,938 2,1248"><text:p/></draw:polygon><draw:polygon draw:style-name="gr14" draw:text-style-name="P60" svg:width="0.681cm" svg:height="1.25cm" svg:x="3.007cm" svg:y="0.189cm" svg:viewBox="0 0 682 1251" draw:points="682,1251 682,0 350,142 350,296 0,618 350,940 520,938 681,1248"><text:p/></draw:polygon></draw:g></draw:g><draw:g draw:style-name="gr12"><draw:g draw:style-name="gr12"><draw:polygon draw:style-name="gr14" draw:text-style-name="P60" svg:width="0.681cm" svg:height="1.25cm" draw:transform="rotate (-3.14159265358979) translate (3.69225797733937cm 5.19267494672019cm)" svg:viewBox="0 0 682 1251" draw:points="0,1251 0,0 332,142 332,296 682,618 332,940 162,938 2,1248"><text:p/></draw:polygon><draw:polygon draw:style-name="gr14" draw:text-style-name="P60" svg:width="0.681cm" svg:height="1.25cm" draw:transform="rotate (-3.14159265358979) translate (4.37345902354072cm 5.18957930279761cm)" svg:viewBox="0 0 682 1251" draw:points="682,1251 682,0 350,142 350,296 0,618 350,940 520,938 681,1248"><text:p/></draw:polygon></draw:g><draw:g draw:style-name="gr12"><draw:polygon draw:style-name="gr14" draw:text-style-name="P60" svg:width="0.681cm" svg:height="1.25cm" svg:x="3.691cm" svg:y="2.689cm" svg:viewBox="0 0 682 1251" draw:points="0,1251 0,0 332,142 332,296 682,618 332,940 162,938 2,1248"><text:p/></draw:polygon><draw:polygon draw:style-name="gr14" draw:text-style-name="P60" svg:width="0.681cm" svg:height="1.25cm" svg:x="3.007cm" svg:y="2.69cm" svg:viewBox="0 0 682 1251" draw:points="682,1251 682,0 350,142 350,296 0,618 350,940 520,938 681,1248"><text:p/></draw:polygon></draw:g></draw:g></draw:g><draw:g draw:style-name="gr12"><draw:polygon draw:style-name="gr14" draw:text-style-name="P60" svg:width="0.681cm" svg:height="1.25cm" svg:x="5.058cm" svg:y="3.939cm" svg:viewBox="0 0 682 1251" draw:points="0,1251 0,0 332,142 332,296 682,618 332,940 162,938 2,1248"><text:p/></draw:polygon><draw:polygon draw:style-name="gr14" draw:text-style-name="P60" svg:width="0.681cm" svg:height="1.25cm" svg:x="4.374cm" svg:y="3.944cm" svg:viewBox="0 0 682 1251" draw:points="682,1251 682,0 350,142 350,296 0,618 350,940 520,938 681,1248"><text:p/></draw:polygon></draw:g><draw:g draw:style-name="gr12"><draw:polygon draw:style-name="gr14" draw:text-style-name="P60" svg:width="0.681cm" svg:height="1.25cm" draw:transform="rotate (-3.14159265358979) translate (5.05821471769965cm 1.43969829039351cm)" svg:viewBox="0 0 682 1251" draw:points="0,1251 0,0 332,142 332,296 682,618 332,940 162,938 2,1248"><text:p/></draw:polygon><draw:polygon draw:style-name="gr14" draw:text-style-name="P60" svg:width="0.681cm" svg:height="1.25cm" draw:transform="rotate (-3.14159265358979) translate (5.739415763901cm 1.43760264647089cm)" svg:viewBox="0 0 682 1251" draw:points="682,1251 682,0 350,142 350,296 0,618 350,940 520,938 681,1248"><text:p/></draw:polygon></draw:g><draw:g draw:style-name="gr12"><draw:g draw:style-name="gr12"><draw:polygon draw:style-name="gr14" draw:text-style-name="P60" svg:width="0.681cm" svg:height="1.25cm" svg:x="5.058cm" svg:y="1.439cm" svg:viewBox="0 0 682 1251" draw:points="0,1251 0,0 332,142 332,296 682,618 332,940 162,938 2,1248"><text:p/></draw:polygon><draw:polygon draw:style-name="gr14" draw:text-style-name="P60" svg:width="0.681cm" svg:height="1.25cm" svg:x="4.374cm" svg:y="1.439cm" svg:viewBox="0 0 682 1251" draw:points="682,1251 682,0 350,142 350,296 0,618 350,940 520,938 681,1248"><text:p/></draw:polygon></draw:g><draw:g draw:style-name="gr12"><draw:polygon draw:style-name="gr14" draw:text-style-name="P60" svg:width="0.681cm" svg:height="1.25cm" draw:transform="rotate (-3.14159265358979) translate (5.05821471769965cm 3.94091065360313cm)" svg:viewBox="0 0 682 1251" draw:points="0,1251 0,0 332,142 332,296 682,618 332,940 162,938 2,1248"><text:p/></draw:polygon><draw:polygon draw:style-name="gr14" draw:text-style-name="P60" svg:width="0.681cm" svg:height="1.25cm" draw:transform="rotate (-3.14159265358979) translate (5.739415763901cm 3.9399731211928cm)" svg:viewBox="0 0 682 1251" draw:points="682,1251 682,0 350,142 350,296 0,618 350,940 520,938 681,1248"><text:p/></draw:polygon></draw:g></draw:g></draw:g><draw:g draw:style-name="gr12"><draw:g draw:style-name="gr12"><draw:g draw:style-name="gr12"><draw:g draw:style-name="gr12"><draw:polygon draw:style-name="gr14" draw:text-style-name="P60" svg:width="0.682cm" svg:height="1.25cm" draw:transform="rotate (-3.14159265358979) translate (6.4250802620325cm 2.69061022669424cm)" svg:viewBox="0 0 683 1251" draw:points="0,1251 0,0 332,142 332,296 683,618 332,940 162,939 2,1248"><text:p/></draw:polygon><draw:polygon draw:style-name="gr14" draw:text-style-name="P60" svg:width="0.682cm" svg:height="1.25cm" draw:transform="rotate (-3.14159265358979) translate (7.10655716372969cm 2.69083026970982cm)" svg:viewBox="0 0 683 1251" draw:points="683,1251 683,0 351,142 351,296 0,618 351,940 521,939 681,1248"><text:p/></draw:polygon></draw:g><draw:g draw:style-name="gr12"><draw:polygon draw:style-name="gr14" draw:text-style-name="P60" svg:width="0.682cm" svg:height="1.25cm" svg:x="6.424cm" svg:y="0.185cm" svg:viewBox="0 0 683 1251" draw:points="0,1251 0,0 332,142 332,296 683,618 332,940 162,939 2,1248"><text:p/></draw:polygon><draw:polygon draw:style-name="gr14" draw:text-style-name="P60" svg:width="0.682cm" svg:height="1.25cm" svg:x="5.743cm" svg:y="0.189cm" svg:viewBox="0 0 683 1251" draw:points="683,1251 683,0 351,142 351,296 0,618 351,940 521,939 681,1248"><text:p/></draw:polygon></draw:g></draw:g><draw:g draw:style-name="gr12"><draw:g draw:style-name="gr12"><draw:polygon draw:style-name="gr14" draw:text-style-name="P60" svg:width="0.682cm" svg:height="1.25cm" draw:transform="rotate (-3.14159265358979) translate (6.4250802620325cm 5.1950233553373cm)" svg:viewBox="0 0 683 1251" draw:points="0,1251 0,0 332,142 332,296 683,618 332,940 162,939 2,1248"><text:p/></draw:polygon><draw:polygon draw:style-name="gr14" draw:text-style-name="P60" svg:width="0.682cm" svg:height="1.25cm" draw:transform="rotate (-3.14159265358979) translate (7.10655716372969cm 5.19292717532835cm)" svg:viewBox="0 0 683 1251" draw:points="683,1251 683,0 351,142 351,296 0,618 351,940 521,939 681,1248"><text:p/></draw:polygon></draw:g><draw:g draw:style-name="gr12"><draw:polygon draw:style-name="gr14" draw:text-style-name="P60" svg:width="0.682cm" svg:height="1.25cm" svg:x="6.424cm" svg:y="2.689cm" svg:viewBox="0 0 683 1251" draw:points="0,1251 0,0 332,142 332,296 683,618 332,940 162,939 2,1248"><text:p/></draw:polygon><draw:polygon draw:style-name="gr14" draw:text-style-name="P60" svg:width="0.682cm" svg:height="1.25cm" svg:x="5.743cm" svg:y="2.693cm" svg:viewBox="0 0 683 1251" draw:points="683,1251 683,0 351,142 351,296 0,618 351,940 521,939 681,1248"><text:p/></draw:polygon></draw:g></draw:g></draw:g><draw:g draw:style-name="gr12"><draw:polygon draw:style-name="gr14" draw:text-style-name="P60" svg:width="0.682cm" svg:height="1.25cm" svg:x="7.791cm" svg:y="3.939cm" svg:viewBox="0 0 683 1251" draw:points="0,1251 0,0 332,142 332,296 683,618 332,940 162,939 2,1248"><text:p/></draw:polygon><draw:polygon draw:style-name="gr14" draw:text-style-name="P60" svg:width="0.682cm" svg:height="1.25cm" svg:x="7.109cm" svg:y="3.944cm" svg:viewBox="0 0 683 1251" draw:points="683,1251 683,0 351,142 351,296 0,618 351,940 521,939 681,1248"><text:p/></draw:polygon></draw:g><draw:g draw:style-name="gr12"><draw:polygon draw:style-name="gr14" draw:text-style-name="P60" svg:width="0.682cm" svg:height="1.25cm" draw:transform="rotate (-3.14159265358979) translate (7.79158938293677cm 1.43971988539726cm)" svg:viewBox="0 0 683 1251" draw:points="0,1251 0,0 332,142 332,296 683,618 332,940 162,939 2,1248"><text:p/></draw:polygon><draw:polygon draw:style-name="gr14" draw:text-style-name="P60" svg:width="0.682cm" svg:height="1.25cm" draw:transform="rotate (-3.14159265358979) translate (8.4736990099267cm 1.43804464963219cm)" svg:viewBox="0 0 683 1251" draw:points="683,1251 683,0 351,142 351,296 0,618 351,940 521,939 681,1248"><text:p/></draw:polygon></draw:g><draw:g draw:style-name="gr12"><draw:g draw:style-name="gr12"><draw:polygon draw:style-name="gr14" draw:text-style-name="P60" svg:width="0.682cm" svg:height="1.25cm" svg:x="7.791cm" svg:y="1.439cm" svg:viewBox="0 0 683 1251" draw:points="0,1251 0,0 332,142 332,296 683,618 332,940 162,939 2,1248"><text:p/></draw:polygon><draw:polygon draw:style-name="gr14" draw:text-style-name="P60" svg:width="0.682cm" svg:height="1.25cm" svg:x="7.109cm" svg:y="1.44cm" svg:viewBox="0 0 683 1251" draw:points="683,1251 683,0 351,142 351,296 0,618 351,940 521,939 681,1248"><text:p/></draw:polygon></draw:g><draw:g draw:style-name="gr12"><draw:polygon draw:style-name="gr14" draw:text-style-name="P60" svg:width="0.682cm" svg:height="1.25cm" draw:transform="rotate (-3.14159265358979) translate (7.79158938293671cm 3.94081679101578cm)" svg:viewBox="0 0 683 1251" draw:points="0,1251 0,0 332,142 332,296 683,618 332,940 162,939 2,1248"><text:p/></draw:polygon><draw:polygon draw:style-name="gr14" draw:text-style-name="P60" svg:width="0.682cm" svg:height="1.25cm" draw:transform="rotate (-3.14159265358979) translate (8.4736990099267cm 3.94072061100684cm)" svg:viewBox="0 0 683 1251" draw:points="683,1251 683,0 351,142 351,296 0,618 351,940 521,939 681,1248"><text:p/></draw:polygon></draw:g></draw:g></draw:g></draw:g></draw:g><draw:frame draw:name="Forme 22" draw:style-name="gr15" draw:text-style-name="P62" svg:width="0.729cm" svg:height="0.664cm" svg:x="1.201cm" svg:y="1.07cm"><draw:text-box><text:p text:style-name="P61"><text:span text:style-name="T36">1</text:span></text:p></draw:text-box></draw:frame><draw:frame draw:name="Forme 23" draw:style-name="gr15" draw:text-style-name="P62" svg:width="0.729cm" svg:height="0.664cm" svg:x="0.582cm" svg:y="4.288cm"><draw:text-box><text:p text:style-name="P61"><text:span text:style-name="T36">8</text:span></text:p></draw:text-box></draw:frame><draw:frame draw:name="Forme 24" draw:style-name="gr15" draw:text-style-name="P62" svg:width="0.729cm" svg:height="0.664cm" svg:x="1.265cm" svg:y="3.769cm"><draw:text-box><text:p text:style-name="P61"><text:span text:style-name="T36">9</text:span></text:p></draw:text-box></draw:frame><draw:frame draw:name="Forme 25" draw:style-name="gr16" draw:text-style-name="P62" svg:width="0.953cm" svg:height="0.664cm" svg:x="1.942cm" svg:y="3.166cm"><draw:text-box><text:p text:style-name="P61"><text:span text:style-name="T36">10</text:span></text:p></draw:text-box></draw:frame><draw:frame draw:name="Forme 26" draw:style-name="gr16" draw:text-style-name="P62" svg:width="0.953cm" svg:height="0.664cm" svg:x="1.864cm" svg:y="4.194cm"><draw:text-box><text:p text:style-name="P61"><text:span text:style-name="T36">15</text:span></text:p></draw:text-box></draw:frame><draw:frame draw:name="Forme 27" draw:style-name="gr17" draw:text-style-name="P63" svg:width="0.75cm" svg:height="0.623cm" svg:x="3.11cm" svg:y="1.157cm"><draw:text-box><text:p text:style-name="P61"><text:span text:style-name="T37">A</text:span></text:p></draw:text-box></draw:frame><draw:g draw:name="DrawObject1_ 3" draw:style-name="gr12"><draw:line draw:style-name="gr18" draw:text-style-name="P64" svg:x1="3.648cm" svg:y1="1.429cm" svg:x2="3.722cm" svg:y2="1.494cm"><text:p/></draw:line><draw:line draw:style-name="gr18" draw:text-style-name="P64" svg:x1="3.648cm" svg:y1="1.494cm" svg:x2="3.722cm" svg:y2="1.429cm"><text:p/></draw:line></draw:g><draw:g draw:name="DrawObject1_ 4" draw:style-name="gr12"><draw:line draw:style-name="gr18" draw:text-style-name="P64" svg:x1="4.339cm" svg:y1="2.055cm" svg:x2="4.413cm" svg:y2="2.12cm"><text:p/></draw:line><draw:line draw:style-name="gr18" draw:text-style-name="P64" svg:x1="4.339cm" svg:y1="2.12cm" svg:x2="4.413cm" svg:y2="2.055cm"><text:p/></draw:line></draw:g><draw:frame draw:name="Forme 28" draw:style-name="gr19" draw:text-style-name="P63" svg:width="0.747cm" svg:height="0.623cm" svg:x="4.044cm" svg:y="2.067cm"><draw:text-box><text:p text:style-name="P61"><text:span text:style-name="T37">B</text:span></text:p></draw:text-box></draw:frame><draw:frame draw:name="Forme 29" draw:style-name="gr16" draw:text-style-name="P62" svg:width="0.953cm" svg:height="0.664cm" svg:x="2.568cm" svg:y="3.648cm"><draw:text-box><text:p text:style-name="P61"><text:span text:style-name="T36">16</text:span></text:p></draw:text-box></draw:frame><draw:frame draw:name="Forme 30" draw:style-name="gr15" draw:text-style-name="P62" svg:width="0.729cm" svg:height="0.664cm" svg:x="2.658cm" svg:y="1.116cm"><draw:text-box><text:p text:style-name="P61"><text:span text:style-name="T36">6</text:span></text:p></draw:text-box></draw:frame><draw:frame draw:name="Forme 31" draw:style-name="gr16" draw:text-style-name="P62" svg:width="0.953cm" svg:height="0.664cm" svg:x="2.527cm" svg:y="2.443cm"><draw:text-box><text:p text:style-name="P61"><text:span text:style-name="T36">11</text:span></text:p></draw:text-box></draw:frame><draw:frame draw:name="Forme 32" draw:style-name="gr15" draw:text-style-name="P62" svg:width="0.729cm" svg:height="0.664cm" svg:x="2.042cm" svg:y="1.78cm"><draw:text-box><text:p text:style-name="P61"><text:span text:style-name="T36">5</text:span></text:p></draw:text-box></draw:frame><draw:frame draw:name="Forme 33" draw:style-name="gr16" draw:text-style-name="P62" svg:width="0.953cm" svg:height="0.664cm" svg:x="5.348cm" svg:y="1.123cm"><draw:text-box><text:p text:style-name="P61"><text:span text:style-name="T36">20</text:span></text:p></draw:text-box></draw:frame><draw:frame draw:name="Forme38_ 2" draw:style-name="gr15" draw:text-style-name="P62" svg:width="0.729cm" svg:height="0.664cm" svg:x="1.342cm" svg:y="2.452cm"><draw:text-box><text:p text:style-name="P61"><text:span text:style-name="T36">4</text:span></text:p></draw:text-box></draw:frame><draw:frame draw:name="Forme39_ 2" draw:style-name="gr15" draw:text-style-name="P62" svg:width="0.729cm" svg:height="0.664cm" svg:x="0.614cm" svg:y="2.923cm"><draw:text-box><text:p text:style-name="P61"><text:span text:style-name="T36">3</text:span></text:p></draw:text-box></draw:frame><draw:frame draw:name="Forme40_ 2" draw:style-name="gr15" draw:text-style-name="P62" svg:width="0.729cm" svg:height="0.664cm" svg:x="1.93cm" svg:y="0.543cm"><draw:text-box><text:p text:style-name="P61"><text:span text:style-name="T36">2</text:span></text:p></draw:text-box></draw:frame><draw:frame draw:name="Forme46_ 3" draw:style-name="gr16" draw:text-style-name="P62" svg:width="0.953cm" svg:height="0.664cm" svg:x="5.369cm" svg:y="3.672cm"><draw:text-box><text:p text:style-name="P61"><text:span text:style-name="T36">30</text:span></text:p></draw:text-box></draw:frame><draw:frame draw:name="Forme55_ 3" draw:style-name="gr16" draw:text-style-name="P62" svg:width="0.953cm" svg:height="0.664cm" svg:x="5.239cm" svg:y="2.496cm"><draw:text-box><text:p text:style-name="P61"><text:span text:style-name="T36">25</text:span></text:p></draw:text-box></draw:frame><draw:g draw:name="DrawObject 3" draw:style-name="gr12"><draw:frame draw:name="Forme 34" draw:style-name="gr15" draw:text-style-name="P62" svg:width="0.729cm" svg:height="0.664cm" svg:x="3.353cm" svg:y="0.543cm"><draw:text-box><text:p text:style-name="P61"><text:span text:style-name="T36">7</text:span></text:p></draw:text-box></draw:frame><draw:frame draw:name="Forme 35" draw:style-name="gr16" draw:text-style-name="P62" svg:width="0.953cm" svg:height="0.664cm" svg:x="4.593cm" svg:y="0.534cm"><draw:text-box><text:p text:style-name="P61"><text:span text:style-name="T36">14</text:span></text:p></draw:text-box></draw:frame><draw:frame draw:name="Forme 36" draw:style-name="gr16" draw:text-style-name="P62" svg:width="0.953cm" svg:height="0.664cm" svg:x="3.205cm" svg:y="2.933cm"><draw:text-box><text:p text:style-name="P61"><text:span text:style-name="T36">17</text:span></text:p></draw:text-box></draw:frame><draw:frame draw:name="Forme 37" draw:style-name="gr16" draw:text-style-name="P62" svg:width="0.953cm" svg:height="0.664cm" svg:x="4.044cm" svg:y="2.513cm"><draw:text-box><text:p text:style-name="P61"><text:span text:style-name="T36">18</text:span></text:p></draw:text-box></draw:frame><draw:frame draw:name="Forme 38" draw:style-name="gr16" draw:text-style-name="P62" svg:width="0.953cm" svg:height="0.664cm" svg:x="4.568cm" svg:y="1.787cm"><draw:text-box><text:p text:style-name="P61"><text:span text:style-name="T36">19</text:span></text:p></draw:text-box></draw:frame><draw:frame draw:name="Forme 39" draw:style-name="gr16" draw:text-style-name="P62" svg:width="0.953cm" svg:height="0.664cm" svg:x="3.178cm" svg:y="1.78cm"><draw:text-box><text:p text:style-name="P61"><text:span text:style-name="T36">12</text:span></text:p></draw:text-box></draw:frame><draw:frame draw:name="Forme 40" draw:style-name="gr16" draw:text-style-name="P62" svg:width="0.953cm" svg:height="0.664cm" svg:x="3.9cm" svg:y="1.157cm"><draw:text-box><text:p text:style-name="P61"><text:span text:style-name="T36">13</text:span></text:p></draw:text-box></draw:frame><draw:frame draw:name="Forme45_ 3" draw:style-name="gr16" draw:text-style-name="P62" svg:width="0.953cm" svg:height="0.664cm" svg:x="4.686cm" svg:y="4.261cm"><draw:text-box><text:p text:style-name="P61"><text:span text:style-name="T36">29</text:span></text:p></draw:text-box></draw:frame><draw:frame draw:name="Forme56_ 3" draw:style-name="gr16" draw:text-style-name="P62" svg:width="0.953cm" svg:height="0.664cm" svg:x="3.26cm" svg:y="4.316cm"><draw:text-box><text:p text:style-name="P61"><text:span text:style-name="T36">22</text:span></text:p></draw:text-box></draw:frame><draw:frame draw:name="Forme59_ 4" draw:style-name="gr16" draw:text-style-name="P62" svg:width="0.953cm" svg:height="0.664cm" svg:x="4.678cm" svg:y="3.161cm"><draw:text-box><text:p text:style-name="P61"><text:span text:style-name="T36">24</text:span></text:p></draw:text-box></draw:frame><draw:frame draw:name="Forme60_ 4" draw:style-name="gr16" draw:text-style-name="P62" svg:width="0.953cm" svg:height="0.664cm" svg:x="3.852cm" svg:y="3.598cm"><draw:text-box><text:p text:style-name="P61"><text:span text:style-name="T36">23</text:span></text:p></draw:text-box></draw:frame></draw:g><draw:g draw:name="DrawObject2_ 2" draw:style-name="gr12"><draw:frame draw:name="Forme47_ 2" draw:style-name="gr16" draw:text-style-name="P62" svg:width="0.953cm" svg:height="0.664cm" svg:x="6.046cm" svg:y="0.584cm"><draw:text-box><text:p text:style-name="P61"><text:span text:style-name="T36">21</text:span></text:p></draw:text-box></draw:frame><draw:frame draw:name="Forme57_ 2" draw:style-name="gr16" draw:text-style-name="P62" svg:width="0.953cm" svg:height="0.664cm" svg:x="7.399cm" svg:y="0.734cm"><draw:text-box><text:p text:style-name="P61"><text:span text:style-name="T36">28</text:span></text:p></draw:text-box></draw:frame><draw:frame draw:name="Forme46_ 4" draw:style-name="gr16" draw:text-style-name="P62" svg:width="0.953cm" svg:height="0.664cm" svg:x="5.978cm" svg:y="2.954cm"><draw:text-box><text:p text:style-name="P61"><text:span text:style-name="T36">31</text:span></text:p></draw:text-box></draw:frame><draw:frame draw:name="Forme55_ 4" draw:style-name="gr16" draw:text-style-name="P62" svg:width="0.953cm" svg:height="0.664cm" svg:x="6.711cm" svg:y="2.374cm"><draw:text-box><text:p text:style-name="P61"><text:span text:style-name="T36">32</text:span></text:p></draw:text-box></draw:frame><draw:frame draw:name="Forme58_ 2" draw:style-name="gr16" draw:text-style-name="P62" svg:width="0.953cm" svg:height="0.664cm" svg:x="7.343cm" svg:y="1.711cm"><draw:text-box><text:p text:style-name="P61"><text:span text:style-name="T36">33</text:span></text:p></draw:text-box></draw:frame><draw:frame draw:name="Forme59_ 5" draw:style-name="gr16" draw:text-style-name="P62" svg:width="0.953cm" svg:height="0.664cm" svg:x="5.972cm" svg:y="1.832cm"><draw:text-box><text:p text:style-name="P61"><text:span text:style-name="T36">26</text:span></text:p></draw:text-box></draw:frame><draw:frame draw:name="Forme60_ 5" draw:style-name="gr16" draw:text-style-name="P62" svg:width="0.953cm" svg:height="0.664cm" svg:x="6.588cm" svg:y="1.169cm"><draw:text-box><text:p text:style-name="P61"><text:span text:style-name="T36">27</text:span></text:p></draw:text-box></draw:frame><draw:frame draw:name="Forme45_ 4" draw:style-name="gr16" draw:text-style-name="P62" svg:width="0.953cm" svg:height="0.664cm" svg:x="7.355cm" svg:y="4.196cm"><draw:text-box><text:p text:style-name="P61"><text:span text:style-name="T36">37</text:span></text:p></draw:text-box></draw:frame><draw:frame draw:name="Forme56_ 4" draw:style-name="gr16" draw:text-style-name="P62" svg:width="0.953cm" svg:height="0.664cm" svg:x="6.002cm" svg:y="4.335cm"><draw:text-box><text:p text:style-name="P61"><text:span text:style-name="T36">34</text:span></text:p></draw:text-box></draw:frame><draw:frame draw:name="Forme59_ 6" draw:style-name="gr16" draw:text-style-name="P62" svg:width="0.953cm" svg:height="0.664cm" svg:x="7.345cm" svg:y="3.041cm"><draw:text-box><text:p text:style-name="P61"><text:span text:style-name="T36">36</text:span></text:p></draw:text-box></draw:frame><draw:frame draw:name="Forme60_ 6" draw:style-name="gr16" draw:text-style-name="P62" svg:width="0.953cm" svg:height="0.664cm" svg:x="6.595cm" svg:y="3.618cm"><draw:text-box><text:p text:style-name="P61"><text:span text:style-name="T36">35</text:span></text:p></draw:text-box></draw:frame></draw:g></draw:g><text:span text:style-name="_5f_Caractères"/></text:p>
        <text:p text:style-name="_5f_Paragraphe_5f_Réponse_5f_Pointillés_5f_Grisés"><text:span text:style-name="_5f_pointillés_20_gris"/></text:p>
        <text:p text:style-name="_5f_Paragraphe_5f_Réponse_5f_Pointillés_5f_Grisés"><text:span text:style-name="_5f_pointillés_20_gris"/></text:p>
        <text:p text:style-name="_5f_Paragraphe_5f_Réponse_5f_Pointillés_5f_Grisés"><text:span text:style-name="_5f_pointillés_20_gris"/></text:p>
        <text:p text:style-name="_5f_Paragraphe_5f_Réponse_5f_Pointillés_5f_Grisés"><text:span text:style-name="_5f_pointillés_20_gris"/></text:p>
        <text:p text:style-name="_5f_Paragraphe_5f_Réponse_5f_Pointillés_5f_Grisés"><text:span text:style-name="_5f_pointillés_20_gris"/></text:p>
        <text:p text:style-name="_5f_Paragraphe_5f_Réponse_5f_Pointillés_5f_Grisés"><text:span text:style-name="_5f_pointillés_20_gris"/></text:p>
        <text:p text:style-name="_5f_Paragraphe_5f_Réponse_5f_Pointillés_5f_Grisés"><text:span text:style-name="_5f_pointillés_20_gris"/></text:p>
        <text:list xml:id="list85704425951697" text:continue-list="list85705568737330" text:style-name="_5f_Numérotation_20_des_20_exercices">
          <text:list-item>
            <text:list>
              <text:list-item text:start-value="1">
                <text:p text:style-name="P44"><text:span text:style-name="_5f_Caractères">Complète les phrases suivantes.</text:span></text:p>
              </text:list-item>
            </text:list>
          </text:list-item>
        </text:list>
        <text:list text:style-name="List_20_1">
          <text:list-item>
            <text:p text:style-name="P43"><text:span text:style-name="_5f_Caractères">L’image de la figure 1 par la symétrie de centre A est la n° </text:span><text:span text:style-name="_5f_pointillés_20_gris">…….</text:span></text:p>
          </text:list-item>
          <text:list-item>
            <text:p text:style-name="P43"><text:span text:style-name="_5f_Caractères">L’image de la figure 6 par la symétrie de centre B est la n° </text:span><text:span text:style-name="_5f_pointillés_20_gris">……</text:span></text:p>
          </text:list-item>
          <text:list-item>
            <text:p text:style-name="P43"><text:span text:style-name="_5f_Caractères">L’image de la figure 7 par la symétrie de centre B est la n° </text:span><text:span text:style-name="_5f_pointillés_20_gris">……</text:span></text:p>
          </text:list-item>
          <text:list-item>
            <text:p text:style-name="P43"><text:span text:style-name="_5f_Caractères">L’image de la figure </text:span><text:span text:style-name="_5f_pointillés_20_gris">…… </text:span><text:span text:style-name="_5f_Caractères">par la symétrie de centre B est la figure 28.</text:span></text:p>
          </text:list-item>
          <text:list-item>
            <text:p text:style-name="P43"><text:span text:style-name="_5f_Caractères">La figure 5 est l’image de la figure 26 par la symétrie de centre </text:span><text:span text:style-name="_5f_pointillés_20_gris">…… </text:span><text:span text:style-name="_5f_Caractères">c’est aussi <text:line-break/></text:span><text:span text:style-name="_5f_pointillés_20_gris">…………………….. </text:span><text:span text:style-name="_5f_Caractères"><text:s/>de la figure 14 par la symétrie de centre <text:s/></text:span><text:span text:style-name="_5f_pointillés_20_gris">…… </text:span></text:p>
          </text:list-item>
        </text:list>
        <text:list xml:id="list85705248276324" text:continue-list="list85704425951697" text:style-name="_5f_Numérotation_20_des_20_exercices">
          <text:list-item>
            <text:list>
              <text:list-item>
                <text:p text:style-name="P47"><text:span text:style-name="_5f_Caractères">Colorie l’image de la figure 1 par la symétrie de centre B.</text:span></text:p>
              </text:list-item>
            </text:list>
          </text:list-item>
        </text:list>
      </text:section>
      <text:h text:style-name="_5f_Paragraphe" text:outline-level="1"><text:span text:style-name="_5f_pointillés_20_gris"/></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pitch="variable"/>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pitch="variable"/>
    <style:font-face style:name="Lucida Sans Unicode"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draw:stroke-dash draw:name="Dashed_20__28_var_29__20_14" draw:display-name="Dashed (var) 14" draw:style="rect" draw:dots1="1" draw:dots1-length="0.006cm" draw:dots2="1" draw:dots2-length="0.006cm" draw:distance="0.006cm"/>
    <draw:stroke-dash draw:name="Dashed_20__28_var_29__20_16" draw:display-name="Dashed (var) 16" draw:style="rect" draw:dots1="1" draw:dots1-length="0.006cm" draw:dots2="1" draw:dots2-length="0.006cm" draw:distance="0.006cm"/>
    <draw:stroke-dash draw:name="Dashed_20__28_var_29__20_18" draw:display-name="Dashed (var) 18" draw:style="rect" draw:dots1="1" draw:dots1-length="0.006cm" draw:dots2="1" draw:dots2-length="0.006cm" draw:distance="0.006cm"/>
    <draw:stroke-dash draw:name="Dashed_20__28_var_29__20_20" draw:display-name="Dashed (var) 20" draw:style="rect" draw:dots1="1" draw:dots1-length="0.006cm" draw:dots2="1" draw:dots2-length="0.006cm" draw:distance="0.006cm"/>
    <draw:stroke-dash draw:name="Dashed_20__28_var_29__20_22" draw:display-name="Dashed (var) 22"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6" draw:display-name="Dashed (var) 26" draw:style="rect" draw:dots1="1" draw:dots1-length="0.003cm" draw:dots2="1" draw:dots2-length="0.003cm" draw:distance="0.003cm"/>
    <draw:stroke-dash draw:name="Dashed_20__28_var_29__20_28" draw:display-name="Dashed (var) 28" draw:style="rect" draw:dots1="1" draw:dots1-length="0.006cm" draw:dots2="1" draw:dots2-length="0.006cm" draw:distance="0.006cm"/>
    <draw:stroke-dash draw:name="Dashed_20__28_var_29__20_30" draw:display-name="Dashed (var) 30" draw:style="rect" draw:dots1="1" draw:dots1-length="0.006cm" draw:dots2="1" draw:dots2-length="0.006cm" draw:distance="0.006cm"/>
    <draw:stroke-dash draw:name="Dashed_20__28_var_29__20_32" draw:display-name="Dashed (var) 32" draw:style="rect" draw:dots1="1" draw:dots1-length="0.006cm" draw:dots2="1" draw:dots2-length="0.006cm" draw:distance="0.006cm"/>
    <draw:stroke-dash draw:name="Dashed_20__28_var_29__20_34" draw:display-name="Dashed (var) 34" draw:style="rect" draw:dots1="1" draw:dots1-length="0.006cm" draw:dots2="1" draw:dots2-length="0.006cm" draw:distance="0.006cm"/>
    <draw:stroke-dash draw:name="Dashed_20__28_var_29__20_40" draw:display-name="Dashed (var) 40" draw:style="rect" draw:dots1="1" draw:dots1-length="0.006cm" draw:dots2="1" draw:dots2-length="0.006cm" draw:distance="0.006cm"/>
    <draw:stroke-dash draw:name="Dashed_20__28_var_29__20_42" draw:display-name="Dashed (var) 42" draw:style="rect" draw:dots1="1" draw:dots1-length="0.006cm" draw:dots2="1" draw:dots2-length="0.006cm" draw:distance="0.006cm"/>
    <draw:stroke-dash draw:name="Dashed_20__28_var_29__20_44" draw:display-name="Dashed (var) 44" draw:style="rect" draw:dots1="1" draw:dots1-length="0.006cm" draw:dots2="1" draw:dots2-length="0.006cm" draw:distance="0.006cm"/>
    <draw:stroke-dash draw:name="Dashed_20__28_var_29__20_46" draw:display-name="Dashed (var) 46" draw:style="rect" draw:dots1="1" draw:dots1-length="0.006cm" draw:dots2="1" draw:dots2-length="0.006cm" draw:distance="0.006cm"/>
    <draw:stroke-dash draw:name="Dashed_20__28_var_29__20_48" draw:display-name="Dashed (var) 48" draw:style="rect" draw:dots1="1" draw:dots1-length="0.006cm" draw:dots2="1" draw:dots2-length="0.006cm" draw:distance="0.006cm"/>
    <draw:stroke-dash draw:name="Dashed_20__28_var_29__20_50" draw:display-name="Dashed (var) 50" draw:style="rect" draw:dots1="1" draw:dots1-length="0.006cm" draw:dots2="1" draw:dots2-length="0.006cm" draw:distance="0.006cm"/>
    <draw:stroke-dash draw:name="Dashed_20__28_var_29__20_54" draw:display-name="Dashed (var) 54" draw:style="rect" draw:dots1="1" draw:dots1-length="0.006cm" draw:dots2="1" draw:dots2-length="0.006cm" draw:distance="0.006cm"/>
    <draw:stroke-dash draw:name="Dashed_20__28_var_29__20_56" draw:display-name="Dashed (var) 56" draw:style="rect" draw:dots1="1" draw:dots1-length="0.006cm" draw:dots2="1" draw:dots2-length="0.006cm" draw:distance="0.006cm"/>
    <draw:stroke-dash draw:name="Dashed_20__28_var_29__20_58" draw:display-name="Dashed (var) 58" draw:style="rect" draw:dots1="1" draw:dots1-length="0.003cm" draw:dots2="1" draw:dots2-length="0.003cm" draw:distance="0.003cm"/>
    <draw:stroke-dash draw:name="Dashed_20__28_var_29__20_62" draw:display-name="Dashed (var) 62" draw:style="rect" draw:dots1="1" draw:dots1-length="0.006cm" draw:dots2="1" draw:dots2-length="0.006cm" draw:distance="0.006cm"/>
    <draw:stroke-dash draw:name="Dashed_20__28_var_29__20_64" draw:display-name="Dashed (var) 64" draw:style="rect" draw:dots1="1" draw:dots1-length="0.006cm" draw:dots2="1" draw:dots2-length="0.006cm" draw:distance="0.006cm"/>
    <draw:stroke-dash draw:name="Dashed_20__28_var_29__20_66" draw:display-name="Dashed (var) 66" draw:style="rect" draw:dots1="1" draw:dots1-length="0.006cm" draw:dots2="1" draw:dots2-length="0.006cm" draw:distance="0.006cm"/>
    <draw:stroke-dash draw:name="Dashed_20__28_var_29__20_68" draw:display-name="Dashed (var) 68" draw:style="rect" draw:dots1="1" draw:dots1-length="0.006cm" draw:dots2="1" draw:dots2-length="0.006cm" draw:distance="0.006cm"/>
    <draw:stroke-dash draw:name="Dashed_20__28_var_29__20_70" draw:display-name="Dashed (var) 70" draw:style="rect" draw:dots1="1" draw:dots1-length="0.003cm" draw:dots2="1" draw:dots2-length="0.003cm" draw:distance="0.003cm"/>
    <draw:stroke-dash draw:name="Dashed_20__28_var_29__20_72" draw:display-name="Dashed (var) 72" draw:style="rect" draw:dots1="1" draw:dots1-length="0.006cm" draw:dots2="1" draw:dots2-length="0.006cm" draw:distance="0.006cm"/>
    <draw:stroke-dash draw:name="Dashed_20__28_var_29__20_74" draw:display-name="Dashed (var) 74"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80" draw:display-name="Dashed (var) 80" draw:style="rect" draw:dots1="1" draw:dots1-length="0.003cm" draw:dots2="1" draw:dots2-length="0.003cm" draw:distance="0.003cm"/>
    <draw:stroke-dash draw:name="Dashed_20__28_var_29__20_82" draw:display-name="Dashed (var) 82" draw:style="rect" draw:dots1="1" draw:dots1-length="0.006cm" draw:dots2="1" draw:dots2-length="0.006cm" draw:distance="0.006cm"/>
    <draw:stroke-dash draw:name="Dashed_20__28_var_29__20_84" draw:display-name="Dashed (var) 84" draw:style="rect" draw:dots1="1" draw:dots1-length="0.006cm" draw:dots2="1" draw:dots2-length="0.006cm" draw:distance="0.006cm"/>
    <draw:stroke-dash draw:name="Dashed_20__28_var_29__20_86" draw:display-name="Dashed (var) 86" draw:style="rect" draw:dots1="1" draw:dots1-length="0.006cm" draw:dots2="1" draw:dots2-length="0.006cm" draw:distance="0.006cm"/>
    <draw:stroke-dash draw:name="Dashed_20__28_var_29__20_88" draw:display-name="Dashed (var) 88" draw:style="rect" draw:dots1="1" draw:dots1-length="0.006cm" draw:dots2="1" draw:dots2-length="0.006cm" draw:distance="0.006cm"/>
    <draw:stroke-dash draw:name="Dashed_20__28_var_29__20_90" draw:display-name="Dashed (var) 90" draw:style="rect" draw:dots1="1" draw:dots1-length="0.002cm" draw:dots2="1" draw:dots2-length="0.002cm" draw:distance="0.00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Police_20_défaut" style:display-name="Police défaut" style:family="text" style:parent-style-name="Police_20_par_20_défaut">
      <style:text-properties style:font-size-asian="10.5pt"/>
    </style:style>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07">
      <number:number number:decimal-places="0" number:min-decimal-places="0" number:min-integer-digits="1"/>
      <number:text>%</number:text>
    </number:percentage-style>
    <number:number-style style:name="N108">
      <number:number number:decimal-places="3" number:min-decimal-places="3" number:min-integer-digits="1"/>
    </number:number-style>
    <number:number-style style:name="N109">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_5f_Header_20_G_20_page_20_paire_20__28_G_29_">
      <style:text-properties officeooo:rsid="00d589ba" officeooo:paragraph-rsid="00d589ba"/>
    </style:style>
    <style:style style:name="MP12" style:family="paragraph" style:parent-style-name="Footer">
      <style:text-properties officeooo:rsid="00178920" officeooo:paragraph-rsid="00178920"/>
    </style:style>
    <style:style style:name="MP13" style:family="paragraph" style:parent-style-name="Folio">
      <style:paragraph-properties fo:text-align="center" style:justify-single-word="false"/>
      <style:text-properties fo:font-size="8pt" officeooo:paragraph-rsid="001ce334" style:font-size-asian="8pt" style:font-size-complex="8pt"/>
    </style:style>
    <style:style style:name="MP14"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5"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6" style:family="paragraph" style:parent-style-name="_5f_Header_20_G_20_page_20_impaire_20__28_D_29_">
      <style:text-properties officeooo:rsid="00d589ba" officeooo:paragraph-rsid="00d589ba"/>
    </style:style>
    <style:style style:name="MP17" style:family="paragraph" style:parent-style-name="_5f_Header_20_G_20_page_20_paire_20__28_G_29_">
      <style:paragraph-properties fo:text-align="start" style:justify-single-word="false"/>
    </style:style>
    <style:style style:name="MP18" style:family="paragraph" style:parent-style-name="_5f_Footer_20_page_20_impaire_20__28_D_29_">
      <style:text-properties fo:text-transform="uppercase" fo:color="#808080" loext:opacity="100%" style:font-name="Bitstream Vera Sans6" fo:font-size="9pt" fo:font-style="normal" fo:font-weight="normal" officeooo:rsid="00d77f3d" officeooo:paragraph-rsid="00d77f3d" fo:background-color="transparent" style:font-size-asian="11pt" style:font-style-asian="normal" style:font-weight-asian="bold" style:font-size-complex="11pt" style:font-style-complex="normal" style:font-weight-complex="normal"/>
    </style:style>
    <style:style style:name="MP19" style:family="paragraph" style:parent-style-name="Footer">
      <style:text-properties officeooo:paragraph-rsid="030c4d7d"/>
    </style:style>
    <style:style style:name="MP20" style:family="paragraph" style:parent-style-name="Footer">
      <style:text-properties officeooo:paragraph-rsid="00c384cf"/>
    </style:style>
    <style:style style:name="MP21" style:family="paragraph">
      <loext:graphic-properties draw:fill="solid" draw:fill-color="#9d0f89"/>
    </style:style>
    <style:style style:name="MP22" style:family="paragraph" style:parent-style-name="_5f_Header_20_D_20_page_20_paire_20__28_G_29_">
      <style:text-properties officeooo:paragraph-rsid="0053b3bd"/>
    </style:style>
    <style:style style:name="MP2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4"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6" style:family="paragraph" style:parent-style-name="_5f_Header_20_D_20_page_20_impaire_20__28_D_29_">
      <style:text-properties officeooo:paragraph-rsid="004f1216"/>
    </style:style>
    <style:style style:name="MP27" style:family="paragraph" style:parent-style-name="_5f_Header_20_D_20_page_20_paire_20__28_G_29_">
      <style:text-properties officeooo:rsid="005097e4" officeooo:paragraph-rsid="005097e4"/>
    </style:style>
    <style:style style:name="MP28" style:family="paragraph" style:parent-style-name="Standard">
      <style:paragraph-properties fo:margin-top="0.199cm" fo:margin-bottom="0cm" style:contextual-spacing="false"/>
      <style:text-properties officeooo:rsid="00178920" officeooo:paragraph-rsid="00178920"/>
    </style:style>
    <style:style style:name="MP29"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30" style:family="paragraph" style:parent-style-name="_5f_Header_20_M_20_page_20_impaire_20__28_D_29_">
      <style:text-properties officeooo:paragraph-rsid="02af0d27"/>
    </style:style>
    <style:style style:name="MP31" style:family="paragraph">
      <loext:graphic-properties draw:fill="solid" draw:fill-color="#7fb241"/>
    </style:style>
    <style:style style:name="MP32" style:family="paragraph" style:parent-style-name="_5f_Header_20_M_20_page_20_paire_20__28_G_29_">
      <style:text-properties officeooo:paragraph-rsid="02af0d27"/>
    </style:style>
    <style:style style:name="MP33"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4"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5" style:family="paragraph" style:parent-style-name="_5f_Header_20_M_20_page_20_impaire_20__28_D_29_">
      <style:text-properties officeooo:paragraph-rsid="02ae83b8"/>
    </style:style>
    <style:style style:name="MP3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7" style:family="paragraph" style:parent-style-name="Footer">
      <style:text-properties officeooo:paragraph-rsid="008d016c"/>
    </style:style>
    <style:style style:name="MP38" style:family="paragraph" style:parent-style-name="Footer">
      <style:text-properties officeooo:paragraph-rsid="02ae83b8"/>
    </style:style>
    <style:style style:name="MP39" style:family="paragraph">
      <loext:graphic-properties draw:fill="solid" draw:fill-color="#d62e4e"/>
    </style:style>
    <style:style style:name="MP40"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41"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2"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style style:name="MT3" style:family="text">
      <style:text-properties fo:font-variant="small-caps" fo:color="#1ca2b8" loext:opacity="100%" style:font-name="Bitstream Vera Sans3" fo:font-size="16pt" fo:font-style="normal" fo:text-shadow="none" fo:font-weight="bold" officeooo:rsid="0334a5be"/>
    </style:style>
    <style:style style:name="MT4" style:family="text">
      <style:text-properties fo:font-variant="small-caps" fo:color="#1ca2b8" loext:opacity="100%" style:font-name="Bitstream Vera Sans3" fo:font-size="16pt" fo:font-style="normal" fo:text-shadow="none" fo:font-weight="bold" officeooo:rsid="0334510d"/>
    </style:style>
    <style:style style:name="MT5" style:family="text">
      <style:text-properties fo:font-variant="small-caps" fo:color="#1ca2b8" loext:opacity="100%" style:font-name="Bitstream Vera Sans3" fo:font-size="16pt" fo:font-style="normal" fo:text-shadow="none" fo:font-weight="bold"/>
    </style:style>
    <style:style style:name="MT6" style:family="text">
      <style:text-properties officeooo:rsid="00d8520c"/>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officeooo:rsid="0334510d" fo:background-color="transparent" loext:char-shading-value="0"/>
    </style:style>
    <style:style style:name="MT9"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0" style:family="text">
      <style:text-properties fo:text-transform="uppercase" fo:color="#808080" loext:opacity="100%" style:font-name="Bitstream Vera Sans6" fo:font-size="9pt" officeooo:rsid="015f088a" fo:background-color="transparent" loext:char-shading-value="0"/>
    </style:style>
    <style:style style:name="MT11" style:family="text">
      <style:text-properties fo:text-transform="uppercase" fo:color="#808080" loext:opacity="100%" style:font-name="Bitstream Vera Sans6" fo:font-size="9pt" officeooo:rsid="00d8520c"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officeooo:rsid="00360aef"/>
    </style:style>
    <style:style style:name="MT21" style:family="text">
      <style:text-properties fo:font-variant="small-caps" fo:color="#7fb241" loext:opacity="100%" style:font-name="Bitstream Vera Sans6" fo:font-size="16pt" fo:font-weight="bold" officeooo:rsid="02768590"/>
    </style:style>
    <style:style style:name="MT22" style:family="text">
      <style:text-properties fo:font-variant="small-caps" fo:color="#7fb241" loext:opacity="100%" style:font-name="Bitstream Vera Sans6" fo:font-size="16pt" fo:font-weight="bold" officeooo:rsid="0021cde5"/>
    </style:style>
    <style:style style:name="MT23" style:family="text">
      <style:text-properties fo:text-transform="uppercase" fo:color="#808080" loext:opacity="100%" style:font-name="Bitstream Vera Sans6"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text-transform="uppercase" fo:color="#808080" loext:opacity="100%" style:font-name="Bitstream Vera Sans6" fo:font-size="9pt" officeooo:rsid="02768590" fo:background-color="transparent" loext:char-shading-value="0"/>
    </style:style>
    <style:style style:name="MT27" style:family="text">
      <style:text-properties fo:text-transform="uppercase" fo:color="#808080" loext:opacity="100%" style:font-name="Bitstream Vera Sans6" fo:font-size="9pt" officeooo:rsid="008d016c" fo:background-color="transparent" loext:char-shading-value="0"/>
    </style:style>
    <style:style style:name="MT28" style:family="text">
      <style:text-properties fo:text-transform="uppercase" fo:color="#808080" loext:opacity="100%" style:font-name="Bitstream Vera Sans6" fo:font-size="9pt" officeooo:rsid="0021cde5" fo:background-color="transparent" loext:char-shading-value="0"/>
    </style:style>
    <style:style style:name="MT29"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3"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1"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93" draw:name="Shape1_11" draw:style-name="Mgr3" draw:text-style-name="MP3" svg:width="4.329cm" svg:height="2.24cm" svg:x="-1.499cm" svg:y="-1cm" svg:viewBox="0 0 4330 2241" svg:d="M0 2241l3984-288c209-15 363-168 345-342l-170-1611h-4159z"><text:p/></draw:path><draw:frame text:anchor-type="paragraph" draw:z-index="94"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95" draw:name="Shape3_9" draw:style-name="Mgr5" draw:text-style-name="MP4" svg:x1="16.023cm" svg:y1="0.36cm" svg:x2="20.496cm" svg:y2="0.36cm"><text:p/></draw:line>Simplification</text:p>
      </style:header>
      <style:header-left>
        <text:p text:style-name="MP6"><draw:g text:anchor-type="paragraph" draw:z-index="22"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96" draw:name="Shape1_ 1" draw:style-name="Mgr3" draw:text-style-name="MP3" svg:width="4.329cm" svg:height="2.24cm" svg:x="-1.499cm" svg:y="-1cm" svg:viewBox="0 0 4330 2241" svg:d="M0 2241l3984-288c209-15 363-168 345-342l-170-1611h-4159z"><text:p/></draw:path><draw:frame text:anchor-type="paragraph" draw:z-index="97"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98"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9" draw:name="Shape3_6" draw:style-name="Mgr6" draw:text-style-name="MP4" svg:x1="15.12cm" svg:y1="0.36cm" svg:x2="20.496cm" svg:y2="0.36cm"><text:p/></draw:line><draw:frame text:anchor-type="paragraph" draw:z-index="90"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91" draw:name="Shape1_7" draw:style-name="Mgr7" draw:text-style-name="MP10" svg:width="4.329cm" svg:height="2.24cm" svg:x="-1.499cm" svg:y="-1cm" svg:viewBox="0 0 4330 2241" svg:d="M0 2241l3984-288c209-15 363-168 345-342l-170-1611h-4159z"><text:p/></draw:path><text:s/><text:span text:style-name="MT3">Angles</text:span> : <text:span text:style-name="MT4">Comprendre la notion d’angle</text:span></text:p>
      </style:header>
      <style:header-left>
        <text:p text:style-name="MP11"><draw:line text:anchor-type="paragraph" draw:z-index="92" draw:name="Shape3_44" draw:style-name="Mgr6" draw:text-style-name="MP4" svg:x1="15.12cm" svg:y1="0.36cm" svg:x2="20.496cm" svg:y2="0.36cm"><text:p/></draw:line><text:span text:style-name="MT4">R</text:span><text:span text:style-name="MT5">econnaître une symétrie</text:span></text:p>
      </style:header-left>
      <style:footer>
        <text:p text:style-name="MP12"><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3"><text:span text:style-name="_5f_Caractères_5f_gras_5f_Blanc"><text:page-number text:select-page="current">3</text:page-number></text:span></text:p></draw:text-box></draw:frame><text:p text:style-name="MP14"><text:span text:style-name="MT6">A</text:span>NGLE : COMPRENDRE LA NOTION D’ANGLE</text:p></draw:text-box></draw:frame><draw:g text:anchor-type="paragraph" draw:z-index="20" draw:name="Shape4_2" draw:style-name="Mgr1"><draw:path draw:style-name="Mgr8" draw:text-style-name="MP15" svg:width="0.855cm" svg:height="1.172cm" svg:x="19.154cm" svg:y="0.525cm" svg:viewBox="0 0 856 1173" svg:d="M856 1173h-856v-991c0-100 79-182 175-182h505c97 0 176 82 176 182z"><text:p/></draw:path></draw:g></text:p>
      </style:footer>
      <style:footer-left>
        <text:p text:style-name="MP12"/>
      </style:footer-left>
    </style:master-page>
    <style:master-page style:name="SERIE_5f_GEOMETRIE_5f_CLR_5f_1ca2b8_5f_2COL" style:display-name="SERIE_GEOMETRIE_CLR_1ca2b8_2COL" style:page-layout-name="Mpm3" draw:style-name="Mdp1">
      <style:header>
        <text:p text:style-name="MP16"><draw:line text:anchor-type="paragraph" draw:z-index="83" draw:name="Shape3_7" draw:style-name="Mgr6" draw:text-style-name="MP4" svg:x1="15.423cm" svg:y1="0.36cm" svg:x2="20.496cm" svg:y2="0.36cm"><text:p/></draw:line><text:span text:style-name="MT4">Reconnaître</text:span><text:span text:style-name="MT5"> une symétrie</text:span></text:p>
      </style:header>
      <style:header-left>
        <text:p text:style-name="MP17"><draw:path text:anchor-type="paragraph" draw:z-index="86" draw:name="Shape1_1" draw:style-name="Mgr7" draw:text-style-name="MP10" svg:width="4.329cm" svg:height="2.24cm" svg:x="-1.499cm" svg:y="-1cm" svg:viewBox="0 0 4330 2241" svg:d="M0 2241l3984-288c209-15 363-168 345-342l-170-1611h-4159z"><text:p/></draw:path><draw:frame text:anchor-type="paragraph" draw:z-index="87"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8" draw:name="Shape3_29" draw:style-name="Mgr6" draw:text-style-name="MP4" svg:x1="15.12cm" svg:y1="0.36cm" svg:x2="20.496cm" svg:y2="0.36cm"><text:p/></draw:line>Angles : <text:span text:style-name="MT4">Comprendre la notion d’angle</text:span></text:p>
      </style:header-left>
      <style:footer>
        <text:h text:style-name="_5f_Footer_20_page_20_paire_20__28_G_29_" text:outline-level="1"><draw:frame draw:style-name="Mfr1" draw:name="Frame12" text:anchor-type="paragraph" svg:x="10.617cm" svg:y="0.018cm" draw:z-index="84"><draw:text-box fo:min-height="0.499cm" fo:min-width="7.096cm"><draw:frame draw:style-name="Mfr2" draw:name="Frame13" text:anchor-type="frame" svg:x="0.45cm" svg:y="0.079cm" svg:width="0.817cm" draw:z-index="85"><draw:text-box fo:min-height="0.355cm"><text:p text:style-name="MP13"><text:span text:style-name="_5f_Caractères_5f_gras_5f_Blanc"/></text:p></draw:text-box></draw:frame><text:h text:style-name="MP18" text:outline-level="1"/></draw:text-box></draw:frame><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3"><text:span text:style-name="_5f_Caractères_5f_gras_5f_Blanc"><text:page-number text:select-page="current">0</text:page-number></text:span></text:p></draw:text-box></draw:frame><text:p text:style-name="MP19"><text:span text:style-name="MT7">Angles : </text:span><text:span text:style-name="MT8">Comprendre la notion d’angle</text:span></text:p></draw:text-box></draw:frame><draw:g text:anchor-type="paragraph" draw:z-index="19" draw:name="Shape4_0" draw:style-name="Mgr9"><draw:path draw:style-name="Mgr8" draw:text-style-name="MP15"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7"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8" draw:name="Shape1_10" draw:style-name="Mgr3" draw:text-style-name="MP3" svg:width="4.329cm" svg:height="2.24cm" svg:x="-1.499cm" svg:y="-1cm" svg:viewBox="0 0 4330 2241" svg:d="M0 2241l3984-288c209-15 363-168 345-342l-170-1611h-4159z"><text:p/></draw:path><draw:line text:anchor-type="paragraph" draw:z-index="79" draw:name="Shape3_8" draw:style-name="Mgr5" draw:text-style-name="MP4" svg:x1="14.76cm" svg:y1="0.36cm" svg:x2="20.496cm" svg:y2="0.36cm"><text:p/></draw:line><text:s/><text:span text:style-name="MT9">Calculer</text:span> : <text:span text:style-name="MT9">Additionner et soustraire</text:span></text:p>
      </style:header>
      <style:header-left>
        <text:p text:style-name="_5f_Header_20_N_20_page_20_impaire_20__28_D_29_"><draw:line text:anchor-type="paragraph" draw:z-index="80" draw:name="Shape3_3" draw:style-name="Mgr5" draw:text-style-name="MP4" svg:x1="14.728cm" svg:y1="0.36cm" svg:x2="20.496cm" svg:y2="0.36cm"><text:p/></draw:line><draw:frame text:anchor-type="paragraph" draw:z-index="81"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2" draw:name="Shape1_13" draw:style-name="Mgr3" draw:text-style-name="MP3" svg:width="4.329cm" svg:height="2.24cm" svg:x="-1.499cm" svg:y="-1cm" svg:viewBox="0 0 4330 2241" svg:d="M0 2241l3984-288c209-15 363-168 345-342l-170-1611h-4159z"><text:p/></draw:path><text:s/><text:span text:style-name="MT9">Calculer</text:span> : <text:span text:style-name="MT9">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3"><text:span text:style-name="_5f_Caractères_5f_gras_5f_Blanc"><text:page-number text:select-page="current">0</text:page-number></text:span></text:p></draw:text-box></draw:frame><text:h text:style-name="_5f_Footer_20_page_20_paire_20__28_G_29_" text:outline-level="1"><text:span text:style-name="MT10">Calculer : additionner et soustraire</text:span><text:span text:style-name="MT11"> </text:span></text:h></draw:text-box></draw:frame><draw:g text:anchor-type="paragraph" draw:z-index="17"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2"><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3"><text:span text:style-name="_5f_Caractères_5f_gras_5f_Blanc"><text:page-number text:select-page="current">0</text:page-number></text:span></text:p></draw:text-box></draw:frame><text:p text:style-name="MP20"><text:span text:style-name="MT10">Calculer</text:span><text:span text:style-name="MT11"> : </text:span><text:span text:style-name="MT10">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71" draw:name="Shape3_1" draw:style-name="Mgr10" draw:text-style-name="MP4" svg:x1="13.831cm" svg:y1="0.355cm" svg:x2="20.497cm" svg:y2="0.36cm"><text:p/></draw:line><draw:frame text:anchor-type="paragraph" draw:z-index="72"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3" draw:name="Shape1_2" draw:style-name="Mgr11" draw:text-style-name="MP21"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22"><draw:line text:anchor-type="paragraph" draw:z-index="74" draw:name="Shape3_ 2" draw:style-name="Mgr10" draw:text-style-name="MP4" svg:x1="16.704cm" svg:y1="0.36cm" svg:x2="20.496cm" svg:y2="0.36cm"><text:p/></draw:line><draw:path text:anchor-type="paragraph" draw:z-index="75" draw:name="Shape1_4" draw:style-name="Mgr11" draw:text-style-name="MP21" svg:width="4.329cm" svg:height="2.24cm" svg:x="-1.499cm" svg:y="-1cm" svg:viewBox="0 0 4330 2241" svg:d="M0 2241l3984-288c209-15 363-168 345-342l-170-1611h-4159z"><text:p/></draw:path><draw:frame text:anchor-type="paragraph" draw:z-index="76"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2"><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20"><text:span text:style-name="MT16">Utilis</text:span><text:span text:style-name="MT17">er</text:span><text:span text:style-name="MT16"> de</text:span><text:span text:style-name="MT17">s</text:span><text:span text:style-name="MT16"> données</text:span><text:span text:style-name="MT11"> : </text:span><text:span text:style-name="MT18">représenter</text:span><text:span text:style-name="MT11"> </text:span></text:p></draw:text-box></draw:frame><draw:g text:anchor-type="paragraph" draw:z-index="11" draw:name="Shape4_7" draw:style-name="Mgr9"><draw:path draw:style-name="Mgr12" draw:text-style-name="MP23" svg:width="0.855cm" svg:height="1.172cm" svg:x="18.41cm" svg:y="-0.175cm" svg:viewBox="0 0 856 1173" svg:d="M856 1173h-856v-991c0-100 79-182 175-182h505c97 0 176 82 176 182z"><text:p/></draw:path></draw:g></text:p>
      </style:footer>
      <style:footer-left>
        <text:p text:style-name="MP12"><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3"><text:span text:style-name="_5f_Caractères_5f_gras_5f_Blanc"><text:page-number text:select-page="current">0</text:page-number></text:span></text:p></draw:text-box></draw:frame><text:p text:style-name="MP24"><text:span text:style-name="MT6">Fonctions : appliquer, </text:span><text:span text:style-name="MT19">créer</text:span><text:span text:style-name="MT6"> un programme</text:span></text:p></draw:text-box></draw:frame><draw:g text:anchor-type="paragraph" draw:z-index="16" draw:name="Shape4_91" draw:style-name="Mgr9"><draw:path draw:style-name="Mgr12" draw:text-style-name="MP25"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6"><draw:line text:anchor-type="paragraph" draw:z-index="64" draw:name="Shape3_ 1" draw:style-name="Mgr10" draw:text-style-name="MP4" svg:x1="16.704cm" svg:y1="0.36cm" svg:x2="20.496cm" svg:y2="0.36cm"><text:p/></draw:line><draw:path text:anchor-type="paragraph" draw:z-index="65" draw:name="Shape1_5" draw:style-name="Mgr11" draw:text-style-name="MP21" svg:width="4.329cm" svg:height="2.24cm" svg:x="-1.499cm" svg:y="-1cm" svg:viewBox="0 0 4330 2241" svg:d="M0 2241l3984-288c209-15 363-168 345-342l-170-1611h-4159z"><text:p/></draw:path><draw:frame text:anchor-type="paragraph" draw:z-index="66"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67" draw:name="Shape3_5" draw:style-name="Mgr10" draw:text-style-name="MP4" svg:width="2147483.646cm" svg:height="2147483.646cm" draw:transform="skewX (1.08420217346698E-019) rotate (-0.000872664625997355) translate (9652019767.38077cm -11060397130063.8cm)" svg:viewBox="0 0 2147483647 2147483647" draw:points="21505,2147483610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0">Fonction : </text:span>Appliquer, créer un programmer </text:p>
      </style:header>
      <style:header-left>
        <text:p text:style-name="MP27"><draw:line text:anchor-type="paragraph" draw:z-index="68" draw:name="Shape3_4" draw:style-name="Mgr10" draw:text-style-name="MP4" svg:x1="14.425cm" svg:y1="0.36cm" svg:x2="20.496cm" svg:y2="0.36cm"><text:p/></draw:line><draw:path text:anchor-type="paragraph" draw:z-index="69" draw:name="Shape1_6" draw:style-name="Mgr11" draw:text-style-name="MP21" svg:width="4.329cm" svg:height="2.24cm" svg:x="-1.499cm" svg:y="-1cm" svg:viewBox="0 0 4330 2241" svg:d="M0 2241l3984-288c209-15 363-168 345-342l-170-1611h-4159z"><text:p/></draw:path><draw:frame text:anchor-type="paragraph" draw:z-index="70"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8"><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3"><text:span text:style-name="_5f_Caractères_5f_gras_5f_Blanc"><text:page-number text:select-page="current">0</text:page-number></text:span></text:p></draw:text-box></draw:frame><text:p text:style-name="MP29">Fonctions : appliquer, <text:span text:style-name="MT19">créer</text:span> un programme</text:p></draw:text-box></draw:frame><draw:g text:anchor-type="paragraph" draw:z-index="8" draw:name="Shape4_ 2" draw:style-name="Mgr9"><draw:path draw:style-name="Mgr12" draw:text-style-name="MP23" svg:width="0.855cm" svg:height="1.172cm" svg:x="18.537cm" svg:y="-0.175cm" svg:viewBox="0 0 856 1173" svg:d="M856 1173h-856v-991c0-100 79-182 175-182h505c97 0 176 82 176 182z"><text:p/></draw:path></draw:g></text:p>
      </style:footer>
      <style:footer-left>
        <text:p text:style-name="MP12"><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3"><draw:g text:anchor-type="paragraph" draw:z-index="9" draw:name="Shape4_66" draw:style-name="Mgr9"><draw:path draw:style-name="Mgr12" draw:text-style-name="MP23"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9">Fonctions : appliquer un programme de calcul</text:p></draw:text-box></draw:frame><draw:g text:anchor-type="paragraph" draw:z-index="10" draw:name="Shape4_3" draw:style-name="Mgr9"><draw:path draw:style-name="Mgr12" draw:text-style-name="MP23"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30"><draw:line text:anchor-type="paragraph" draw:z-index="50" draw:name="Shape3_16" draw:style-name="Mgr13" draw:text-style-name="MP4" svg:x1="12.52cm" svg:y1="0.36cm" svg:x2="20.496cm" svg:y2="0.36cm"><text:p/></draw:line><draw:path text:anchor-type="paragraph" draw:z-index="51" draw:name="Shape1_19" draw:style-name="Mgr14" draw:text-style-name="MP31" svg:width="4.329cm" svg:height="2.24cm" svg:x="-1.499cm" svg:y="-1cm" svg:viewBox="0 0 4330 2241" svg:d="M0 2241l3984-288c209-15 363-168 345-342l-170-1611h-4159z"><text:p/></draw:path><draw:line text:anchor-type="paragraph" draw:z-index="52" draw:name="Shape3_19" draw:style-name="Mgr13" draw:text-style-name="MP4" svg:x1="12.52cm" svg:y1="0.36cm" svg:x2="20.496cm" svg:y2="0.36cm"><text:p/></draw:line><draw:line text:anchor-type="paragraph" draw:z-index="53" draw:name="Shape3_20" draw:style-name="Mgr13" draw:text-style-name="MP4" svg:x1="12.52cm" svg:y1="0.36cm" svg:x2="20.496cm" svg:y2="0.36cm"><text:p/></draw:line><draw:frame text:anchor-type="paragraph" draw:z-index="54"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55" draw:name="Shape1_15" draw:style-name="Mgr14" draw:text-style-name="MP31" svg:width="4.329cm" svg:height="2.24cm" svg:x="-1.499cm" svg:y="-1cm" svg:viewBox="0 0 4330 2241" svg:d="M0 2241l3984-288c209-15 363-168 345-342l-170-1611h-4159z"><text:p/></draw:path><draw:frame text:anchor-type="paragraph" draw:z-index="56"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32"><draw:line text:anchor-type="paragraph" draw:z-index="57" draw:name="Shape3_15" draw:style-name="Mgr13" draw:text-style-name="MP4" svg:x1="12.52cm" svg:y1="0.36cm" svg:x2="20.496cm" svg:y2="0.36cm"><text:p/></draw:line><draw:path text:anchor-type="paragraph" draw:z-index="58" draw:name="Shape1_17" draw:style-name="Mgr14" draw:text-style-name="MP31" svg:width="4.329cm" svg:height="2.24cm" svg:x="-1.499cm" svg:y="-1cm" svg:viewBox="0 0 4330 2241" svg:d="M0 2241l3984-288c209-15 363-168 345-342l-170-1611h-4159z"><text:p/></draw:path><draw:line text:anchor-type="paragraph" draw:z-index="59" draw:name="Shape3_17" draw:style-name="Mgr13" draw:text-style-name="MP4" svg:x1="12.52cm" svg:y1="0.36cm" svg:x2="20.496cm" svg:y2="0.36cm"><text:p/></draw:line><draw:line text:anchor-type="paragraph" draw:z-index="60" draw:name="Shape3_18" draw:style-name="Mgr13" draw:text-style-name="MP4" svg:x1="12.52cm" svg:y1="0.36cm" svg:x2="20.496cm" svg:y2="0.36cm"><text:p/></draw:line><draw:frame text:anchor-type="paragraph" draw:z-index="61"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62" draw:name="Shape1_16" draw:style-name="Mgr14" draw:text-style-name="MP31" svg:width="4.329cm" svg:height="2.24cm" svg:x="-1.499cm" svg:y="-1cm" svg:viewBox="0 0 4330 2241" svg:d="M0 2241l3984-288c209-15 363-168 345-342l-170-1611h-4159z"><text:p/></draw:path><draw:frame text:anchor-type="paragraph" draw:z-index="63"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12"><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3"><text:page-number text:select-page="current">0</text:page-number></text:p></draw:text-box></draw:frame><text:p text:style-name="MP20"><text:span text:style-name="MT23">Conversion d’unité : vitesse</text:span><text:span text:style-name="MT11"> </text:span></text:p></draw:text-box></draw:frame><draw:g text:anchor-type="paragraph" draw:z-index="6" draw:name="Shape4_93" draw:style-name="Mgr9"><draw:path draw:style-name="Mgr15" draw:text-style-name="MP33" svg:width="0.855cm" svg:height="1.172cm" svg:x="18.41cm" svg:y="-0.175cm" svg:viewBox="0 0 856 1173" svg:d="M856 1173h-856v-991c0-100 79-182 175-182h505c97 0 176 82 176 182z"><text:p/></draw:path></draw:g></text:p>
      </style:footer>
      <style:footer-left>
        <text:p text:style-name="MP12"><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3"><text:page-number text:select-page="current">0</text:page-number></text:p></draw:text-box></draw:frame><text:p text:style-name="MP34"><text:span text:style-name="MT24">C</text:span>ONVERSION D’unité : <text:span text:style-name="MT25">DUREE</text:span></text:p></draw:text-box></draw:frame><draw:g text:anchor-type="paragraph" draw:z-index="7" draw:name="Shape4_102" draw:style-name="Mgr9"><draw:path draw:style-name="Mgr15" draw:text-style-name="MP33"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42" draw:name="Shape1_12" draw:style-name="Mgr14" draw:text-style-name="MP31" svg:width="4.329cm" svg:height="2.24cm" svg:x="-1.499cm" svg:y="-1cm" svg:viewBox="0 0 4330 2241" svg:d="M0 2241l3984-288c209-15 363-168 345-342l-170-1611h-4159z"><text:p/></draw:path><draw:line text:anchor-type="paragraph" draw:z-index="43" draw:name="Shape3_10" draw:style-name="Mgr13" draw:text-style-name="MP4" svg:x1="12.52cm" svg:y1="0.36cm" svg:x2="20.496cm" svg:y2="0.36cm"><text:p/></draw:line><draw:line text:anchor-type="paragraph" draw:z-index="44" draw:name="Shape3_12" draw:style-name="Mgr13" draw:text-style-name="MP4" svg:x1="12.52cm" svg:y1="0.36cm" svg:x2="20.496cm" svg:y2="0.36cm"><text:p/></draw:line><draw:frame text:anchor-type="paragraph" draw:z-index="45"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1">Conversions d’unités</text:span> : <text:span text:style-name="MT22">Durée</text:span></text:p>
      </style:header>
      <style:header-left>
        <text:p text:style-name="MP35"><draw:line text:anchor-type="paragraph" draw:z-index="46" draw:name="Shape3_14" draw:style-name="Mgr13" draw:text-style-name="MP4" svg:x1="12.52cm" svg:y1="0.36cm" svg:x2="20.496cm" svg:y2="0.36cm"><text:p/></draw:line><draw:path text:anchor-type="paragraph" draw:z-index="47" draw:name="Shape1_14" draw:style-name="Mgr14" draw:text-style-name="MP31" svg:width="4.329cm" svg:height="2.24cm" svg:x="-1.499cm" svg:y="-1cm" svg:viewBox="0 0 4330 2241" svg:d="M0 2241l3984-288c209-15 363-168 345-342l-170-1611h-4159z"><text:p/></draw:path><draw:line text:anchor-type="paragraph" draw:z-index="48" draw:name="Shape3_13" draw:style-name="Mgr13" draw:text-style-name="MP4" svg:x1="12.52cm" svg:y1="0.36cm" svg:x2="20.496cm" svg:y2="0.36cm"><text:p/></draw:line><draw:frame text:anchor-type="paragraph" draw:z-index="49"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1">Conversions d’unités</text:span> : <text:span text:style-name="MT21">Vitesse</text:span></text:p>
      </style:header-left>
      <style:footer>
        <text:p text:style-name="MP36"><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3"><draw:g text:anchor-type="paragraph" draw:z-index="4" draw:name="Shape4_109" draw:style-name="Mgr9"><draw:path draw:style-name="Mgr15" draw:text-style-name="MP33"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7"><text:span text:style-name="MT26">Conversions d’unités</text:span><text:span text:style-name="MT27"> : </text:span><text:span text:style-name="MT28">DUREE</text:span></text:p></draw:text-box></draw:frame></text:p>
      </style:footer>
      <style:footer-left>
        <text:p text:style-name="MP36"><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3"><text:span text:style-name="_5f_Caractères_5f_gras_5f_Blanc"><text:page-number text:select-page="current">0</text:page-number></text:span></text:p></draw:text-box></draw:frame><text:p text:style-name="MP38"><text:span text:style-name="MT26">Conversions d’unités</text:span><text:span text:style-name="MT27"> : </text:span><text:span text:style-name="MT26">Vitesse</text:span></text:p></draw:text-box></draw:frame><draw:g text:anchor-type="paragraph" draw:z-index="5" draw:name="Shape4_122" draw:style-name="Mgr9"><draw:path draw:style-name="Mgr15" draw:text-style-name="MP33"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38"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0" draw:name="Shape1_3" draw:style-name="Mgr16" draw:text-style-name="MP39" svg:width="4.329cm" svg:height="2.24cm" svg:x="-1.499cm" svg:y="-1cm" svg:viewBox="0 0 4330 2241" svg:d="M0 2241l3984-288c209-15 363-168 345-342l-170-1611h-4159z"><text:p/></draw:path><draw:line text:anchor-type="char" draw:z-index="39"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40"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9" draw:style-name="Mgr16" draw:text-style-name="MP39" svg:width="4.329cm" svg:height="2.24cm" svg:x="-1.499cm" svg:y="-0.991cm" svg:viewBox="0 0 4330 2241" svg:d="M0 2241l3984-288c209-15 363-168 345-342l-170-1611h-4159z"><text:p/></draw:path><draw:line text:anchor-type="char" draw:z-index="41"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3"><text:page-number text:select-page="current">0</text:page-number></text:p></draw:text-box></draw:frame><text:p text:style-name="MP40"><text:span text:style-name="MT29">R</text:span>ésoudre des problèmes</text:p></draw:text-box></draw:frame><draw:g text:anchor-type="paragraph" draw:z-index="1" draw:name="Shape4_ 1" draw:style-name="Mgr9"><draw:path draw:style-name="Mgr18" draw:text-style-name="MP41"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3"><text:page-number text:select-page="current">0</text:page-number></text:p></draw:text-box></draw:frame><text:p text:style-name="MP42">Résoudre des problèmes</text:p></draw:text-box></draw:frame><draw:g text:anchor-type="paragraph" draw:z-index="3" draw:name="Shape4_264" draw:style-name="Mgr9"><draw:path draw:style-name="Mgr18" draw:text-style-name="MP41"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35"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12" draw:name="Shape1_20" draw:style-name="Mgr16" draw:text-style-name="MP39" svg:width="4.329cm" svg:height="2.24cm" svg:x="-1.499cm" svg:y="-1cm" svg:viewBox="0 0 4330 2241" svg:d="M0 2241l3984-288c209-15 363-168 345-342l-170-1611h-4159z"><text:p/></draw:path><draw:line text:anchor-type="char" draw:z-index="34"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37"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14" draw:name="Shape1_21" draw:style-name="Mgr16" draw:text-style-name="MP39" svg:width="4.329cm" svg:height="2.24cm" svg:x="-1.499cm" svg:y="-0.991cm" svg:viewBox="0 0 4330 2241" svg:d="M0 2241l3984-288c209-15 363-168 345-342l-170-1611h-4159z"><text:p/></draw:path><draw:line text:anchor-type="char" draw:z-index="36"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3"><draw:g text:anchor-type="paragraph" draw:z-index="13" draw:name="Shape4_9" draw:style-name="Mgr9"><draw:path draw:style-name="Mgr18" draw:text-style-name="MP41" svg:width="0.855cm" svg:height="1.172cm" svg:x="-0.03cm" svg:y="-0.194cm" svg:viewBox="0 0 856 1173" svg:d="M856 1173h-856v-991c0-100 79-182 175-182h505c97 0 176 82 176 182z"><text:p/></draw:path></draw:g><text:page-number text:select-page="current">0</text:page-number></text:p></draw:text-box></draw:frame><text:p text:style-name="MP40"><text:span text:style-name="MT29">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3"><text:page-number text:select-page="current">0</text:page-number></text:p></draw:text-box></draw:frame><text:p text:style-name="MP42">Résoudre des problèmes</text:p></draw:text-box></draw:frame><draw:g text:anchor-type="paragraph" draw:z-index="15" draw:name="Shape4_10" draw:style-name="Mgr9"><draw:path draw:style-name="Mgr18" draw:text-style-name="MP41"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7-04T07:30:39.759897050</meta:creation-date>
    <meta:editing-duration>PT5H47M13S</meta:editing-duration>
    <meta:editing-cycles>36</meta:editing-cycles>
    <meta:generator>LibreOffice/7.4.3.2$Windows_X86_64 LibreOffice_project/1048a8393ae2eeec98dff31b5c133c5f1d08b890</meta:generator>
    <dc:title>lycee</dc:title>
    <dc:date>2024-09-13T08:57:01.692000000</dc:date>
    <meta:document-statistic meta:table-count="2" meta:image-count="0" meta:object-count="1" meta:page-count="2" meta:paragraph-count="121" meta:word-count="739" meta:character-count="4075" meta:non-whitespace-character-count="3445"/>
    <meta:template xlink:type="simple" xlink:actuate="onRequest" xlink:title="Modele_Cahier" xlink:href="../../../../../../../../.config/libreoffice/4/user/template/Modele_Cahier.ott" meta:date="2023-11-11T20:49:47.573760932"/>
  </office:meta>
</office:document-meta>
</file>

<file path=Object 1/content.xml><?xml version="1.0" encoding="utf-8"?>
<math xmlns="http://www.w3.org/1998/Math/MathML" display="block">
  <semantics>
    <mfrac>
      <mn>1</mn>
      <mn>2</mn>
    </mfrac>
    <annotation encoding="StarMath 5.0">1over2</annotation>
  </semantics>
</math>
</file>